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10.4245833333333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18.5472916666667cm"/>
    </style:style>
    <style:style style:name="co4" style:family="table-column">
      <style:table-column-properties fo:break-before="auto" style:column-width="0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>
      <style:map style:condition="of:is-true-formula(AND(COUNTIF([.$B$430:.$B$512]; [.B1])+COUNTIF([.$B$1:.$B$428]; [.B1])+COUNTIF([.$B$514:.$B$1048576]; [.B1])&gt;1;NOT(ISBLANK([.B1]))))" style:apply-style-name="cf1" style:base-cell-address="Sheet1.B1"/>
    </style:style>
    <style:style style:name="ce6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000000" fo:font-weight="bold" style:font-weight-asian="bold" style:font-weight-complex="bold"/>
      <style:map style:condition="of:is-true-formula(AND(COUNTIF([.$B$430:.$B$512]; [.B1])+COUNTIF([.$B$1:.$B$428]; [.B1])+COUNTIF([.$B$514:.$B$1048576]; [.B1])&gt;1;NOT(ISBLANK([.B1]))))" style:apply-style-name="cf1" style:base-cell-address="Sheet1.B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 table:visibility="collapse"/>
        <table:table-column table:style-name="co5" table:number-columns-repeated="16377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6">
            <text:p>Owners Name</text:p>
          </table:table-cell>
          <table:table-cell office:value-type="string" table:style-name="ce3">
            <text:p>Owner's 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24 Oliver Road Oxford Oxfordshire OX4 2J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Cardinal Close Oxford Oxfordshire OX4 3U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Cavendish Road Oxford Oxfordshire OX2 7T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G 217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East Field Close Oxford Oxfordshire OX3 7S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Havelock Road Oxford Oxfordshire OX4 3E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Marston Road Oxford Oxfordshire OX4 1F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Shelley Road Oxford OX4 3E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Stephen Road Oxford Oxfordshire OX3 9A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6 Bulan Road Oxford Oxfordshire OX3 7H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2 Bullingdon Road Oxford Oxfordshire OX4 1Q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Combe Road Oxford Oxfordshire OX2 6B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Derwent Avenue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Grays Road Oxford Oxfordshire OX3 7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John Buchan Road Oxford Oxfordshire OX3 9Q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Lytton Road Oxford Oxfordshire OX4 3P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Massey Close Oxford Oxfordshire OX3 7N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7 St Clement's Street Oxford Oxfordshire OX4 1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Westbury Crescent Oxford Oxfordshire OX4 3R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Benson Road Oxford Oxfordshire OX3 7EH</text:p>
          </table:table-cell>
          <table:table-cell office:value-type="string" table:style-name="ce5">
            <text:p><text:s text:c="2"/>Mr Mohammed Altaf-Khan<text:s/></text:p>
          </table:table-cell>
          <table:table-cell office:value-type="string" table:style-name="ce1">
            <text:p><text:s text:c="2"/>83 Hugh Allen Crescent Oxford Oxfordshire OX3 0H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0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Buckler Road Oxford Oxfordshire OX2 7T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Combe Road Oxford Oxfordshire OX2 6B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5 Divinity Road Oxford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5 Iffley Road Oxford Oxfordshire OX4 4D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Sparsey Place Oxford Oxfordshire OX2 8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5 St Mary's Road Oxford Oxfordshire OX4 1Q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St Mary's Road Oxford Oxfordshire OX4 1P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Stockmore Street Oxford Oxfordshire OX4 1J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9 Wytham Street Oxford Oxfordshire OX1 4T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4 The Heyes Gloucester Green Oxford Oxfordshire OX1 2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James Street Oxford Oxfordshire OX4 1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Ridgefield Road Oxford Oxfordshire OX4 3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Bullingdon Road Oxford Oxfordshire OX4 1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5 Gipsy Lane Oxford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Milton Road Oxford Oxfordshire OX4 3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Valentia Road Oxford Oxfordshire OX3 7P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Windmill Road Headington Oxford OX3 7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4A Cowley Road Oxford Oxfordshire OX4 1J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7 Dashwood Road Oxford Oxfordshire OX4 4S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Glanville Road Oxford Oxfordshire OX4 2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Top Flat 10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Old Road Headington Oxford Oxfordshire OX3 7J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3 Ridgefield Road Oxford Oxfordshire OX4 3B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Valentia Road Oxford Oxfordshire OX3 7P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4 Warwick Street Oxford Oxfordshire OX4 1S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4 Weldon Road Oxford Oxfordshire OX3 0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Hill View Road Oxford OX2 0D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Southfield Road Oxford OX4 1N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St Anne's Road Oxford Oxfordshire OX3 8N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Bowness Avenue Oxford Oxfordshire OX3 0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Charles Street Oxford Oxfordshire OX4 3A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6 Cowley Road Oxford Oxfordshire OX4 1U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0 Hugh Allen Crescent Oxford Oxfordshire OX3 0H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Cavendish Drive Oxford Marston Oxfordshire OX3 0S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Church Hill Road Oxford OX4 3S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8A Cowley Road Oxford Oxfordshire OX4 1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Crotch Crescent Oxford Oxfordshire OX3 0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Crotch Crescent Oxford Oxfordshire OX3 0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0 Divinity Road Oxford Oxfordshire OX4 1L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Gipsy Lane Oxford Headington Oxfordshire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Glebe Street Oxford Oxfordshire OX4 1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3 Headley Way Oxford Oxfordshire OX3 7S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Iffley Road Oxford Oxfordshire OX4 1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Norton Close Oxford Oxfordshire OX3 7B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Princes Street Oxford Oxfordshire OX4 1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Radcliffe Road Oxford Oxfordshire OX4 4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9 The Grates Oxford Oxfordshire OX4 3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8 Crescent Road Oxford Oxfordshire OX4 2P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Napier Road Oxford Oxfordshire OX4 3J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Stanley Road Oxford Oxfordshire OX4 1Q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5 Staunton Road Oxford Oxfordshire OX3 7T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Bodley Road Oxford Oxfordshire OX4 3U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2 Botley Road Oxford Oxfordshire OX2 0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Cowley Road Oxford Oxfordshire OX4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Cumberland Road Oxford Oxfordshire OX4 2B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Grays Road Oxford Oxfordshire OX3 7P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7A Iffley Road Oxford Oxfordshire OX4 4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Morris Crescent Oxford Oxfordshire OX4 3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Rectory Road Oxford Oxfordshire OX4 1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7 Staunton Road Oxford Oxfordshire OX3 7T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Catherine Street Oxford Oxfordshire OX4 3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1A Cowley Road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Cricket Road Oxford Oxfordshire OX4 3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Morrell Avenue Oxford Oxfordshire OX4 1N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4 St Mary's Road Oxford Oxfordshire OX4 1Q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Wilkins Road Oxford Oxfordshire OX4 2H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5 Magdalen Road Oxford Oxfordshire OX4 1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Reliance Way Oxford Oxfordshire OX4 2F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4 Bulan Road Oxford Oxfordshire OX3 7H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Glanville Road Oxford Oxfordshire OX4 2D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Kenilworth Avenue Oxford Oxfordshire OX4 2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0 Bulan Road Oxford Oxfordshire OX3 7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7 Bullingdon Road Oxford Oxfordshire OX4 1Q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Cherwell Drive Oxford Oxfordshire OX3 0N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9 Cowley Road Oxford Oxfordshire OX4 1X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Crown Street Oxford Oxfordshire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9 Dashwood Road Oxford Oxfordshire OX4 4S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Hurst Street Oxford Oxfordshire OX4 1E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3 Marston Road Oxford Oxfordshire OX3 0E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Princes Street Oxford Oxfordshire OX4 1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Thames View Road Oxford Oxfordshire OX4 4T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Watlington Road Cowley Oxford Oxfordshire OX4 6S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Windsor Street Oxford Headington Oxfordshire OX3 7A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Chester Street Oxford OX4 1S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6 Cowley Road Oxford Oxfordshire OX4 2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Crown Street Oxford Oxfordshire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Glebelands Oxford Oxfordshire OX3 7E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Oatlands Road Oxford Oxfordshire OX2 0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Old Marston Road Oxford Oxfordshire OX3 0J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9 Rose Hill Oxford OX4 4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1 St Clement's Street Oxford Oxfordshire OX4 1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2 Woodstock Road Oxford Oxfordshire OX2 7N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Broad Oak Oxford Oxfordshire OX3 8T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6 Cricket Road Oxford Oxfordshire OX4 3D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6B Oxford Road Cowley Oxford Oxfordshire OX4 2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9 Rymers Lane Oxford Oxfordshire OX4 3J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Stockmore Street Oxford Oxfordshire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Drove Acre Road Oxford OX4 3D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7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Glanville Road Oxford Oxfordshire OX4 2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7 Headley Way Oxford Oxfordshire OX3 7S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Oxford Road Cowley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1 St Mary's Road Oxford Oxfordshire OX4 1Q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The Willows Oxford Oxfordshire OX3 9F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Franklin Road Oxford Oxfordshire OX3 7S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Oliver Road Oxford Oxfordshire OX4 2J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A St Clement's Street Oxford Oxfordshire OX4 1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A Courtland Road Oxford Oxfordshire OX4 4J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3 Cowley Road Oxford Oxford OX4 2B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James Street Oxford Oxfordshire OX4 1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Liddell Road Oxford Oxfordshire OX4 3Q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Salegate Lane Oxford Oxfordshire OX4 2H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0 St Mary's Road Oxford Oxfordshire OX4 1P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Bulan Road Oxford Oxfordshire OX3 7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6 Cricket Road Oxford Oxfordshire OX4 3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8 Cricket Road Oxford Oxfordshire OX4 3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2 Divinity Road Oxford OX4 1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0 Grays Road Oxford Oxfordshire OX3 7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Salford Road Marston Oxford OX3 0R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St Leonard's Road Oxford Oxfordshire OX3 8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4 Walton Street Oxford Oxfordshire OX2 6E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Beauchamp Lane Oxford Oxfordshire OX4 3LF</text:p>
          </table:table-cell>
          <table:table-cell office:value-type="string" table:style-name="ce5">
            <text:p><text:s text:c="2"/>Mrs Berenice Mary Anderson<text:s/></text:p>
          </table:table-cell>
          <table:table-cell office:value-type="string" table:style-name="ce1">
            <text:p><text:s text:c="2"/>19 Thorncliffe Road Oxford OX2 7BA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86 Bennett Crescent Oxford Oxfordshire OX4 2UW</text:p>
          </table:table-cell>
          <table:table-cell office:value-type="string" table:style-name="ce5">
            <text:p><text:s text:c="2"/>Mr Jeremy Simon Pargeter<text:s/></text:p>
          </table:table-cell>
          <table:table-cell office:value-type="string" table:style-name="ce1">
            <text:p><text:s text:c="2"/>12 Northfield Farm Lane Witney OX28 1UA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 Boundary Brook Road Oxford Oxfordshire OX4 4A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Charles Street Oxford Oxfordshire OX4 3A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2 Divinity Road Oxford Oxfordshire OX4 1L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Divinity Road Oxford Oxfordshire OX4 1L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A Hayfield Road Oxford Oxfordshire OX2 6T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Henley Street Oxford Oxfordshire OX4 1E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3 Iffley Road Oxford Oxfordshire OX4 4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Shelley Road Oxford Oxfordshire OX4 3E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Stanley Road Oxford Oxfordshire OX4 1Q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Western Road Oxford Oxfordshire OX1 4L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Bartlemas Road Oxford Oxfordshire OX4 1XU</text:p>
          </table:table-cell>
          <table:table-cell office:value-type="string" table:style-name="ce5">
            <text:p><text:s text:c="2"/>Mrs Margaret Doyle<text:s/></text:p>
          </table:table-cell>
          <table:table-cell office:value-type="string" table:style-name="ce1">
            <text:p><text:s text:c="2"/>13 London Road Wheatley Oxfordshire OX33 1YT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1 Boundary Brook Road Oxford OX4 4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Brock Grove Oxford Oxfordshire OX2 0F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207 Cowley Road Oxford Oxfordshire OX4 1X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9 Cowley Road Oxford Oxfordshire OX4 2AQ</text:p>
          </table:table-cell>
          <table:table-cell office:value-type="string" table:style-name="ce5">
            <text:p>unai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64 Cowley Road Oxford Oxfordshire OX4 1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7 Divinity Road Oxford OX4 1L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7 Long Lane Oxford Oxfordshire OX4 3T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Princes Street Oxford Oxfordshire OX4 1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St Barnabas Street Oxford Oxfordshire OX2 6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St Mary's Road Oxford Oxfordshire OX4 1P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6 Bullingdon Road Oxford Oxfordshire OX4 1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Divinity Road Oxford Oxfordshire OX4 1L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Hurst Street Oxford Oxfordshire OX4 1H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Rymers Lane Oxford Oxfordshire OX4 3L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St Clement's Street Oxford Oxfordshire OX4 1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Bartlemas Road Oxford Oxfordshire OX4 1XU</text:p>
          </table:table-cell>
          <table:table-cell office:value-type="string" table:style-name="ce5">
            <text:p><text:s text:c="2"/>Mr Michael Arthur Rice<text:s/></text:p>
          </table:table-cell>
          <table:table-cell office:value-type="string" table:style-name="ce1">
            <text:p><text:s text:c="2"/>75 Thame Road Warborough Oxfordshire OX10 7EA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9 Harcourt Terrace Oxford Oxfordshire OX3 7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Littlehay Road Oxford Oxfordshire OX4 3E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A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Oxford Road Cowley Oxford Oxfordshire OX4 2E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Temple Road Oxford Oxfordshire OX4 2H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Broad Oak Oxford Oxfordshire OX3 8T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8 Cowley Road Oxford Oxfordshire OX4 2A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0 Hollow Way Oxford Oxfordshire OX4 2P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Peat Moors Oxford Oxfordshire OX3 7H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Western Road Oxford Oxfordshire OX1 4L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1 85 Gipsy Lane Oxford Oxfordshire OX3 7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Harcourt Terrace Oxford Oxfordshire OX3 7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9 Hugh Allen Crescent Oxford Oxfordshire OX3 0H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James Street Oxford Oxfordshire OX4 1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A Walton Crescent Oxford Oxfordshire OX1 2J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0 Botley Road Oxford Oxfordshire OX2 0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B Catherine Street Oxford Oxfordshire OX4 3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Doyley Road Oxford Oxfordshire OX2 0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Flexney Place Oxford Oxfordshire OX3 7N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Freelands Road Oxford Oxfordshire OX4 4B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James Street Oxford Oxfordshire OX4 1ET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Church Flat Wesley Memorial Hall New Inn Hall Street Oxford Oxfordshire OX1 2D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Old Road Headington Oxford OX3 7J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St Martin's Road Oxford Oxfordshire OX4 4R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Stephen Road Headington Oxford OX3 9A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4A Botley Road Oxford Oxfordshire OX2 0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4 Bullingdon Road Oxford OX4 1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Cranham Terrace Oxford Oxfordshire OX2 6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Golden Road Oxford Oxfordshire OX4 3A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5 Hollow Way Oxford Oxfordshire OX4 2N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3 Iffley Road Oxford Oxfordshire OX4 4D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A James Wolfe Road Oxford Oxfordshire OX4 2P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Kennedy Close Oxford Oxfordshire OX4 2U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Mill Street Oxford Oxfordshire OX2 0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4 Mill Street Oxford Oxfordshire OX2 0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5 Oxford Road Cowley Oxford Oxfordshire OX4 2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Princes Street Oxford Oxfordshire OX4 1D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Phipps Road Oxford Oxfordshire OX4 3H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Southfield Road Oxford Oxfordshire OX4 1N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0 St Clements Street Oxford Oxfordshire OX4 1A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6A Cowley Road Oxford Oxfordshire OX4 1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Cowley Road Oxford Oxfordshire OX4 1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Ferry Road Oxford Marston Oxfordshire OX3 0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0 Headley Way Oxford Oxfordshire OX3 7S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6 Hugh Allen Crescent Oxford Oxfordshire OX3 0H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Summerfield Oxford Oxfordshire OX1 4R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Aston Street Oxford Oxfordshire OX4 1EW</text:p>
          </table:table-cell>
          <table:table-cell office:value-type="string" table:style-name="ce5">
            <text:p><text:s text:c="2"/>Mr Mohammed Shafqat</text:p>
          </table:table-cell>
          <table:table-cell office:value-type="string" table:style-name="ce1">
            <text:p>19 Islip Road Oxford Oxfordshire OX2 7SN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 Hurst Street Oxford Oxfordshire OX4 1H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A Kenilworth Avenue Oxford Oxfordshire OX4 2A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Leopold Street Oxford Oxfordshire OX4 1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A Old Road Headington Oxford Oxfordshire OX3 7J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Outram Road Oxford Oxfordshire OX4 3P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Park Town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Randolph Street Oxford Oxfordshire OX4 1X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St Barnabas Street Oxford Oxfordshire OX2 6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Catherine Street Oxford Oxfordshire OX4 3A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7 The Firs Hernes Road Oxford Oxfordshire OX2 7Q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Temple Mews 6 Temple Road Oxford Oxfordshire OX4 2D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Valentia Road Oxford Oxfordshire OX3 7P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2 Bullingdon Road Oxford Oxfordshire OX4 1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Glanville Road Oxford Oxfordshire OX4 2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6 Headley Way Oxford Oxfordshire OX3 7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Littlehay Road Oxford Oxfordshire OX4 3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A Southfield Road Oxford Oxfordshire OX4 1N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2B Valentia Road Oxford Oxfordshire OX3 7P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Canterbury Road Oxford Oxfordshire OX2 6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A Cardwell Crescent Oxford Oxfordshire OX3 7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Cowley Road Oxford Oxfordshire OX4 1H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Marlborough Road Oxford Oxfordshire OX1 4L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0 St Mary's Road Oxford Oxfordshire OX4 1Q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Stapleton Road Headington Oxford OX3 7L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Valentia Road Oxford Oxfordshire OX3 7P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Coleridge Close Oxford Oxfordshire OX4 3J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7 Cowley Road Oxford Oxfordshire OX4 2D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6A Oxford Road Cowley Oxford Oxfordshire OX4 2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A Stonor Place Oxford Oxfordshire OX3 7Q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0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0 Abingdon Road Oxford Oxfordshire OX1 4XG</text:p>
          </table:table-cell>
          <table:table-cell office:value-type="string" table:style-name="ce5">
            <text:p><text:s text:c="2"/>Mr John Hinde<text:s/></text:p>
          </table:table-cell>
          <table:table-cell office:value-type="string" table:style-name="ce1">
            <text:p><text:s text:c="2"/>Go Outdoors 426 Abingdon Road Oxford OX1 4XN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Jeune Street Oxford Oxfordshire OX4 1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5 St Leonard's Road Oxford Oxfordshire OX3 8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Beechey Avenue Oxford Marston Oxfordshire OX3 0JU</text:p>
          </table:table-cell>
          <table:table-cell office:value-type="string" table:style-name="ce5">
            <text:p><text:s text:c="2"/>Mrs Carol Margaret Dawson<text:s/></text:p>
          </table:table-cell>
          <table:table-cell office:value-type="string" table:style-name="ce1">
            <text:p>5 Adeane Road Chalgrove Oxford OX44 7TQ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03 Iffley Road Oxford Oxfordshire OX4 4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Merlin Road Oxford Oxfordshire OX4 6E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St Luke's Road Oxford Oxfordshire OX4 3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Summerfield Oxford Oxfordshire OX1 4R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Bateman Street Oxford Headington Oxfordshire OX3 7BG</text:p>
          </table:table-cell>
          <table:table-cell office:value-type="string" table:style-name="ce5">
            <text:p><text:s text:c="2"/>Mr Mohammed Saddiq<text:s/></text:p>
          </table:table-cell>
          <table:table-cell office:value-type="string" table:style-name="ce1">
            <text:p>38 Saint Omer Road Oxford Ox4 3hb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77 Botley Road Oxford Oxfordshire OX2 0E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Brookfield Crescent Oxford Oxfordshire OX3 0A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5A Cowley Road Oxford Oxfordshire OX4 1U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Tyler Row Glanville Road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Harcourt Terrace Oxford Oxfordshire OX3 7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Hill Top Road Oxford Oxfordshire OX4 1P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Medhurst Way Oxford Oxfordshire OX4 4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Sheepway Court Oxford Oxfordshire OX4 4J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Bedford Street Oxford Oxfordshire OX4 1SU</text:p>
          </table:table-cell>
          <table:table-cell office:value-type="string" table:style-name="ce5">
            <text:p><text:s text:c="2"/>Ms Monica Turner<text:s/></text:p>
          </table:table-cell>
          <table:table-cell office:value-type="string" table:style-name="ce1">
            <text:p><text:s text:c="2"/>17 Bedford Street Oxford OX4 1SU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 Brookfield Crescent Headington Oxford OX3 0A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Canal Street Oxford Oxfordshire OX2 6B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6 Freelands Road Oxford Oxfordshire OX4 4B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Sheepway Court Oxford Oxfordshire OX4 4J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Valentia Road Oxford Oxfordshire OX3 7P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Cardigan Street Oxford Oxfordshire OX2 6B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Charles Street Oxford Oxfordshire OX4 3A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Circus Street Oxford Oxfordshire OX4 1J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6 Hollow Way Oxford Oxfordshire OX4 2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Howard Street Oxford Oxfordshire OX4 3A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Hurst Street Oxford Oxfordshire OX4 1H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9 Marston Road Oxford Oxfordshire OX3 0J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8 Oxford Road Old Marston Oxford Oxfordshire OX3 0R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7 Walton Street Oxford Oxfordshire OX2 6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7 Cowley Road Oxford Oxfordshire OX4 2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East Avenue Oxford Oxfordshire OX4 1X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Gipsy Lane Oxford Oxfordshire OX3 7PT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42 Girdlestone Road Oxford Headington Oxfordshire OX3 7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Holyoake Road Oxford Oxfordshire OX3 8A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4 Howard Street Oxford Oxfordshire OX4 3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Richmond Road Oxford Oxfordshire OX1 2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Wood Farm Road Oxford Headington Oxfordshire OX3 8P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1 Botley Road Oxford OX2 0H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Minster Road Oxford Oxfordshire OX4 1L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Old Marston Road Oxford Oxfordshire OX3 0J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Toot Hill Butts Oxford Oxfordshire OX3 8LB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31 Borrowmead Road Oxford Headington Oxfordshire OX3 9Q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2 Bullingdon Road Oxford Oxfordshire OX4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6 Cowley Road Oxford Oxfordshire OX4 2D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Littlemore Road Oxford Oxfordshire OX4 3S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0 Marston Street Oxford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Monmouth Road Oxford Oxfordshire OX1 4T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Titup Hall Drive Oxford Oxfordshire OX3 8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Townsend Square Oxford Oxfordshire OX4 4B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A Windmill Road Oxford Oxfordshire OX3 7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7A Bullingdon Road Oxford OX4 1Q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6 Cowley Road Oxford Oxfordshire OX4 2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Morris Crescent Oxford OX4 3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Stonor Place Oxford Headington Oxfordshire OX3 7Q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3 Dene Road Oxford Oxfordshire OX3 7E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1 Ridgefield Road Oxford Oxfordshire OX4 3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7B Cowley Road Oxford Oxfordshire OX4 1U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1 Great Clarendon Street Oxford Oxfordshire OX2 6AU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Above 3 Little Clarendon Street Oxford Oxfordshire OX1 2H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Rectory Road Oxford Oxfordshire OX4 1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Ridgefield Road Oxford Oxfordshire OX4 3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1 Wytham Street Oxford Oxfordshire OX1 4T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3A Banbury Road Oxford Oxfordshire OX2 7H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Coolidge Close Oxford Oxfordshire OX3 7N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9 Cowley Road Oxford Oxford OX4 1X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B Davenant Road Oxford Oxfordshire OX2 8B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6 James Street Oxford Oxfordshire OX4 1E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Reliance Way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Aldrich Road Oxford Oxfordshire OX2 7SS</text:p>
          </table:table-cell>
          <table:table-cell office:value-type="string" table:style-name="ce5">
            <text:p>Dr Deborah Fahy Bryceson<text:s/></text:p>
          </table:table-cell>
          <table:table-cell office:value-type="string" table:style-name="ce1">
            <text:p><text:s text:c="2"/>42 Middle Way Oxford OX2 7L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 Ash Grove Oxford Headington Oxfordshire OX3 9JL</text:p>
          </table:table-cell>
          <table:table-cell office:value-type="string" table:style-name="ce5">
            <text:p><text:s text:c="2"/>Mr Robert Roy Sturgess<text:s/></text:p>
          </table:table-cell>
          <table:table-cell office:value-type="string" table:style-name="ce1">
            <text:p><text:s text:c="2"/>The Grange 4 Banbury Road Chacombe Oxon OX17 2JN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 Cave Street Oxford Oxfordshire OX4 1B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Chilswell Road Oxford Oxfordshire OX1 4P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Derwent Avenue Headington Oxford OX3 0A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Drove Acre Road Oxford OX4 3D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Dynham Place Oxford Oxfordshire OX3 7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Lyndworth Close Oxford Oxfordshire OX3 9E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White House Road Oxford Oxfordshire OX1 4PA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257 Abingdon Road Oxford Oxfordshire OX1 4TH/ <text:s/>28 Rose Hill Oxford OX4 4HS<text:s/></text:p>
          </table:table-cell>
          <table:table-cell office:value-type="string" table:style-name="ce5">
            <text:p><text:s text:c="2"/>Mr Jacob Bally<text:s/></text:p>
          </table:table-cell>
          <table:table-cell office:value-type="string" table:style-name="ce1">
            <text:p><text:s text:c="2"/>28 Rose Hill Oxford OX4 4H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1 Cowley Road Oxford Oxfordshire OX4 1H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Leys Place Oxford Oxfordshire OX4 3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1 Ridgefield Road Oxford Oxfordshire OX4 3BY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The Maisonette 97 St Clement's Street Oxford Oxfordshire OX4 1A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Willow Way Oxford OX4 5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6 Cornwallis Road Oxford Oxfordshire OX4 3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5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0 Banbury Road Oxford OX2 7ED</text:p>
          </table:table-cell>
          <table:table-cell office:value-type="string" table:style-name="ce5">
            <text:p><text:s text:c="2"/>Mr Michael Thomas Elliott<text:s/></text:p>
          </table:table-cell>
          <table:table-cell office:value-type="string" table:style-name="ce1">
            <text:p>Barton Lodge Steeple Aston Oxfordshire OX25 5QU<text:s/>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The Trout Inn 195 Godstow Road Oxford Oxfordshire OX2 8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5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Hurst Street Oxford Oxfordshire OX4 1H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James Street Oxford Oxfordshire OX4 1E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8 Ridgefield Road Oxford Oxfordshire OX4 3D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St Thomas Street Oxford Oxfordshire OX1 1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1 Croft Road Oxford Marston Oxfordshire OX3 0J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9 Divinity Road Oxford Oxfordshire OX4 1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Bullingdon Road Oxford Oxfordshire OX4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Cardigan Street Oxford Oxfordshire OX2 6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Gipsy Lane Oxford Headington Oxfordshire OX3 7PT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34 Girdlestone Road Oxford Headington Oxfordshire OX3 7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7 Iffley Road Oxford Oxfordshire OX4 1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Marston Road Oxford Oxfordshire OX4 1F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Old Marston Road Oxford Oxfordshire OX3 0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Warneford Road Oxford OX4 1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Divinity Road Oxford Oxfordshire OX4 1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Helen Road Oxford Oxfordshire OX2 0D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Tawney Street Oxford Oxfordshire OX4 1N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Tawney Street Oxford Oxfordshire OX4 1N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Bridge Street Oxford Oxfordshire OX2 0B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3 Iffley Road Oxford OX4 1E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Kennedy Close Oxford Oxfordshire OX4 2U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Bracegirdle Road Headington Oxford OX3 8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2 Bulan Road Oxford Oxfordshire OX3 7H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1 Bullingdon Road Oxford Oxfordshire OX4 1Q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7 Charles Street Oxford Oxfordshire OX4 3A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Crown Street Oxford Oxfordshire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7 Harefields Oxford Oxfordshire OX2 8N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A Harley Road Oxford Oxfordshire OX2 0H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Kingston Road Oxford Oxfordshire OX2 6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5 London Road Headington Oxford Oxfordshire OX3 9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Phipps Road Oxford Oxfordshire OX4 3H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St Mary's Road Oxford Oxfordshire OX4 1P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York Place Oxford Oxfordshire OX4 1Y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Colterne Close Oxford Oxfordshire OX3 0B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1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Edgeway Road Marston Oxford OX3 0H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0 Fern Hill Road Oxford Oxfordshire OX4 2J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Parsons Place Oxford Oxfordshire OX4 1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6 Bartlemas Road Oxford Oxfordshire OX4 1XX</text:p>
          </table:table-cell>
          <table:table-cell office:value-type="string" table:style-name="ce5">
            <text:p>Ms Sarah Gadsden<text:s/></text:p>
          </table:table-cell>
          <table:table-cell office:value-type="string" table:style-name="ce1">
            <text:p><text:s text:c="2"/>1 Warneford Road Oxford OX4 1LT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 Halliday Hill Oxford Oxfordshire OX3 9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0 Hollow Way Oxford Oxfordshire OX4 2P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Reliance Way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B Benson Road Oxford Oxfordshire OX3 7EH</text:p>
          </table:table-cell>
          <table:table-cell office:value-type="string" table:style-name="ce5">
            <text:p><text:s text:c="2"/>Mr Chris Horan<text:s/></text:p>
          </table:table-cell>
          <table:table-cell office:value-type="string" table:style-name="ce1">
            <text:p><text:s text:c="2"/>The Farmhouse 5 St James Court North Street Aston Oxfordshire OX18 2BF<text:s/>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51 The Chilterns Gloucester Green Oxford Oxfordshire OX1 2D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Grays Road Oxford Oxfordshire OX3 7Q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Osney Lane Oxford Oxfordshire OX1 1N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4 Stratford Street Oxford Oxfordshire OX4 1S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Annesley Road Oxford Oxfordshire OX4 4JH</text:p>
          </table:table-cell>
          <table:table-cell office:value-type="string" table:style-name="ce5">
            <text:p><text:s text:c="2"/>Mr Maurice Brown<text:s/></text:p>
          </table:table-cell>
          <table:table-cell office:value-type="string" table:style-name="ce1">
            <text:p><text:s text:c="2"/>17 Annesley Road Oxford Oxfordshire OX4 4JH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7 East Avenue Oxford Oxfordshire OX4 1X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Little Brewery Street Oxford Oxfordshire OX4 1B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0 St Marys Road Oxford OX4 1Q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Peat Moors Oxford Oxfordshire OX3 7H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Tyndale Road Oxford Oxfordshire OX4 1J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6 Rewley Road Oxford Oxfordshire OX1 2R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Venables Close Oxford Oxfordshire OX2 6D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8 Bennett Crescent Oxford Oxfordshire OX4 2UW</text:p>
          </table:table-cell>
          <table:table-cell office:value-type="string" table:style-name="ce5">
            <text:p><text:s text:c="2"/>Mr Tom Worsley<text:s/></text:p>
          </table:table-cell>
          <table:table-cell office:value-type="string" table:style-name="ce1">
            <text:p><text:s text:c="2"/>Wagon Wheel Cottage Charlbury Road Spelsbury Chipping Norton OX7 3L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5 Green Place Oxford Oxfordshire OX1 4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3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Howard Street Oxford Oxfordshire OX4 3A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Lambourn Road Oxford Oxfordshire OX4 4S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Northampton Road Oxford Oxfordshire OX1 4T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5 Old Road Headington Oxford Oxfordshire OX3 7L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Demesne Furze Oxford Oxfordshire OX3 7X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0 Dene Road Oxford Oxfordshire OX3 7E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Great Mead Oxford Oxfordshire OX1 2R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Iffley Road Oxford Oxfordshire OX4 1E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A Charles Street Oxford Oxfordshire OX4 3A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Harebell Road Oxford Oxfordshire OX4 6R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3 Harefields Oxford Oxfordshire OX2 8N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Helen Road Oxford Oxfordshire OX2 0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A Liddell Road Oxford Oxfordshire OX4 3Q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4A St Mary's Road Oxford Oxfordshire OX4 1Q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Wellington Street Oxford Oxfordshire OX2 6B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Windmill Road Oxford Oxfordshire OX3 7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6 Barns Road Oxford Oxfordshire OX4 3RF</text:p>
          </table:table-cell>
          <table:table-cell office:value-type="string" table:style-name="ce1">
            <text:p>Miss Salina Masih</text:p>
          </table:table-cell>
          <table:table-cell office:value-type="string" table:style-name="ce1">
            <text:p><text:s text:c="2"/>124 Barns Road Oxford Oxfordshire OX4 3RF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6 Cranmer Road Oxford Oxfordshire OX4 2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Glebelands Oxford Oxfordshire OX3 7E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Newton Road Oxford Oxfordshire OX1 4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Paradise Square Oxford Oxfordshire OX1 1T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Riverside Road Oxford Oxfordshire OX2 0H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Silver Road Oxford Oxfordshire OX4 3A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Valentia Road Oxford Headington Oxfordshire OX3 7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5 Warwick Street Oxford Oxfordshire OX4 1S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Ridgefield Road Oxford Oxfordshire OX4 3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 Rymers Lane Oxford Oxfordshire OX4 3L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5 Howard Street Oxford Oxfordshire OX4 3A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 Cowley Road Oxford Oxfordshire OX4 1H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Ingle Close Oxford Oxfordshire OX3 9D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Pipley Furlong Oxford Oxfordshire OX4 4J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Reliance Way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Tilehouse Close Oxford Oxfordshire OX3 8A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Union Street Oxford Oxfordshire OX4 1J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Bankside Oxford Oxfordshire OX3 8LT</text:p>
          </table:table-cell>
          <table:table-cell office:value-type="string" table:style-name="ce5">
            <text:p><text:s text:c="2"/>Mr Richard Stephenson Hiscott</text:p>
          </table:table-cell>
          <table:table-cell office:value-type="string" table:style-name="ce1">
            <text:p><text:s text:c="2"/>Hailey Green Ipsden Wallingford Oxfordshire OX10 6AD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47 Harefields Oxford Oxfordshire OX2 8N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Jeune Street Oxford Oxfordshire OX4 1BN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125 Southfield Park Bartlemas Close Oxford Oxfordshire OX4 2BQ</text:p>
          </table:table-cell>
          <table:table-cell office:value-type="string" table:style-name="ce5">
            <text:p><text:s text:c="2"/>Ms Julia Clark</text:p>
          </table:table-cell>
          <table:table-cell office:value-type="string" table:style-name="ce1">
            <text:p><text:s text:c="2"/>9 Woodhall Close Bengo Hertford Herts SG14 3ED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52 Dene Road Oxford Oxfordshire OX3 7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Grays Road Oxford Oxfordshire OX3 7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London Place Oxford Oxfordshire OX4 1B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9 Morrell Avenue Oxford OX4 1N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 Princes Street Oxford Oxfordshire OX4 1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4 Rewley Road Oxford Oxfordshire OX1 2R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Cherwell Drive Oxford Oxfordshire OX3 0N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Coverley Road Oxford Oxfordshire OX3 7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Coverley Road Oxford Oxfordshire OX3 7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Cricket Road Oxford Oxfordshire OX4 3D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8 Fern Hill Road Oxford Oxfordshire OX4 2J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9 Gipsy Lane Oxford Headington Oxfordshire OX3 7PU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32 Girdlestone Road Oxford Headington Oxfordshire OX3 7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Haynes Road Oxford Oxfordshire OX3 0S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Howard Street Oxford Oxfordshire OX4 3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Howard Street Oxford Oxfordshire OX4 3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8A Kingston Road Oxford Oxfordshire OX2 6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Mattock Close Oxford Oxfordshire OX3 7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Moorbank Oxford Oxfordshire OX4 6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1 Morrell Avenue Oxford Oxfordshire OX4 1N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Regent Street Oxford Oxfordshire OX4 1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Troy Close Oxford Oxfordshire OX3 7S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Cherwell Street Oxford Oxfordshire OX4 1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1 Great Clarendon Street Oxford Oxfordshire OX2 6A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Hurst Street Oxford Oxfordshire OX4 1H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1 Magdalen Road Oxford Oxfordshire OX4 1R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8 Magdalen Road Oxford Oxfordshire OX4 1RL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1 Rana Buildings 485 - 487 Marston Road Oxford Oxfordshire OX3 0J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St Clement's Street Oxford Oxfordshire OX4 1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Valentia Road Oxford Oxfordshire OX3 7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9 White Road Oxford Oxfordshire OX4 2J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1 Cowley Road Oxford Oxfordshire OX4 2A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6 Morrell Avenue Oxford Oxfordshire OX4 1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Osney Lane Oxford Oxfordshire OX1 1N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Brook View Oxford Oxfordshire OX4 7U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Church Cowley Road Oxford Oxfordshire OX4 3J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Cosin Close Oxford Oxfordshire OX4 1G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0 East Avenue Oxford Oxfordshire OX4 1X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 Ridgefield Road Oxford Oxfordshire OX4 3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Princes Street Oxford Oxfordshire OX4 1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0 Cherwell Drive Oxford Oxfordshire OX3 0L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6A Cowley Road Oxford Oxfordshire OX4 1J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7 Crescent Road Oxford OX4 2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Belvedere Road Oxford Oxfordshire OX4 2AZ</text:p>
          </table:table-cell>
          <table:table-cell office:value-type="string" table:style-name="ce5">
            <text:p>Mr Munir Shafi<text:s/></text:p>
          </table:table-cell>
          <table:table-cell office:value-type="string" table:style-name="ce1">
            <text:p><text:s text:c="2"/>4 Belvedere Road Oxford Oxfordshire OX4 2AZ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3 Freelands Road Oxford OX4 4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2 Iffley Road Oxford Oxfordshire OX4 4A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A Lake Street Oxford Oxfordshire OX1 4R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2A Lime Walk Oxford Oxfordshire OX3 7A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Regent Street Oxford Oxfordshire OX4 1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9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0 Cricket Road Oxford Oxfordshire OX4 3D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Marston Road Oxford Oxfordshire OX4 1F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St Mary's Road Oxford Oxfordshire OX4 1P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Wynbush Road Oxford Oxfordshire OX4 4T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3 Collinwood Road Oxford Oxfordshire OX3 8H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1 Cowley Road Oxford Oxfordshire OX4 1X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9 Cowley Road Oxford Oxfordshire OX4 2B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Cumberland Road Oxford OX4 2B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Abingdon Road Oxford Oxfordshire OX1 4PE</text:p>
          </table:table-cell>
          <table:table-cell office:value-type="string" table:style-name="ce5">
            <text:p><text:s text:c="2"/>Miss Susan Phillips</text:p>
          </table:table-cell>
          <table:table-cell office:value-type="string" table:style-name="ce1">
            <text:p><text:s text:c="2"/>16 Campden Close Witney Oxon OX28 5YH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1 Ablett Close Oxford Oxfordshire OX4 1XH</text:p>
          </table:table-cell>
          <table:table-cell office:value-type="string" table:style-name="ce5">
            <text:p><text:s text:c="2"/>Mrs Patricia Dexter<text:s/></text:p>
          </table:table-cell>
          <table:table-cell office:value-type="string" table:style-name="ce1">
            <text:p><text:s text:c="2"/>Inanda Main Street Grove Oxfordshire OX12 7HT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3 Bartlemas Road Oxford Oxfordshire OX4 1XU</text:p>
          </table:table-cell>
          <table:table-cell office:value-type="string" table:style-name="ce1">
            <text:p>Mr Alan Thornett</text:p>
          </table:table-cell>
          <table:table-cell office:value-type="string" table:style-name="ce1">
            <text:p><text:s text:c="2"/>17 Myatta Field Court McDowall Road London SE5 9J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1 Cricket Road Oxford Oxfordshire OX4 3D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Kenilworth Avenue Oxford Oxfordshire OX4 2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Kineton Road Oxford Oxfordshire OX1 4P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Nicholson Road Oxford Oxfordshire OX3 0H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Binswood Avenue Oxford Oxfordshire OX3 8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Cleveland Drive Oxford Oxfordshire OX4 3H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Girdlestone Road Oxford Headington Oxfordshire OX3 7L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1 Headley Way Oxford Oxfordshire OX3 7S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Long Lane Oxford OX4 3T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9 Maidcroft Road Oxford Oxfordshire OX4 3E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Belvedere Road Oxford Oxfordshire OX4 2AZ</text:p>
          </table:table-cell>
          <table:table-cell office:value-type="string" table:style-name="ce5">
            <text:p><text:s text:c="2"/>Mr Munir Shafi<text:s/></text:p>
          </table:table-cell>
          <table:table-cell office:value-type="string" table:style-name="ce1">
            <text:p><text:s text:c="2"/>4 Belvedere Road Oxford Oxfordshire OX4 2AZ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5 Gipsy Lane Oxford Oxfordshire OX3 7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Hockmore Street Oxford Oxfordshire OX4 3U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5 Iffley Road Oxford Oxfordshire OX4 1E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Magdalen Road Oxford Oxfordshire OX4 1R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Ridgemont Close Oxford Oxfordshire OX2 7P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Cranston Court Rose Hill Oxford Oxfordshire OX4 4H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9 Bullingdon Road Oxford OX4 1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Church Hill Road Oxford Oxfordshire OX4 3S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irst Floor 142 - 144 Cowley Road Oxford Oxfordshire OX4 1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Gaisford Road Oxford Oxfordshire OX4 3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Percy Street Oxford Oxfordshire OX4 3A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Bullingdon Road Oxford Oxfordshire OX4 1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Iffley Road Oxford Oxfordshire OX4 1EA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8 Rana Buildings 485 - 487 Marston Road Oxford Oxfordshire OX3 0JQ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7 Rana Buildings 485 - 487 Marston Road Oxford Oxfordshire OX3 0J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Titup Hall Drive Oxford Oxfordshire OX3 8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6 Cowley Road Oxford Oxfordshire OX4 2D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Franklin Road Oxford Oxfordshire OX3 7R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Howard Street Oxford Oxfordshire OX4 3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Charles Street Oxford OX4 3A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0 Cowley Road Oxford Oxfordshire OX4 2D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Gardiner Street Oxford Oxfordshire OX3 7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Union Street Oxford Oxfordshire OX4 1J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Benson Road Oxford Oxfordshire OX3 7EH</text:p>
          </table:table-cell>
          <table:table-cell office:value-type="string" table:style-name="ce5">
            <text:p><text:s text:c="2"/>Miss Lucy Elizabeth Edwards<text:s/></text:p>
          </table:table-cell>
          <table:table-cell office:value-type="string" table:style-name="ce1">
            <text:p><text:s text:c="2"/>Boston House Grove Technology Park Wantage OX12 9FF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5 Essex Street Oxford Oxfordshire OX4 3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Tidmarsh Lane Oxford Oxfordshire OX1 1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2 Warburg Crescent Oxford OX4 5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 Abbey Road Oxford Oxfordshire OX2 0AG</text:p>
          </table:table-cell>
          <table:table-cell office:value-type="string" table:style-name="ce5">
            <text:p><text:s text:c="2"/>Mrs Kim Priddis<text:s/></text:p>
          </table:table-cell>
          <table:table-cell office:value-type="string" table:style-name="ce1">
            <text:p><text:s text:c="2"/>191 Godstow Road Oxford OX2 8P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9 Dynham Place Oxford Oxfordshire OX3 7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Iffley Road Oxford Oxfordshire OX4 1E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Magdalen Road Oxford Oxfordshire OX4 1R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Above 67 Botley Road Oxford Oxfordshire OX2 0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Above 189 Cowley Road Oxford Oxfordshire OX4 1U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Magdalen Road Oxford Oxfordshire OX4 1R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Southfield Road Oxford Oxfordshire OX4 1N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8 Cornwallis Road Oxford Oxfordshire OX4 3N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9 Cowley Road Oxford Oxford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Cowley Road Oxford Oxfordshire OX4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Cricket Road Oxford Oxfordshire OX4 3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Crown Street Oxford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6 Dene Road Oxford Oxfordshire OX3 7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2 Percy Street Oxford Oxfordshire OX4 3A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9 Valentia Road Oxford Oxfordshire OX3 7P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2 Howard Street Oxford Oxfordshire OX4 3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York Road Oxford Oxfordshire OX3 8N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Cardwell Crescent Headington Oxford OX3 7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Cottesmore Road Oxford Oxfordshire OX4 4T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5 Crescent Road Oxford Oxfordshire OX4 2N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4 Cricket Road Oxford Oxfordshire OX4 3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Cricket Road Oxford OX4 3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Denmark Street Oxford OX4 1Q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Langley Close Oxford Oxfordshire OX3 7D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Randolph Street Oxford Oxfordshire OX4 1X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Windmill Road Oxford Oxfordshire OX3 7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Bowness Avenue Oxford Oxfordshire OX3 0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Oxford Road Littlemore Oxford Oxfordshire OX4 4P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Parsons Place Oxford Oxfordshire OX4 1N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St Mary's Road Oxford Oxfordshire OX4 1P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Stephen Road Oxford Oxfordshire OX3 9A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Walton Crescent Oxford Oxfordshire OX1 2J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Brock Grove Oxford Oxfordshire OX2 0F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Church Cowley Road Oxford Oxfordshire OX4 3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6 Hollow Way Oxford Cowley Oxfordshire OX4 2N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0 Hurst Street Oxford Oxfordshire OX4 1H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Kingston Road Oxford Oxfordshire OX2 6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A Kingston Road Oxford Oxfordshire OX2 6R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8 Pegasus Road Oxford Oxfordshire OX4 6J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 Rewley Road Oxford Oxfordshire OX1 2R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2 Stratford Street Oxford Oxfordshire OX4 1S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Botley Road Oxford Oxfordshire OX2 0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Coverley Road Oxford Oxfordshire OX3 7E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A King's Cross Road Oxford Oxfordshire OX2 7E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Lamarsh Road Oxford Oxfordshire OX2 0L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Littlehay Road Oxford Oxfordshire OX4 3E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Stanley Road Oxford Oxfordshire OX4 1Q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Addison Crescent Oxford Oxfordshire OX4 4BD</text:p>
          </table:table-cell>
          <table:table-cell office:value-type="string" table:style-name="ce5">
            <text:p><text:s text:c="2"/>Mr Richard Charles Stevens<text:s/></text:p>
          </table:table-cell>
          <table:table-cell office:value-type="string" table:style-name="ce1">
            <text:p><text:s text:c="2"/>254 Easton Road Easton Bristol BS5 0E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8 Aston Street Oxford Oxfordshire OX4 1EP</text:p>
          </table:table-cell>
          <table:table-cell office:value-type="string" table:style-name="ce5">
            <text:p><text:s text:c="2"/>Mr Ralph Mark Dennison<text:s/></text:p>
          </table:table-cell>
          <table:table-cell office:value-type="string" table:style-name="ce1">
            <text:p><text:s text:c="2"/>49 Church Lane Marston Oxford Oxfordshire OX3 0PT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9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2A Cowley Road Oxford Oxfordshire OX4 1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The Flat 254 Cowley Road Oxford Oxfordshire OX4 1U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8 Cranham Street Oxford Oxfordshire OX2 6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2 Marlborough Road Oxford Oxfordshire OX1 4L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0 Reliance Way Oxford Oxfordshire OX4 2F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Southfield Road Oxford Oxfordshire OX4 1NX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99 The Jackson Building Bennett Crescent Oxford Oxfordshire OX4 2UQ</text:p>
          </table:table-cell>
          <table:table-cell office:value-type="string" table:style-name="ce5">
            <text:p><text:s text:c="2"/>Mrs Judy Ann Harding-Saunders<text:s/></text:p>
          </table:table-cell>
          <table:table-cell office:value-type="string" table:style-name="ce1">
            <text:p><text:s text:c="2"/>Holton Mill Waterperry Road Holton Oxford OX33 1PP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 Coolidge Close Oxford Oxfordshire OX3 7N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Faulkner Street Oxford Oxfordshire OX1 1U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Halliday Hill Oxford Oxfordshire OX3 9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5 Harefields Oxford Oxfordshire OX2 8N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John Buchan Road Oxford Oxfordshire OX3 9Q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8 Morrell Avenue Oxford Oxfordshire OX4 1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Morrell Crescent Oxford Oxfordshire OX4 4X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Morrell Crescent Oxford Oxfordshire OX4 4X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Morrell Crescent Oxford Oxfordshire OX4 4X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Morrell Crescent Oxford Oxfordshire OX4 4X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Morrell Crescent Oxford Oxfordshire OX4 4X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Morrell Crescent Oxford Oxfordshire OX4 4X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Morrell Crescent Oxford Oxfordshire OX4 4X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Morrell Crescent Oxford Oxfordshire OX4 4X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Morrell Crescent Oxford Oxfordshire OX4 4X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7 Oliver Road Oxford OX4 2J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Regent Street Oxford Oxfordshire OX4 1Q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Trafford Road Oxford Oxfordshire OX3 8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Turn Again Lane Oxford Oxfordshire OX1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Binswood Avenue Oxford Oxfordshire OX3 8N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Coniston Avenue Oxford Oxfordshire OX3 0A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5 Divinity Road Oxford Oxfordshire OX4 1L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6 Divinity Road Oxford Oxfordshire OX4 1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Henley Street Oxford Oxfordshire OX4 1E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James Wolfe Road Oxford Oxfordshire OX4 2P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Kenilworth Avenue Oxford Oxfordshire OX4 2AN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6 104 London Road Headington Oxford Oxfordshire OX3 9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0 Magdalen Road Oxford Oxfordshire OX4 1R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Pether Road Oxford Oxfordshire OX3 8Q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Sunningwell Road Oxford OX1 4S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Troy Close Oxford Oxfordshire OX3 7S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Windmill Road Oxford Headington Oxfordshire OX3 7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5 Botley Road Oxford Oxfordshire OX2 0H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Charles Street Oxford Oxfordshire OX4 3A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B Cherwell Street Oxford Oxfordshire OX4 1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Clive Road Oxford Oxfordshire OX4 3E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9B Cowley Road Oxford Oxfordshire OX4 1X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1B Cowley Road Oxford Oxfordshire OX4 1X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Crescent Road Oxford OX4 2P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Gardiner Street Oxford Oxfordshire OX3 7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Gipsy Lane Oxford Headington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Kiln Lane Oxford Oxfordshire OX3 8H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Southfield Road Oxford Oxfordshire OX4 1N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Cowley Road Oxford Oxfordshire OX4 1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5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Divinity Road Oxford Oxfordshire OX4 1L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Regent Street Oxford Oxfordshire OX4 1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Southfield Road Oxford Oxfordshire OX4 1N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Summerfield Oxford Oxfordshire OX1 4R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Weyland Road Oxford Oxfordshire OX3 8P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Cardwell Crescent Oxford Oxfordshire OX3 7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Havelock Road Oxford OX4 3E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0 Marston Road Oxford Oxfordshire OX3 0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Masons Road Oxford Oxfordshire OX3 8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Windmill Road Oxford Oxfordshire OX3 7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Faulkner Street Oxford Oxfordshire OX1 1U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Faulkner Street Oxford Oxfordshire OX1 1U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Southfield Road Oxford Oxfordshire OX4 1N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 Southfield Road Oxford Oxfordshire OX4 1N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Glanville Road Oxford Oxfordshire OX4 2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3 Magdalen Road Oxford Oxfordshire OX4 1R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Temple Street Oxford Oxfordshire OX4 1J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Windmill Road Oxford Oxfordshire OX3 7B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8 Bulan Road Oxford Oxfordshire OX3 7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Henley Street Oxford Oxfordshire OX4 1E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Horspath Road Oxford OX4 2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7C St Clement's Street Oxford Oxfordshire OX4 1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A Thames Street Oxford Oxfordshire OX1 1T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Venneit Close Oxford Oxfordshire OX1 1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Argyle Street Oxford Oxfordshire OX4 1SS</text:p>
          </table:table-cell>
          <table:table-cell office:value-type="string" table:style-name="ce5">
            <text:p><text:s text:c="2"/>Mrs Edna Rose Clarke<text:s/></text:p>
          </table:table-cell>
          <table:table-cell office:value-type="string" table:style-name="ce1">
            <text:p><text:s text:c="2"/>Squirrels 2A Yarnells Hill OX2 9B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86 Banbury Road Oxford Oxfordshire OX2 8EN</text:p>
          </table:table-cell>
          <table:table-cell office:value-type="string" table:style-name="ce5">
            <text:p><text:s text:c="2"/>Mr Giancarlo Luigi Tosti<text:s/></text:p>
          </table:table-cell>
          <table:table-cell office:value-type="string" table:style-name="ce1">
            <text:p><text:s text:c="2"/>166 The Moors Kidlington Oxfordshire OX5 2AD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The Old School Gloucester Green Oxford Oxfordshire OX1 2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1 Headley Way Oxford Oxfordshire OX3 7S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Canal Street Oxford Oxfordshire OX2 6B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0A Cowley Road Oxford Oxfordshire OX4 2T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Norreys Avenue Oxford Oxfordshire OX1 4S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Parsons Place Oxford Oxfordshire OX4 1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7A St Clement's Street Oxford Oxfordshire OX4 1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Stockmore Street Oxford Oxfordshire OX4 1J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0 Temple Road Oxford Oxfordshire OX4 2E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The Grates Oxford Oxfordshire OX4 3L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Venneit Close Oxford Oxfordshire OX1 1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Alexandra Road Oxford Oxfordshire OX2 0DD</text:p>
          </table:table-cell>
          <table:table-cell office:value-type="string" table:style-name="ce5">
            <text:p><text:s text:c="2"/>Mr Martin Squire<text:s/></text:p>
          </table:table-cell>
          <table:table-cell office:value-type="string" table:style-name="ce1">
            <text:p><text:s text:c="2"/>Macoroni Down Farm East Leigh Cirencester Glos GL7 3PU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4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Cherwell Drive Oxford Oxfordshire OX3 0L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Coniston Avenue Oxford Oxfordshire OX3 0A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1 Cowley Road Oxford Oxfordshire OX4 2B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8 Divinity Road Oxford Oxfordshire OX4 1L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Dynham Place Oxford Oxfordshire OX3 7N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Fairacres Road Oxford Oxfordshire OX4 1T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Gipsy Lane Oxford Oxfordshire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James Street Oxford Oxfordshire OX4 1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Jersey Road Oxford Oxfordshire OX4 4R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Percy Street Oxford Oxfordshire OX4 3A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Princes Street Oxford Oxfordshire OX4 1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Temple Road Oxford Oxfordshire OX4 2H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Temple Street Oxford Oxfordshire OX4 1J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1 The Slade Oxford Oxfordshire OX3 7H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Trafford Road Oxford Oxfordshire OX3 8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Bullingdon Road Oxford Oxfordshire OX4 1Q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0 Cowley Road Oxford Oxfordshire OX4 2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Freelands Road Oxford OX4 4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Knights Road Oxford Oxfordshire OX4 6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Phipps Road Oxford Oxfordshire OX4 3H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Southfield Road Oxford Oxfordshire OX4 1N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5 St Leonard's Road Oxford Oxfordshire OX3 8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A The Roundway Oxford Oxfordshire OX3 8D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Warren Crescent Oxford Oxfordshire OX3 7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Barberi Close Oxford Oxfordshire OX4 4GF</text:p>
          </table:table-cell>
          <table:table-cell office:value-type="string" table:style-name="ce5">
            <text:p><text:s text:c="2"/>Mrs Sandra Diane Hale<text:s/></text:p>
          </table:table-cell>
          <table:table-cell office:value-type="string" table:style-name="ce1">
            <text:p>2 Deanacre Henley On Thames RG9 1GQ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7 Benson Road Oxford Oxfordshire OX3 7EJ</text:p>
          </table:table-cell>
          <table:table-cell office:value-type="string" table:style-name="ce5">
            <text:p><text:s text:c="2"/>Mrs Shahidah N Majeed<text:s/></text:p>
          </table:table-cell>
          <table:table-cell office:value-type="string" table:style-name="ce1">
            <text:p><text:s text:c="2"/>153 Oxford Road Cowley Oxford Oxfordshire OX4 2E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99 Desborough Crescent Oxford Oxfordshire OX4 4U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A Hollow Way Oxford Oxfordshire OX4 2N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 Hollow Way Oxford Oxfordshire OX4 2N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Sweet Green Close Oxford Oxfordshire OX3 8F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Western Road Oxford Oxfordshire OX1 4L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Wilkins Road Oxford Oxfordshire OX4 2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Coverley Road Oxford Oxfordshire OX3 7E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5 Dene Road Oxford Oxfordshire OX3 7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6 Divinity Road Oxford Oxfordshire OX4 1L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7 Essex Street Oxford Oxfordshire OX4 3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White Road Oxford Oxfordshire OX4 2J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7 Cowley Road Oxford Oxford OX4 2A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1 Dene Road Headington Oxford OX3 7E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Upper Fisher Row Oxford Oxfordshire OX1 2E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6 Warwick Street Oxford Oxfordshire OX4 1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2A Cowley Road Oxford Oxfordshire OX4 1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Dynham Place Oxford Oxfordshire OX3 7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4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1 Headley Way Oxford Oxfordshire OX3 7S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6 Reliance Way Oxford Oxfordshire OX4 2F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1 St Mary's Road Oxford Oxfordshire OX4 1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Ablett Close Oxford Oxfordshire</text:p>
          </table:table-cell>
          <table:table-cell office:value-type="string" table:style-name="ce5">
            <text:p><text:s text:c="2"/>Mr Keith McNally<text:s/></text:p>
          </table:table-cell>
          <table:table-cell office:value-type="string" table:style-name="ce1">
            <text:p><text:s text:c="2"/>6 Baler Close Daventry Northants NN11 0WP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6 Birchfield Close Oxford Oxfordshire OX4 6D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Buckingham Street Oxford Oxfordshire OX1 4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7 Bullingdon Road Oxford OX4 1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Faulkner Street Oxford Oxfordshire OX1 1U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Grays Road Oxford Headington Oxfordshire OX3 7Q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4A Hurst Street Oxford Oxfordshire OX4 1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Hurst Street Oxford Oxfordshire OX4 1H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Jeune Street Oxford Oxfordshire OX4 1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Lyndworth Close Oxford Oxfordshire OX3 9E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2 Marston Road Oxford Oxfordshire OX3 0E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8 Mortimer Drive Oxford Oxfordshire OX3 0R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Salisbury Crescent Oxford Oxfordshire OX2 7T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St Barnabas Street Oxford Oxfordshire OX2 6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6 Wytham Street Oxford Oxfordshire OX1 4T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Bath Street Oxford Oxfordshire OX4 1AY</text:p>
          </table:table-cell>
          <table:table-cell office:value-type="string" table:style-name="ce5">
            <text:p><text:s text:c="2"/>Mr Micheal Tyson<text:s/></text:p>
          </table:table-cell>
          <table:table-cell office:value-type="string" table:style-name="ce1">
            <text:p><text:s text:c="2"/>Skene House Camel Green Road Alderholt Hampshire SP6 3AU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 Clive Road Oxford Oxfordshire OX4 3E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Gathorne Road Oxford Oxfordshire OX3 8N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Norton Close Oxford Headington Oxfordshire OX3 7B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Percy Street Oxford Oxfordshire OX4 3A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0 Wharton Road Oxford Oxfordshire OX3 8A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Alexandra Road Oxford Oxfordshire OX2 0DD</text:p>
          </table:table-cell>
          <table:table-cell office:value-type="string" table:style-name="ce5">
            <text:p><text:s text:c="2"/>Mr Craig Haller<text:s/></text:p>
          </table:table-cell>
          <table:table-cell office:value-type="string" table:style-name="ce1">
            <text:p><text:s text:c="2"/>Bury Knowle Barn North Place Oxford OX3 9HY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0 Coniston Avenue Oxford Oxfordshire OX3 0A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Coverley Road Oxford Oxfordshire OX3 7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Coverley Road Oxford Oxfordshire OX3 7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8 Cowley Road Oxford Oxfordshire OX4 2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8 Cricket Road Oxford Oxfordshire OX4 3D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 Cumberland Road Oxford OX4 2D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7 Dene Road Oxford Oxfordshire OX3 7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Donnington Bridge Road Oxford Oxfordshire OX4 4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1A London Road Headington Oxford Oxfordshire OX3 9A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0 Magdalen Road Oxford Oxfordshire OX4 1R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New High Street Oxford Oxfordshire OX3 7A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Osney Lane Oxford Oxfordshire OX1 1N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6 Rectory Road Oxford Oxfordshire OX4 1B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Warwick Street Oxford OX4 1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Cranham Street Oxford Oxfordshire OX2 6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Horwood Close Oxford Oxfordshire OX3 7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6 Marston Road Oxford Oxfordshire OX3 0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Windmill Road Oxford Oxfordshire OX3 7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Bullingdon Road Oxford Oxfordshire OX4 1Q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1 Dene Road Oxford Oxfordshire OX3 7E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Dynham Place Oxford Oxfordshire OX3 7NL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38 Girdlestone Road Oxford Headington Oxfordshire OX3 7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8 Magdalen Road Oxford Oxfordshire OX4 1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Marlborough Road Oxford Oxfordshire OX1 4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Nicholas Avenue Oxford Oxfordshire OX3 0R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Wellington Street Oxford Oxfordshire OX2 6B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8 Derwent Avenue Oxford Oxfordshire OX3 0A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Henley Street Oxford Oxfordshire OX4 1E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Horwood Close Oxford Headington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Aston Street Oxford OX4 1EP</text:p>
          </table:table-cell>
          <table:table-cell office:value-type="string" table:style-name="ce5">
            <text:p>Mr Oliver Cohen<text:s/></text:p>
          </table:table-cell>
          <table:table-cell office:value-type="string" table:style-name="ce1">
            <text:p><text:s text:c="2"/>28 Cathedral Road Cardiff CF11 9LJ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7 Bartlemas Road Oxford Oxfordshire OX4 1XU</text:p>
          </table:table-cell>
          <table:table-cell office:value-type="string" table:style-name="ce5">
            <text:p><text:s text:c="2"/>Mr Sean Carpenter<text:s/></text:p>
          </table:table-cell>
          <table:table-cell office:value-type="string" table:style-name="ce1">
            <text:p><text:s text:c="2"/>38 Melrose Ave Stourbridge West Midlands DY8 2L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2 Chilswell Road Oxford Oxfordshire OX1 4P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Courtland Road Oxford Oxfordshire OX4 4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Crowell Road Oxford Oxfordshire OX4 3L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Crown Street Oxford Oxfordshire OX4 1Q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Lime Walk Oxford Oxfordshire OX3 7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Magdalen Road Oxford Oxfordshire OX4 1R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2 Marlborough Road Oxford Oxfordshire OX1 4L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Mileway Gardens Oxford Oxfordshire OX3 7X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Mill Lane Marston Oxford Oxfordshire OX3 0Q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1 New High Street Oxford Oxfordshire OX3 7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Northfield Road Oxford Oxfordshire OX3 9E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3 Percy Street Oxford Oxfordshire OX4 3A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Routh Road Oxford Oxfordshire OX3 8D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Southfield Road Oxford Oxfordshire OX4 1N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Bullingdon Road Oxford Oxfordshire OX4 1Q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Canal Street Oxford Oxfordshire OX2 6B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2 Cardigan Street Oxford Oxfordshire OX2 6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Cardigan Street Oxford Oxfordshire OX2 6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Cardigan Street Oxford Oxfordshire OX2 6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Cardwell Crescent Oxford Oxfordshire OX3 7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9 Catherine Street Oxford Oxfordshire OX4 3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Chatham Road Oxford Oxfordshire OX1 4U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6 Chilswell Road Oxford OX1 4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Coniston Avenue Oxford Headington Oxfordshire OX3 0A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Courtland Road Oxford Oxfordshire OX4 4J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Cowley Road Oxford Oxfordshire OX4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4 Cowley Road Oxford Oxfordshire OX4 2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4 Cowley Road Littlemore Oxford Oxfordshire OX4 4L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3 Cranmer Road Oxford Oxfordshire OX4 2Q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7 Dene Road Oxford Oxfordshire OX3 7E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0 East Avenue Oxford Oxfordshire OX4 1X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Leopold Street Oxford Oxfordshire OX4 1P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Old Road Headington Oxford Oxfordshire OX3 7J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9 St Mary's Road Oxford Oxfordshire OX4 1Q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Turn Again Lane Oxford Oxfordshire OX1 1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 Argyle Street Oxford Oxfordshire OX4 1ST</text:p>
          </table:table-cell>
          <table:table-cell office:value-type="string" table:style-name="ce5">
            <text:p><text:s text:c="2"/>Mr Steven Jennings<text:s/></text:p>
          </table:table-cell>
          <table:table-cell office:value-type="string" table:style-name="ce1">
            <text:p><text:s text:c="2"/>1810 New Providence Wharf 1 Fairmont Avenue London E14 9QJ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94 Barracks Lane Oxford Oxfordshire OX4 2AP</text:p>
          </table:table-cell>
          <table:table-cell office:value-type="string" table:style-name="ce5">
            <text:p><text:s text:c="2"/>Mr Neil O'Mahoney<text:s/></text:p>
          </table:table-cell>
          <table:table-cell office:value-type="string" table:style-name="ce1">
            <text:p><text:s text:c="2"/>2 Bowerman Close Oxford OX5 1TP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9 Beechey Avenue Oxford Marston Oxfordshire OX3 0JU</text:p>
          </table:table-cell>
          <table:table-cell office:value-type="string" table:style-name="ce5">
            <text:p><text:s text:c="2"/>Mr Li Zhi<text:s/></text:p>
          </table:table-cell>
          <table:table-cell office:value-type="string" table:style-name="ce1">
            <text:p><text:s text:c="2"/>10 McCabe Place Headington OX3 0LQ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53 Cowley Road Oxford Oxfordshire OX4 2B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4 London Road Headington Oxford Oxfordshire OX3 9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 Wharton Road Oxford Oxfordshire OX3 8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6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8 Hurst Street Oxford Oxfordshire OX4 1H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6 James Street Oxford OX4 1E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2 London Road Headington Oxford Oxfordshire OX3 9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Reliance Way Oxford Oxfordshire OX4 2F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A St Omer Road Oxford Oxfordshire OX4 3H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Denmark Street Oxford OX4 1Q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Kelburne Road Oxford Oxfordshire OX4 3S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Monmouth Road Oxford Oxfordshire OX1 4T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4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Cardwell Crescent Oxford Oxfordshire OX3 7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Cherwell Drive Oxford Oxfordshire OX3 0L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Gipsy Lane Oxford Oxfordshire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Horwood Close Oxford Oxfordshire OX3 7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Oatlands Road Oxford Oxfordshire OX2 0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8 Old Road Headington Oxford Oxfordshire OX3 8S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7 Rectory Road Oxford Oxfordshire OX4 1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Warneford Road Oxford Oxfordshire OX4 1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7 Windmill Road Oxford Oxfordshire OX3 7B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Carlton Road Oxford Oxfordshire OX2 7S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Cowley Road Oxford Oxfordshire OX4 1H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8 Cricket Road Oxford Oxfordshire OX4 3D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Crown Street Oxford Oxfordshire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3 Divinity Road Oxford Oxfordshire OX4 1L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Drove Acre Road Oxford OX4 3D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Howard Street Oxford Oxfordshire OX4 3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A Kelburne Road Oxford Oxfordshire OX4 3S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Regent Street Oxford Oxfordshire OX4 1Q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Vicarage Road Oxford OX1 4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8 Warwick Street Oxford Oxfordshire OX4 1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5 Windmill Road Oxford Oxfordshire OX3 7D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4 Dene Road Oxford Oxfordshire OX3 7E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5 Great Clarendon Street Oxford Oxfordshire OX2 6A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Oxford Road Cowley Oxford Oxfordshire OX4 2E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Union Street Oxford Oxfordshire OX4 1J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Victor Street Oxford Oxfordshire OX2 6B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Bedford Street Oxford Oxfordshire OX4 1SU</text:p>
          </table:table-cell>
          <table:table-cell office:value-type="string" table:style-name="ce5">
            <text:p><text:s text:c="2"/>Ms Julia Katherine Maddocks<text:s/></text:p>
          </table:table-cell>
          <table:table-cell office:value-type="string" table:style-name="ce1">
            <text:p><text:s text:c="2"/>Grazeley House 11 Iffley Turn Oxford OX4 4HN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05 Cardigan Street Oxford Oxfordshire OX2 6B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David Walter Close Oxford Oxfordshire OX2 8N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Divinity Road Oxford Oxfordshire OX4 1L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 Green Road Oxford Oxfordshire OX3 8L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Jersey Road Oxford OX4 4R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4 Leiden Road Oxford Oxfordshire OX3 8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Reliance Way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Sheepway Court Oxford Oxfordshire OX4 4J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1A St Clement's Street Oxford Oxfordshire OX4 1A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8 Walton Street Oxford OX2 6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Balfour Road Oxford Oxfordshire OX4 6AE</text:p>
          </table:table-cell>
          <table:table-cell office:value-type="string" table:style-name="ce5">
            <text:p><text:s text:c="2"/>Mr David Gill<text:s/></text:p>
          </table:table-cell>
          <table:table-cell office:value-type="string" table:style-name="ce1">
            <text:p>125 Oxford Road Cowley Oxford OX4 2ES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07 Banbury Road Oxford Oxfordshire OX2 6JX</text:p>
          </table:table-cell>
          <table:table-cell office:value-type="string" table:style-name="ce5">
            <text:p><text:s text:c="2"/>Mr Timothy Eric Rous<text:s/></text:p>
          </table:table-cell>
          <table:table-cell office:value-type="string" table:style-name="ce1">
            <text:p><text:s text:c="2"/>353 Banbury Road Oxford Oxfordshire OX2 7P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8 Cowley Road Oxford Oxfordshire OX4 1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84 Cowley Road Oxford Oxfordshire OX4 2B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Cross Street Oxford Oxfordshire OX4 1B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Kenilworth Avenue Oxford Oxfordshire OX4 2A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Oxford Road Littlemore Oxford Oxfordshire OX4 4P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Windmill Road Oxford Oxfordshire OX3 7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Yeats Close Oxford Oxfordshire OX4 2R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2A Cowley Road Oxford Oxfordshire OX4 1J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3 Fairacres Road Oxford Oxfordshire OX4 1T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Rectory Road Oxford Oxfordshire OX4 1B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Wytham Street Oxford Oxfordshire OX1 4S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Campbell Road Oxford Oxfordshire OX4 3P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8A Cowley Road Oxford Oxfordshire OX4 1U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7 Cowley Road Oxford Oxfordshire OX4 2A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1 Gipsy Lane Oxford Headington Oxfordshire OX3 7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Lime Walk Oxford Oxfordshire OX3 7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5 Marlborough Road Oxford Oxfordshire OX1 4L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3 Merewood Avenue Oxford Oxfordshire OX3 8E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3 Morrell Avenue Oxford Oxfordshire OX4 1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3 Valentia Road Oxford Oxfordshire OX3 7P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Western Road Oxford Oxfordshire OX1 4L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 Windmill Road Oxford Oxfordshire OX3 7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Annesley Road Oxford Oxfordshire OX4 4JQ</text:p>
          </table:table-cell>
          <table:table-cell office:value-type="string" table:style-name="ce5">
            <text:p>Mr Stephen Parrott<text:s/></text:p>
          </table:table-cell>
          <table:table-cell office:value-type="string" table:style-name="ce1">
            <text:p>39 York Road Northampton NN1 5QJ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7 Carlton Road Oxford Oxfordshire OX2 7S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East Avenue Oxford Oxfordshire OX4 1X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1 Fern Hill Road Oxford Oxfordshire OX4 2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Phipps Road Oxford Oxfordshire OX4 3H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Boulter Street Oxford Oxfordshire OX4 1AX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5 Jean Marguerite Court 6 Brook Street Oxford Oxfordshire OX1 4JT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4 Jean Marguerite Court 6 Brook Street Oxford Oxfordshire OX1 4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8 Hurst Street Oxford Oxfordshire OX4 1H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Meyseys Close Oxford Oxfordshire OX3 7S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9 Bullingdon Road Oxford Oxfordshire OX4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9 Dene Road Oxford Oxfordshire OX3 7E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Divinity Road Oxford Oxfordshire OX4 1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Edgeway Road Oxford Marston Oxfordshire OX3 0H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Frederick Road Oxford Oxfordshire OX4 3H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0 Headley Way Oxford Oxfordshire OX3 0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Heather Place Oxford Oxfordshire OX3 0L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8 Leiden Road Oxford Oxfordshire OX3 8Q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3A London Road Headington Oxford Oxfordshire OX3 9E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Norreys Avenue Oxford Oxfordshire OX1 4S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Outram Road Oxford Oxfordshire OX4 3P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Parsons Place Oxford Oxfordshire OX4 1N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The Slade Oxford Oxfordshire OX3 7H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Westbury Crescent Oxford Oxfordshire OX4 3R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Hawkins Street Oxford Oxfordshire OX4 1Y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Peel Place Oxford Oxfordshire OX1 4U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South Street Oxford Oxfordshire OX2 0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Cricket Road Oxford Oxfordshire OX4 3D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4 Iffley Road Oxford Oxfordshire OX4 4A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Littlehay Road Oxford Oxfordshire OX4 3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Morris Crescent Oxford Oxfordshire OX4 3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North Way Headington Oxford Oxfordshire OX3 9EU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9 Brookfield Crescent Oxford Headington Oxfordshire OX3 0A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Gipsy Lane Oxford Headington Oxfordshire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Kersington Crescent Oxford Oxfordshire OX4 3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Princes Street Oxford Oxfordshire OX4 1D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D 217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Denmark Street Oxford Oxfordshire OX4 1Q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Denmark Street Oxford Oxfordshire OX4 1Q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8 Divinity Road Oxford Oxfordshire OX4 1L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East Avenue Oxford Oxfordshire OX4 1X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7 London Road Headington Oxford Oxfordshire OX3 9J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London Road Headington Oxford Oxfordshire OX3 7P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Massey Close Oxford Oxfordshire OX3 7N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Morrell Avenue Oxford Oxfordshire OX4 1N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Nuffield Road Oxford Headington Oxfordshire OX3 8R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Oliver Road Oxford Oxfordshire OX4 2J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Sheldon Way Oxford Oxfordshire OX4 3TR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irst Floor Flat C 47-48 St John Street Oxford Oxfordshire OX1 2L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0 Venneit Close Oxford Oxfordshire OX1 1HY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The Original Swan 188 Oxford Road Cowley Oxford Oxfordshire OX4 2L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A Botley Road Oxford Oxfordshire OX2 0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Holyoake Road Oxford Oxfordshire OX3 8A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4 Howard Street Oxford Oxfordshire OX4 3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1 Hugh Allen Crescent Marston Oxford OX3 0H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2 Spencer Crescent Oxford Oxfordshire OX4 4S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Cinnaminta Road Oxford Headington Oxfordshire OX3 7J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1 86-90 Cowley Road Oxford Oxfordshire OX4 1J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6 Cowley Road Oxford Oxford OX4 2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4 Cowley Road Oxford Oxford OX4 2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5 Cowley Road Oxford Oxfordshire OX4 2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Cumberland Road Oxford Oxfordshire OX4 2B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7 Elms Drive Oxford Oxfordshire OX3 0N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9 Fern Hill Road Oxford Oxfordshire OX4 2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Folly Bridge Oxford Oxfordshire OX1 4L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6 Headington Road Oxford Oxfordshire OX3 7P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5 Headley Way Oxford Oxfordshire OX3 7S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0 Iffley Road Oxford Oxfordshire OX4 4A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Milton Road Oxford Oxfordshire OX4 3E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3 Peat Moors Headington Oxford OX3 7H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8 Sunderland Avenue Oxford Oxfordshire OX2 8D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6 The Slade Oxford Oxfordshire OX3 7D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Valentia Road Oxford Oxfordshire OX3 7P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A Walton Street Oxford Oxfordshire OX2 6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Crown Street Oxford OX4 1Q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6 Barns Road Oxford Oxfordshire OX4 3RG</text:p>
          </table:table-cell>
          <table:table-cell office:value-type="string" table:style-name="ce5">
            <text:p><text:s text:c="2"/>Mr Sanjiv Angrish<text:s/></text:p>
          </table:table-cell>
          <table:table-cell office:value-type="string" table:style-name="ce1">
            <text:p><text:s text:c="2"/>36 Cowley Road Oxford Oxfordshire OX4 1HZ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 Glebe Street Oxford Oxfordshire OX4 1D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Jersey Road Oxford OX4 4R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Southdale Road Oxford Oxfordshire OX2 7S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Benson Road Oxford Oxfordshire OX3 7EH</text:p>
          </table:table-cell>
          <table:table-cell office:value-type="string" table:style-name="ce5">
            <text:p><text:s text:c="2"/>Mr Neil Hewitt<text:s/></text:p>
          </table:table-cell>
          <table:table-cell office:value-type="string" table:style-name="ce1">
            <text:p><text:s text:c="2"/>14 Knolles Road Oxford Oxfordshire OX4 3H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8 Hadow Road Oxford Oxfordshire OX3 0J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Liddell Road Oxford Oxfordshire OX4 3Q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Bullingdon Road Oxford Oxfordshire OX4 1Q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3 Charles Street Oxford Oxfordshire OX4 3A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6 Cowley Road Oxford Oxfordshire OX4 2D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Don Bosco Close Oxford Oxfordshire OX4 2L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Fairacres Road Oxford Oxfordshire OX4 1T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Kames Close Oxford OX4 3L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9 Magdalen Road Oxford Oxfordshire OX4 1R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Maidcroft Road Oxford Oxfordshire OX4 3E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Mark Road Oxford Oxfordshire OX3 8P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Marsh Road Oxford OX4 2H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Randolph Street Oxford Oxfordshire OX4 1X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William Street Oxford Oxfordshire OX3 0E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5 Bulan Road Oxford Oxfordshire OX3 7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Cavendish Road Oxford Oxfordshire OX2 7T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6 Cricket Road Oxford Oxfordshire OX4 3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Cripley Road Oxford Oxfordshire OX2 0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Dynham Place Oxford Oxfordshire OX3 7N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A Girdlestone Road Oxford Headington Oxfordshire OX3 7L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Jersey Road Oxford Oxfordshire OX4 4R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John Buchan Road Headington Oxford OX3 9Q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6A Bullingdon Road Oxford Oxfordshire OX4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8 Copse Lane Oxford Oxfordshire OX3 0A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 Coverley Road Oxford Oxfordshire OX3 7E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7 Cowley Road Oxford Oxfordshire OX4 2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8 Cowley Road Oxford Oxfordshire OX4 2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Dorchester Close Oxford Oxfordshire OX3 8S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Faulkner Street Oxford Oxfordshire OX1 1U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Horwood Close Oxford Oxfordshire OX3 7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Jersey Road Oxford Oxfordshire OX4 4R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Long Close Oxford Oxfordshire OX3 8T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Maltfield Road Oxford Oxfordshire OX3 9R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1 Meadow Lane Oxford Oxfordshire OX4 4B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Mortimer Drive Oxford Oxfordshire OX3 0R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Parsons Place Oxford Oxfordshire OX4 1N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Phipps Road Oxford Oxfordshire OX4 3H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Regent Street Oxford Oxfordshire OX4 1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- 48 St John Street Oxford Oxfordshire OX1 2L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Thames View Road Oxford Oxfordshire OX4 4T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Tilehouse Close Oxford Oxfordshire OX3 8A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Trinity Street Oxford Oxfordshire OX1 1T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Edith Road Oxford Oxfordshire OX1 4Q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Iffley Road Oxford Oxfordshire OX4 1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Kennett Road Headington Oxford OX3 7B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6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Paget Road Oxford Oxfordshire OX4 2T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Park Town Oxford Oxfordshire OX2 6S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Peat Moors Oxford Oxfordshire OX3 7H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2 Pegasus Road Oxford Oxfordshire OX4 6J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Laurel House 39 Stanley Road Oxford Oxfordshire OX4 1Q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Bullingdon Road Oxford Oxfordshire OX4 1Q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Burdell Avenue Oxford Oxfordshire OX3 8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Charles Street Oxford Oxfordshire OX4 3A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Gaisford Road Oxford Oxfordshire OX4 3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6 Grays Road Oxford Oxfordshire OX3 7P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Littlehay Road Oxford Oxfordshire OX4 3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2 Old Road Headington Oxford Oxfordshire OX3 8S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7 Oxford Road Cowley Oxford Oxfordshire OX4 2E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Randolph Street Oxford Oxfordshire OX4 1X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Regent Street Oxford Oxfordshire OX4 1Q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Southfield Road Oxford Oxfordshire OX4 1N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8 St Clement's Street Oxford Oxfordshire OX4 1A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0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Addison Crescent Oxford Oxfordshire OX4 4BD</text:p>
          </table:table-cell>
          <table:table-cell office:value-type="string" table:style-name="ce5">
            <text:p><text:s text:c="2"/>Mrs Alice Mary Styles<text:s/></text:p>
          </table:table-cell>
          <table:table-cell office:value-type="string" table:style-name="ce1">
            <text:p><text:s text:c="2"/>7 Denmark Street Oxford OX4 1Q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3 Bartlemas Road Oxford Oxfordshire OX4 1XU</text:p>
          </table:table-cell>
          <table:table-cell office:value-type="string" table:style-name="ce5">
            <text:p><text:s text:c="2"/>Mrs Emily Bearn<text:s/></text:p>
          </table:table-cell>
          <table:table-cell office:value-type="string" table:style-name="ce1">
            <text:p>49 Westwick Gardens London W14 0B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8 Edith Road Oxford Oxfordshire OX1 4Q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1 Howard Street Oxford Oxfordshire OX4 3B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5 Morrell Avenue Oxford Oxfordshire OX4 1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Dene Road Oxford Oxfordshire OX3 7E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5 Walton Street Oxford Oxfordshire OX2 6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 Court Farm Road Oxford Oxfordshire OX4 4U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9 Cowley Road Oxford Oxfordshire OX4 2D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6 Lime Walk Oxford Oxfordshire OX3 7A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Lincoln Road Oxford Oxfordshire OX1 4T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London Road Headington Oxford Oxfordshire OX3 7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Oswestry Road Oxford OX1 4T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Princes Street Oxford Oxfordshire OX4 1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Ridgefield Road Oxford Oxfordshire OX4 3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Shirelake Close Oxford Oxfordshire OX1 1S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Freelands Road Oxford Oxfordshire OX4 4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3 Gipsy Lane Oxford Oxfordshire OX3 7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Gladstone Road Oxford Oxfordshire OX3 8LL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1 Razia Apartments 312 London Road Headington Oxford Oxfordshire OX3 8D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9 Lytton Road Oxford Oxfordshire OX4 3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Old Marston Road Oxford Oxfordshire OX3 0J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5 Southfield Road Oxford Oxfordshire OX4 1N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4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8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Addison Crescent Oxford Oxfordshire OX4 4BD</text:p>
          </table:table-cell>
          <table:table-cell office:value-type="string" table:style-name="ce5">
            <text:p>Mr Oliver Thomas Tickell</text:p>
          </table:table-cell>
          <table:table-cell office:value-type="string" table:style-name="ce1">
            <text:p><text:s text:c="2"/>379 Meadow Lane Oxford OX4 4B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9 Annesley Road Oxford Oxfordshire OX4 4JH</text:p>
          </table:table-cell>
          <table:table-cell office:value-type="string" table:style-name="ce5">
            <text:p><text:s text:c="2"/>Mr Fidahussien Khimji<text:s/></text:p>
          </table:table-cell>
          <table:table-cell office:value-type="string" table:style-name="ce1">
            <text:p><text:s text:c="2"/>7 Vernier Crescent Milton Keynes MK5 6F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80 Banbury Road Oxford Oxfordshire OX2 8EN</text:p>
          </table:table-cell>
          <table:table-cell office:value-type="string" table:style-name="ce5">
            <text:p>Mr Christopher Bright<text:s/></text:p>
          </table:table-cell>
          <table:table-cell office:value-type="string" table:style-name="ce1">
            <text:p>Oxhold Limited Suite 270 266 Banbury Road Oxford OX2 7D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 Bartlemas Road Oxford Oxfordshire OX4 1XU</text:p>
          </table:table-cell>
          <table:table-cell office:value-type="string" table:style-name="ce5">
            <text:p><text:s text:c="2"/>Mr Israr Hussain<text:s/></text:p>
          </table:table-cell>
          <table:table-cell office:value-type="string" table:style-name="ce1">
            <text:p>9 Havelock Road OXFORD OX4 3EP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3 Grays Road Oxford Oxfordshire OX3 7Q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0 Hollow Way Oxford Oxfordshire OX4 2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Leopold Street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1 London Road Headington Oxford Oxfordshire OX3 9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Old Road Headington Oxford Oxfordshire OX3 7J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Oliver Road Oxford Oxfordshire OX4 2J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Annexe 19 Shelley Road Oxford Oxfordshire OX4 3E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Valentia Road Headington Oxford OX3 7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 Valentia Road Oxford Oxfordshire OX3 7PN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1/2/3 Oakthorpe Mansions 205 Banbury Road Oxford Oxfordshire OX2 7HG</text:p>
          </table:table-cell>
          <table:table-cell office:value-type="string" table:style-name="ce5">
            <text:p><text:s text:c="2"/>Mr Martin Raymond Keown<text:s/></text:p>
          </table:table-cell>
          <table:table-cell office:value-type="string" table:style-name="ce1">
            <text:p>49 Merrivale Square Oxford OX2 6QX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36 Cowley Road Oxford Oxfordshire OX4 1U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1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Divinity Road Oxford Oxfordshire OX4 1L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6 Hurst Street Oxford Oxfordshire OX4 1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St Clements Street Oxford Oxfordshire OX4 1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Cherwell Drive Oxford Oxfordshire OX3 0NB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6 Crescent Court 161 Crescent Road Oxford Oxfordshire OX4 2N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Kempson Crescent Oxford Oxfordshire OX4 4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Little Brewery Street Oxford Oxfordshire OX4 1B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Mortimer Drive Oxford Oxfordshire OX3 0R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Regent Street Oxford Oxfordshire OX4 1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Fern Hill Road Oxford Oxfordshire OX4 2J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Jersey Road Oxford Oxfordshire OX4 4R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A Little Clarendon Street Oxford Oxfordshire OX1 2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7 Oxford Road Cowley Oxford Oxfordshire OX4 2E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6 Windmill Road Oxford Oxfordshire OX3 7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Broad Oak Oxford Headington Oxfordshire OX3 8T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Dodgson Road Oxford Oxfordshire OX4 3Q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Old Road Headington Oxford Oxfordshire OX3 7J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Southfield Road Oxford OX4 1N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Tyndale Road Oxford Oxfordshire OX4 1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A Cherwell Street Oxford Oxfordshire OX4 1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Chester Street Oxford Oxfordshire OX4 1S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9 Cowley Road Oxford Oxfordshire OX4 1U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Gipsy Lane Oxford Oxfordshire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Horwood Close Oxford Oxfordshire OX3 7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Jersey Road Oxford Oxfordshire OX4 4R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Maidcroft Road Oxford Oxfordshire OX4 3E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Mill Street Oxford Oxfordshire OX2 0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Mill Street Oxford Oxfordshire OX2 0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Napier Road Oxford Oxfordshire OX4 3J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8 Valentia Road Oxford Oxfordshire OX3 7P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Warneford Road Oxford Oxfordshire OX4 1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5 Bullingdon Road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6 Cardigan Street Oxford Oxfordshire OX2 6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Dene Road Oxford Oxfordshire OX3 7E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Liddell Road Oxford Oxfordshire OX4 3Q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Minster Road Oxford Oxfordshire OX4 1L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Peat Moors Oxford Oxfordshire OX3 7H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3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3 Harefields Oxford Oxfordshire OX2 8N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4 Headington Road Oxford Oxfordshire OX3 0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7 Headley Way Oxford Oxfordshire OX3 7S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Henley Street Oxford Oxfordshire OX4 1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A Henley Street Oxford Oxfordshire OX4 1E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Long Lane Oxford Oxfordshire OX4 3T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2 Normandy Crescent Oxford Oxfordshire OX4 2T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Oliver Road Oxford Oxfordshire OX4 2J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7 Walton Street Oxford Oxfordshire OX1 2H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1 Fettler's House Eagle Works Walton Well Road Oxford Oxfordshire OX2 6G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White Road Oxford Oxfordshire OX4 2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Hertford Street Oxford Oxfordshire OX4 3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8 Howard Street Oxford Oxfordshire OX4 3B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Cluster G 4 Queen Street Oxford Oxfordshire OX1 1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Cluster F 4 Queen Street Oxford Oxfordshire OX1 1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Cluster E 4 Queen Street Oxford Oxfordshire OX1 1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Cluster C 4 Queen Street Oxford Oxfordshire OX1 1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Cluster H 4 Queen Street Oxford Oxfordshire OX1 1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Cluster A 4 Queen Street Oxford Oxfordshire OX1 1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Cluster D 4 Queen Street Oxford Oxfordshire OX1 1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4 Ridgefield Road Oxford OX4 3D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Donnington Bridge Road Oxford Oxfordshire OX4 4A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6 Headley Way Oxford Oxfordshire OX3 7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3 Howard Street Oxford Oxfordshire OX4 3A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Hurst Street Oxford Oxfordshire OX4 1H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Sermon Close Oxford Oxfordshire OX3 8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6 Abingdon Road Oxford OX1 4TE</text:p>
          </table:table-cell>
          <table:table-cell office:value-type="string" table:style-name="ce5">
            <text:p><text:s text:c="2"/>Mr Philip Blanchard<text:s/></text:p>
          </table:table-cell>
          <table:table-cell office:value-type="string" table:style-name="ce1">
            <text:p><text:s text:c="2"/>67 Five Mile Drive Oxford OX2 8HW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2 Brookfield Crescent Oxford Oxfordshire OX3 0A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3 Howard Street Oxford Oxfordshire OX4 3A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James Street Oxford Oxfordshire OX4 1E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Ridgefield Road Oxford OX4 3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Warwick Street Oxford Oxfordshire OX4 1S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2 Abingdon Road Oxford Oxfordshire OX1 4PL</text:p>
          </table:table-cell>
          <table:table-cell office:value-type="string" table:style-name="ce5">
            <text:p><text:s text:c="2"/>Mr Ti Chen<text:s/></text:p>
          </table:table-cell>
          <table:table-cell office:value-type="string" table:style-name="ce1">
            <text:p><text:s text:c="2"/>2D Drax Avenue London SW20 0EH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47 Church Cowley Road Oxford Oxfordshire OX4 3J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 James Street Oxford Oxfordshire OX4 1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Ouseley Close Oxford Marston Oxfordshire OX3 0J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Regent Street Oxford Oxfordshire OX4 1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St Thomas Street Oxford Oxfordshire OX1 1J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Temple Road Oxford OX4 2H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0 Valentia Road Headington Oxford OX3 7P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2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Essex Street Oxford Oxfordshire OX4 3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Marshall Road Oxford Oxfordshire OX4 2N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Percy Street Oxford Oxfordshire OX4 3A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Bellasitum 25 Walton Lane Oxford Oxfordshire OX1 2J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William Kimber Crescent Oxford Oxfordshire OX3 8L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6 Cricket Road Oxford Oxfordshire OX4 3D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 James Street Oxford Oxfordshire OX4 1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7 Mill Street Oxford Oxfordshire OX2 0AL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29 Bartlemas Road Oxford Oxfordshire OX4 1XU/49 Beech Croft Road Oxford Oxfordshire OX2 7AY</text:p>
          </table:table-cell>
          <table:table-cell office:value-type="string" table:style-name="ce5">
            <text:p><text:s text:c="2"/>Mr Anthony John Beedell<text:s/></text:p>
          </table:table-cell>
          <table:table-cell office:value-type="string" table:style-name="ce1">
            <text:p><text:s text:c="2"/>Great Barn Middle Street Islip Oxford Ox5 2SF<text:s/>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Somerford House 14 Coolidge Close Oxford Oxfordshire OX3 7N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Dene Road Oxford Oxfordshire OX3 7E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Headley Way Oxford Oxfordshire OX3 0L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5 Hollow Way Oxford Cowley Oxfordshire OX4 2N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Newton Road Oxford Oxfordshire OX1 4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3 Reliance Way Oxford Oxfordshire OX4 2F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The Slade Oxford Oxfordshire OX3 7H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Warwick Street Oxford OX4 1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6 Abingdon Road Oxford Oxfordshire OX1 4TE</text:p>
          </table:table-cell>
          <table:table-cell office:value-type="string" table:style-name="ce5">
            <text:p><text:s text:c="2"/>Mr Trevor Ward<text:s/></text:p>
          </table:table-cell>
          <table:table-cell office:value-type="string" table:style-name="ce1">
            <text:p><text:s text:c="2"/>13 Monmouth Road Oxford OX1 4T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1 Bartlemas Road Oxford Oxfordshire OX4 1XU</text:p>
          </table:table-cell>
          <table:table-cell office:value-type="string" table:style-name="ce5">
            <text:p>Mr Philip Blanchard<text:s/></text:p>
          </table:table-cell>
          <table:table-cell office:value-type="string" table:style-name="ce1">
            <text:p><text:s text:c="2"/>214 Banbury Road Oxford OX2 7BY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27 Botley Road Oxford Oxfordshire OX2 0H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2A Cowley Road Oxford Oxfordshire OX4 3T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2B Cowley Road Oxford Oxfordshire OX4 1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5 Gipsy Lane Oxford Oxfordshire OX3 7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1 Iffley Road Oxford Oxfordshire OX4 1E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5 Marlborough Road Oxford Oxfordshire OX1 4L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Minster Road Oxford Oxfordshire OX4 1L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7 Southfield Road Oxford Oxfordshire OX4 1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5 Barns Road Oxford Oxfordshire OX4 3QZ</text:p>
          </table:table-cell>
          <table:table-cell office:value-type="string" table:style-name="ce5">
            <text:p><text:s text:c="2"/>Doctor Shumao Ou<text:s/></text:p>
          </table:table-cell>
          <table:table-cell office:value-type="string" table:style-name="ce1">
            <text:p><text:s text:c="2"/>14 Beech Road Headington Oxford OX3 7RR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07 Botley Road Oxford Oxfordshire OX2 0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6 Cardigan Street Oxford Oxfordshire OX2 6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Wharton Road Oxford Oxfordshire OX3 8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Bullingdon Road Oxford OX4 1Q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9 Dene Road Oxford Oxfordshire OX3 7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Drove Acre Road Oxford Oxfordshire OX4 3D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Regent Street Oxford Oxfordshire OX4 1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Botley Road Oxford Oxfordshire OX2 0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Burchester Avenue Oxford Oxfordshire OX3 9N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Hertford Street Oxford Oxfordshire OX4 3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Princes Street Oxford Oxfordshire OX4 1D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St Michael's Street Oxford Oxfordshire OX1 2E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Derwent Avenue Oxford Oxfordshire OX3 0A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Hertford Street Oxford Oxfordshire OX4 3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Ridgefield Road Oxford Oxfordshire OX4 3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South Parade Oxford Oxfordshire OX2 7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0 Bulan Road Oxford Oxfordshire OX3 7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Havelock Road Oxford OX4 3E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London Place Oxford Oxfordshire OX4 1B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Vicarage Road Oxford Oxfordshire OX1 4R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2 Bulan Road Oxford Headington Oxfordshire OX3 7H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Cowley Road Littlemore Oxford Oxfordshire OX4 4J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5 Iffley Road Oxford Oxfordshire OX4 1E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4 Bullingdon Road Oxford Oxfordshire OX4 1Q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0 Gladstone Road Oxford Oxfordshire OX3 8L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5 London Road Headington Oxford Oxfordshire OX3 9E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 Ridgefield Road Oxford Oxfordshire OX4 3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Wytham Street Oxford Oxfordshire OX1 4T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Bailey Road Oxford Oxfordshire OX4 3HU</text:p>
          </table:table-cell>
          <table:table-cell office:value-type="string" table:style-name="ce5">
            <text:p>Prof David Paul Taggart<text:s/></text:p>
          </table:table-cell>
          <table:table-cell office:value-type="string" table:style-name="ce1">
            <text:p>Flat 44 Furnace House Eagle Works Walton Well Road Oxford OX2 6GF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1 Cherwell Street Oxford Oxfordshire OX4 1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Goslyn Close Oxford Oxfordshire OX3 7N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1 Hollow Way Oxford Oxfordshire OX3 7J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8A Magdalen Road Oxford Oxfordshire OX4 1R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Shelley Road Oxford Oxfordshire OX4 3E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7 Windmill Road Oxford Oxfordshire OX3 7D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4 Cowley Road Oxford Oxfordshire OX4 2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Randolph Street Oxford Oxfordshire OX4 1X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Rectory Road Oxford Oxfordshire OX4 1B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South Street Oxford Oxfordshire OX2 0B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Barton Road Oxford Oxfordshire OX3 9JB</text:p>
          </table:table-cell>
          <table:table-cell office:value-type="string" table:style-name="ce5">
            <text:p>Mr Raymond Langford<text:s/></text:p>
          </table:table-cell>
          <table:table-cell office:value-type="string" table:style-name="ce1">
            <text:p><text:s text:c="2"/>33 Barton Road Oxford Oxfordshire OX3 9JB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1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7 Headley Way Oxford Oxfordshire OX3 7S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5 St Clements Street Oxford Oxfordshire OX4 1A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9 Cowley Road Oxford Oxfordshire OX4 2B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Magdalen Road Oxford Oxfordshire OX4 1R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 Canal Street Oxford OX2 6B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East Avenue Oxford OX4 1X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Essex Street Oxford Oxfordshire OX4 3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3 Hollow Way Oxford Oxfordshire OX4 2N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 Lime Walk Oxford Oxfordshire OX3 7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5 St Mary's Road Oxford Oxfordshire OX4 1Q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2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Cornwallis Road Oxford Oxfordshire OX4 3N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2 Headington Road Oxford Oxfordshire OX3 0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Jericho Street Oxford Oxfordshire OX2 6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Marjoram Close Oxford Oxfordshire OX4 6Q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Masons Road Oxford Oxfordshire OX3 8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5 Morrell Avenue Oxford Oxfordshire OX4 1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Mortimer Drive Oxford Oxfordshire OX3 0R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Norton Close Oxford Oxfordshire OX3 7B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Randolph Street Oxford Oxfordshire OX4 1X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 Ridgefield Road Oxford OX4 3D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A 196 Banbury Road Oxford Oxfordshire OX2 7BY</text:p>
          </table:table-cell>
          <table:table-cell office:value-type="string" table:style-name="ce5">
            <text:p><text:s text:c="2"/>Mr Farooq Ahmed Ghulam<text:s/></text:p>
          </table:table-cell>
          <table:table-cell office:value-type="string" table:style-name="ce1">
            <text:p>6 Staunton Road Headington Oxford OX3 7TW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3A Bullingdon Road Oxford Oxfordshire OX4 1Q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Green Road Oxford Oxfordshire OX3 8L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Little Clarendon Street Oxford Oxfordshire OX1 2H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Margaret Road Oxford Oxfordshire OX3 8N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Shelley Road Oxford Oxfordshire OX4 3E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Binsey Lane Oxford Oxfordshire OX2 0E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East Avenue Oxford Oxfordshire OX4 1X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9 Harefields Oxford Oxfordshire OX2 8N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Herschel Crescent Oxford Oxfordshire OX4 3T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5 Hollow Way Oxford Oxfordshire OX3 7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Horseman Close Oxford Oxfordshire OX3 0N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Horspath Road Oxford Oxfordshire OX4 2Q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6 Hurst Street Oxford Oxfordshire OX4 1H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Jersey Road Oxford Oxfordshire OX4 4R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0A Magdalen Road Oxford Oxfordshire OX4 1R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B Rectory Road Oxford Oxfordshire OX4 1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Reliance Way Oxford Oxfordshire OX4 2F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0 Rymers Lane Oxford Oxfordshire OX4 3L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A The Roundway Oxford Oxfordshire OX3 8D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The Slade Oxford Oxfordshire OX3 7H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Lake Street Oxford Oxfordshire OX1 4R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7E St Clement's Street Oxford Oxfordshire OX4 1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Boulter Street Oxford Oxfordshire OX4 1A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6 Howard Street Oxford Oxfordshire OX4 3B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Pipkin Way Oxford Oxfordshire OX4 4A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Rupert Road Oxford Oxfordshire OX4 2Q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Gipsy Lane Oxford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Latimer Road Oxford Oxfordshire OX3 7P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Masons Road Oxford Headington Oxfordshire OX3 8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Purcell Road Oxford Oxfordshire OX3 0E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Randolph Street Oxford Oxfordshire OX4 1X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Regent Street Oxford Oxfordshire OX4 1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Tawney Street Oxford Oxfordshire OX4 1N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2A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Warren Crescent Oxford Oxfordshire OX3 7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7 Windmill Road Oxford Headington Oxfordshire OX3 7D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1 Abingdon Road Oxford Oxfordshire OX1 4TJ</text:p>
          </table:table-cell>
          <table:table-cell office:value-type="string" table:style-name="ce5">
            <text:p><text:s text:c="2"/>Mr Mengharam Balu<text:s/></text:p>
          </table:table-cell>
          <table:table-cell office:value-type="string" table:style-name="ce1">
            <text:p><text:s text:c="2"/>119 Marlborough Road Oxford Oxfordshire OX1 4LX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70 Banbury Road Oxford Oxfordshire OX2 7RG</text:p>
          </table:table-cell>
          <table:table-cell office:value-type="string" table:style-name="ce5">
            <text:p><text:s text:c="2"/>Mr Azmatullah Quraishi</text:p>
          </table:table-cell>
          <table:table-cell office:value-type="string" table:style-name="ce1">
            <text:p><text:s text:c="2"/>13 David Walter Close Oxford OX2 8NJ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3 Gipsy Lane Oxford Headington Oxfordshire OX3 7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Hodges Court Oxford Oxfordshire OX1 4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Fettiplace Road Headington Oxford OX3 9L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Headley Way Oxford Oxfordshire OX3 7S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6 Hollow Way Oxford Oxfordshire OX4 2P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2 Howard Street Oxford Oxfordshire OX4 3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Regent Street Oxford Oxfordshire OX4 1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 Bullingdon Road Oxford OX4 1Q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East Avenue Oxford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Fairacres Road Oxford Oxfordshire OX4 1T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4 Howard Street Oxford Oxfordshire OX4 3B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Lime Walk Oxford Oxfordshire OX3 7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Southfield Road Oxford Oxfordshire OX4 1N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Ablett Close Oxford Oxfordshire OX4 1XH</text:p>
          </table:table-cell>
          <table:table-cell office:value-type="string" table:style-name="ce5">
            <text:p><text:s text:c="2"/>Mr David Somerville Lindsay<text:s/></text:p>
          </table:table-cell>
          <table:table-cell office:value-type="string" table:style-name="ce1">
            <text:p>Yew Tree House The Street Godmersham Canterbury Kent CT4 7DU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03 Percy Street Oxford Oxfordshire OX4 3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3 Princes Street Oxford Oxfordshire OX4 1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Bullingdon Road Oxford Oxfordshire OX4 1Q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Coverley Road Oxford Oxfordshire OX3 7E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Gladstone Road Oxford Oxfordshire OX3 8L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4A Hamilton Road Oxford Oxfordshire OX2 7Q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Henley Avenue Oxford Oxfordshire OX4 4D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9 Leiden Road Oxford Headington Oxfordshire OX3 8Q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Leys Place Oxford Oxfordshire OX4 3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Marsh Lane Oxford Oxfordshire OX3 0N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A Rymers Lane Oxford Oxfordshire OX4 3L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Silver Road Oxford Oxfordshire OX4 3A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Silver Road Oxford Oxfordshire OX4 3A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4 Dene Road Oxford Oxfordshire OX3 7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7 Gipsy Lane Oxford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Herschel Crescent Oxford Oxfordshire OX4 3T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Horspath Road Oxford Oxfordshire OX4 2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Horwood Close Headington Oxford OX3 7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5 Howard Street Oxford Oxfordshire OX4 3B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Hythe Bridge Street Oxford Oxfordshire OX1 2E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Masons Road Oxford Oxfordshire OX3 8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Milton Road Oxford Oxfordshire OX4 3E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Riverside Road Oxford Oxfordshire OX2 0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7 Rose Hill Oxford Oxfordshire OX4 4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0 Cowley Road Oxford Oxfordshire OX4 2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5A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2 Grays Road Oxford Oxfordshire OX3 7P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Horspath Road Oxford Oxfordshire OX4 2Q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5 Marlborough Road Oxford Oxfordshire OX1 4L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Pipley Furlong Oxford Oxfordshire OX4 4J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A Walton Street Oxford Oxfordshire OX2 6A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Farmer Place Oxford Oxfordshire OX3 0L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Norreys Avenue Oxford Oxfordshire OX1 4S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Phipps Road Oxford Oxfordshire OX4 3H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Prichard Road Oxford Oxfordshire OX3 0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Bullingdon Road Oxford Oxfordshire OX4 1Q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Elms Drive Oxford Oxfordshire OX3 0N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9 Magdalen Road Oxford Oxfordshire OX4 1R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Old High Street Oxford Headington Oxfordshire OX3 9H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Buckler Road Oxford Oxfordshire OX2 7T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Old Road Headington Oxford Oxfordshire OX3 7J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4 James Street Oxford Oxfordshire OX4 1E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9 Marlborough Road Oxford Oxfordshire OX1 4L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Marshall Road Oxford Oxfordshire OX4 2N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Rectory Road Oxford Oxfordshire OX4 1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Valentia Road Oxford Oxfordshire OX3 7P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Bulan Road Oxford Oxfordshire OX3 7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Fairlie Road Oxford Oxfordshire OX4 3S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Rectory Road Oxford Oxfordshire OX4 1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Ridgefield Road Oxford Oxfordshire OX4 3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Tilehouse Close Oxford Oxfordshire OX3 8A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9C Woodstock Road Oxford Oxfordshire OX2 7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8 Cricket Road Oxford Oxfordshire OX4 3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Cricket Road Oxford Oxfordshire OX4 3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Green Ridges Oxford Oxfordshire OX3 8L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Raymund Road Oxford Oxfordshire OX3 0S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Ridgefield Road Oxford OX4 3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3 Magdalen Road Oxford OX4 1R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Mill Street Oxford Oxfordshire OX2 0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Osler Road Oxford Oxfordshire OX3 9B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Shelley Road Oxford Oxfordshire OX4 3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5A St Clement's Street Oxford Oxfordshire OX4 1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Sweet Green Close Oxford Oxfordshire OX3 8F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Tyndale Road Oxford Oxfordshire OX4 1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Valentia Road Oxford Oxfordshire OX3 7P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3A Walton Street Oxford Oxfordshire OX2 6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6 Wytham Street Oxford Oxfordshire OX1 4T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Headley Way Oxford Oxfordshire OX3 0L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Grays Road Oxford Headington Oxfordshire OX3 7Q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8 Marlborough Road Oxford Oxfordshire OX1 4L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6 Marlborough Road Oxford Oxfordshire OX1 4L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 Mill Street Oxford Oxfordshire OX2 0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Moody Road Oxford Oxfordshire OX3 0D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4 Dashwood Road Oxford Oxfordshire OX4 4S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Hodges Court Oxford Oxfordshire OX1 4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Howard Street Oxford Oxfordshire OX4 3A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9 Morrell Avenue Oxford OX4 1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4 Abingdon Road Oxford Oxfordshire OX1 4TQ</text:p>
          </table:table-cell>
          <table:table-cell office:value-type="string" table:style-name="ce5">
            <text:p><text:s text:c="2"/>Mr Matthew Alden<text:s/></text:p>
          </table:table-cell>
          <table:table-cell office:value-type="string" table:style-name="ce1">
            <text:p><text:s text:c="2"/>352 Abingdon Road Oxford Oxfordshire OX1 4TQ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10 Bridge Street Oxford Oxfordshire OX2 0D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Bulan Road Oxford Oxfordshire OX3 7H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Above 56 Cowley Road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Divinity Road Oxford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5 Rose Hill Oxford Oxfordshire OX4 4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Broad Oak Oxford Oxfordshire OX3 8T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Cardigan Street Oxford Oxfordshire OX2 6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3 Cowley Road Oxford Oxfordshire OX4 1X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Cranmer Road Oxford Oxfordshire OX4 2Q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Cricket Road Oxford OX4 3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Hurst Street Oxford Oxfordshire OX4 1H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Magdalen Road Oxford Oxfordshire OX4 1R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9 Marlborough Road Oxford Oxfordshire OX1 4L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Monmouth Road Oxford Oxfordshire OX1 4T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Sandfield Road Headington Oxford OX3 7RG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2 The Old Bakery 54-57 St Thomas Street Oxford Oxfordshire OX1 1JP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28 The Old Bakery 54-57 St Thomas Street Oxford Oxfordshire OX1 1J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Stratford Street Oxford Oxfordshire OX4 1S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Weldon Road Oxford Oxfordshire OX3 0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7 Cornwallis Road Oxford Oxfordshire OX4 3N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Cumberland Road Oxford OX4 2B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Milton Road Oxford OX4 3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Morris Crescent Oxford Oxfordshire OX4 3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Randolph Street Oxford Oxfordshire OX4 1X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Rectory Road Oxford Oxfordshire OX4 1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Tyndale Road Oxford Oxfordshire OX4 1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Bullingdon Road Oxford OX4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5 Hurst Street Oxford OX4 1H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Junction Road Oxford Oxfordshire OX4 2N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Marlborough Road Oxford Oxfordshire OX1 4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2A Marston Road Oxford Oxfordshire OX3 0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Nicholson Road Oxford Oxfordshire OX3 0H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9 Ridgefield Road Oxford Oxfordshire OX4 3B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8 St Mary's Road Oxford Oxfordshire OX4 1Q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St Mary's Road Oxford Oxfordshire OX4 1P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Stockmore Street Oxford Oxfordshire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1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Cross Street Oxford Oxfordshire OX4 1B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H Hayfield Road Oxford Oxfordshire OX2 6T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Hodges Court Oxford OX1 4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3A James Street Oxford Oxfordshire OX4 1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Marston Road Oxford Oxfordshire OX4 1F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Princes Street Oxford Oxfordshire OX4 1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Rupert Road Oxford Oxfordshire OX4 2Q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Venneit Close Oxford Oxfordshire OX1 1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0 Abingdon Road Oxford Oxfordshire OX1 4RA</text:p>
          </table:table-cell>
          <table:table-cell office:value-type="string" table:style-name="ce5">
            <text:p><text:s text:c="2"/>Mr Paul Alexander Maskens<text:s/></text:p>
          </table:table-cell>
          <table:table-cell office:value-type="string" table:style-name="ce1">
            <text:p>16 Bailey Road Cowley Oxford OX4 3HY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2 George Moore Close Oxford Oxfordshire OX4 4B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Leopold Street Oxford Oxfordshire OX4 1P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3 Kingston Road Oxford Oxfordshire OX2 6R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Milton Road Oxford Oxfordshire OX4 3E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St Omer Road Oxford Oxfordshire OX4 3H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Ablett Close Oxford Oxfordshire OX4 1XH</text:p>
          </table:table-cell>
          <table:table-cell office:value-type="string" table:style-name="ce5">
            <text:p>Mrs Lena Jane Woods<text:s/></text:p>
          </table:table-cell>
          <table:table-cell office:value-type="string" table:style-name="ce1">
            <text:p><text:s text:c="2"/>11 Watermeadow Close Hereford HR1 1J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8 Derwent Avenue Oxford Oxfordshire OX3 0A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Magdalen Road Oxford Oxfordshire OX4 1R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0A Marston Road Oxford Oxfordshire OX3 0E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Regent Street Oxford Oxfordshire OX4 1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2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Victoria Road Oxford Oxfordshire OX2 7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Westbury Crescent Oxford Oxfordshire OX4 3R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5 Divinity Road Oxford Oxfordshire OX4 1L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C Hayfield Road Oxford Oxfordshire OX2 6T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Howard Street Oxford Oxfordshire OX4 3A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Jeune Street Oxford Oxfordshire OX4 1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Newton Road Oxford Oxfordshire OX1 4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Princes Street Oxford Oxfordshire OX4 1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Regent Street Oxford Oxfordshire OX4 1QX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Third Floor Flat A 47 St John Street Oxford Oxfordshire OX1 2L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Stockmore Street Oxford Oxfordshire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Thames Street Oxford Oxfordshire OX1 1T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9 Grays Road Oxford Oxfordshire OX3 7P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Mark Road Oxford Oxfordshire OX3 8PB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5 Woodman Villas New High Street Oxford Oxfordshire OX3 7A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0 St Mary's Road Oxford Oxfordshire OX4 1Q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3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Coolidge Close Oxford Oxfordshire OX3 7N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0 Cowley Road Oxford Oxfordshire OX4 2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Headley Way Oxford Oxfordshire OX3 0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Henley Street Oxford Oxfordshire OX4 1E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James Street Oxford Oxfordshire OX4 1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James Street Oxford Oxfordshire OX4 1E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2 James Street Oxford Oxfordshire OX4 1E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1 92 Botley Road Oxford Oxfordshire OX2 0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Crotch Crescent Oxford Oxfordshire OX3 0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Fairlie Road Oxford Oxfordshire OX4 3S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Reliance Way Oxford Oxfordshire OX4 2F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St Mary's Road Oxford Oxfordshire OX4 1P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Trinity Street Oxford Oxfordshire OX1 1T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Brasenose Driftway Oxford Oxfordshire OX4 2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Longworth Road Oxford Oxfordshire OX2 6R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Masons Road Oxford Oxfordshire OX3 8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Nye Bevan Close Oxford Oxfordshire OX4 1G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Ridgefield Road Oxford Oxfordshire OX4 3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Trinity Street Oxford Oxfordshire OX1 1TY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Student Accomodation 141-145 Cowley Road Oxford Oxfordshire OX4 1U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9 Cranham Street Oxford Oxfordshire OX2 6D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8 Derwent Avenue Headington Oxford OX3 0A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9 Howard Street Oxford Oxfordshire OX4 3AZ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5 104 London Road Headington Oxford Oxfordshire OX3 9A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0 Ridgefield Road Oxford OX4 3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6 Ridgefield Road Oxford Oxfordshire OX4 3D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2A/B/C Banbury Road Oxford Oxfordshire OX2 6JT</text:p>
          </table:table-cell>
          <table:table-cell office:value-type="string" table:style-name="ce5">
            <text:p><text:s text:c="2"/>Jiangong Zhang<text:s/></text:p>
          </table:table-cell>
          <table:table-cell office:value-type="string" table:style-name="ce1">
            <text:p><text:s text:c="2"/>34 Cunliffe Close Oxford OX2 7B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7 East Avenue Oxford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Long Close Oxford Oxfordshire OX3 8T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Ouseley Close Oxford Marston Oxfordshire OX3 0J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6 Ridgefield Road Oxford Oxfordshire OX4 3D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 Stockmore Street Oxford Oxfordshire OX4 1J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7 Cowley Road Oxford Oxfordshire OX4 1X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Cross Street Oxford Oxfordshire OX4 1B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Glebelands Headington Oxford OX3 7E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Grays Road Headington Oxford OX3 7Q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Whitson Place Oxford Oxfordshire OX4 3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Dodgson Road Oxford Oxfordshire OX4 3Q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8 Marston Road Oxford Oxfordshire OX3 0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Mill Street Oxford Oxfordshire OX2 0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3 Morrell Avenue Oxford Oxfordshire OX4 1N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Norton Close Oxford Oxfordshire OX3 7B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Rectory Road Oxford Oxfordshire OX4 1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3 Valentia Road Oxford Oxfordshire OX3 7P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0 Cowley Road Oxford Oxfordshire OX4 2D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8 Fern Hill Road Oxford Oxfordshire OX4 2J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1 Marlborough Road Oxford Oxfordshire OX1 4L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6 Rymers Lane Oxford Oxfordshire OX4 3L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0 James Street Oxford Oxfordshire OX4 1E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Peel Place Oxford Oxfordshire OX1 4U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Pembroke Street Oxford Oxfordshire OX1 1B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Shelley Road Oxford Oxfordshire OX4 3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Stanley Road Oxford Oxfordshire OX4 1Q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Foxglove Close Oxford Oxfordshire OX4 7Z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Great Mead Oxford Oxfordshire OX1 2RB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43 Hawthorn Avenue Oxford Headington Oxfordshire OX3 9J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A New High Street Oxford Oxfordshire OX3 7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Newton Road Oxford Oxfordshire OX1 4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 Palmer Road Oxford Oxfordshire OX3 8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8 Percy Street Oxford Oxfordshire OX4 3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Ridgefield Road Oxford Oxfordshire OX4 3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A St Mary's Road Oxford Oxfordshire OX4 1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7A Banbury Road Oxford Oxfordshire OX2 7HQ</text:p>
          </table:table-cell>
          <table:table-cell office:value-type="string" table:style-name="ce5">
            <text:p><text:s text:c="2"/>Mr Anthony Paine<text:s/></text:p>
          </table:table-cell>
          <table:table-cell office:value-type="string" table:style-name="ce1">
            <text:p><text:s text:c="2"/>The Coach House The Old Rectory Cherington Shipston On Stour Warwickshire CV36 5H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34 Cowley Road Oxford Oxfordshire OX4 2D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 James Street Oxford Oxfordshire OX4 1E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Swan Court Paradise Street Oxford Oxfordshire OX1 1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Stainer Place Oxford Oxfordshire OX3 0L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Stockmore Street Oxford Oxfordshire OX4 1J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Union Street Oxford Oxfordshire OX4 1J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Valentia Road Oxford Headington Oxfordshire OX3 7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Venneit Close Oxford Oxfordshire OX1 1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Harcourt Terrace Oxford Oxfordshire OX3 7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Lamarsh Road Oxford Oxfordshire OX2 0L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Lamarsh Road Oxford Oxfordshire OX2 0L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6A Oxford Road Cowley Oxford Oxfordshire OX4 2D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 Phipps Road Oxford Oxfordshire OX4 3H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Binsey Lane Oxford OX2 0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Preachers Lane Oxford Oxfordshire OX1 1R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0 Bayswater Road Oxford Oxfordshire OX3 9NZ</text:p>
          </table:table-cell>
          <table:table-cell office:value-type="string" table:style-name="ce5">
            <text:p>Mr Andrew Brown<text:s/></text:p>
          </table:table-cell>
          <table:table-cell office:value-type="string" table:style-name="ce1">
            <text:p><text:s/>AG Palmer House Morrell Crescent Littlemore Oxford OX4 4SU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78 Bullingdon Road Oxford Oxfordshire OX4 1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Earl Street Oxford Oxfordshire OX2 0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Eastern Avenue Oxford Oxfordshire OX4 4Q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9 Cowley Road Oxford Oxfordshire OX4 2A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Edgeway Road Oxford Oxfordshire OX3 0H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Gouldland Gardens Oxford Oxfordshire OX3 9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Jackson Road Oxford Oxfordshire OX2 7T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0 Margaret Road Oxford Oxfordshire OX3 8N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1 Morrell Avenue Oxford Oxfordshire OX4 1N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3 Morrell Avenue Oxford Oxfordshire OX4 1N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Stockmore Street Oxford Oxfordshire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9 Gipsy Lane Oxford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Hurst Street Oxford Oxfordshire OX4 1H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3 Morrell Avenue Oxford Oxfordshire OX4 1N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 Hertford Street Oxford Oxfordshire OX4 3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Magdalen Road Oxford Oxfordshire OX4 1R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Trafford Road Oxford Oxfordshire OX3 8B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Old Road Headington Oxford Oxfordshire OX3 7J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6 Cowley Road Oxford Oxfordshire OX4 2B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9 Iffley Road Oxford Oxfordshire OX4 1E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3 Marston Road Oxford Oxfordshire OX3 0J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Stanley Road Oxford Oxfordshire OX4 1Q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Bullingdon Road Oxford OX4 1Q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Glanville Road Oxford Oxfordshire OX4 2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Headley Way Oxford Oxfordshire OX3 0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3A Lime Walk Oxford Oxfordshire OX3 7A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4 Windmill Road Oxford Oxfordshire OX3 7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6 92 Botley Road Oxford Oxfordshire OX2 0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Fox Crescent Oxford Oxfordshire OX1 4U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Gipsy Lane Oxford Oxfordshire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9F Lake Street Oxford Oxfordshire OX1 4R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Nowell Road Oxford Oxfordshire OX4 4T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St Michael's Street Oxford Oxfordshire OX1 2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1A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Grays Road Oxford Headington Oxfordshire OX3 7Q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0 Headington Road Oxford Oxfordshire OX3 7P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A Lake Street Oxford Oxfordshire OX1 4R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9 Littlemore Road Oxford Oxfordshire OX4 3S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Marsh Lane Headington Oxford OX3 0N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9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Oliver Road Oxford Oxfordshire OX4 2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St Luke's Road Oxford Oxfordshire OX4 3J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Cardigan Street Oxford Oxfordshire OX2 6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Fairlie Road Oxford Oxfordshire OX4 3S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3 Magdalen Road Oxford Oxfordshire OX4 1R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Marlborough Road Oxford Oxfordshire OX1 4L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Hodges Court Oxford Oxfordshire OX1 4N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Swan Court Paradise Street Oxford Oxfordshire OX1 1J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 Cricket Road Oxford OX4 3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Magdalen Road Oxford Oxfordshire OX4 1R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9 Norreys Avenue Oxford Oxfordshire OX1 4S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Percy Street Oxford Oxfordshire OX4 3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Princes Street Oxford Oxfordshire OX4 1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9 Ridgefield Road Oxford OX4 3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Shelley Road Oxford Oxfordshire OX4 3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Valentia Road Oxford Headington Oxfordshire OX3 7P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2 92 Botley Road Oxford Oxfordshire OX2 0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Boulter Street Oxford Oxfordshire OX4 1A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Boulter Street Oxford Oxfordshire OX4 1A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6 Crescent Road Oxford Oxfordshire OX4 2P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186 Headington Road Oxford Headington Oxfordshire OX3 0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Leopold Street Oxford Oxfordshire OX4 1P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Slade Close Oxford Oxfordshire OX3 7D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4 St Clements Street Oxford Oxfordshire OX4 1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Divinity Road Oxford Oxfordshire OX4 1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5 Old High Street Oxford Oxfordshire OX3 9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Copse Lane Oxford Oxfordshire OX3 0A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2 Divinity Road Oxford Oxfordshire OX4 1L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5 Trinity Street Oxford Oxfordshire OX1 1T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Cottesmore Road Oxford Oxfordshire OX4 4T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3 Cricket Road Oxford Oxfordshire OX4 3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Croft Road Oxford Marston Oxfordshire OX3 0J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Grays Road Oxford Oxfordshire OX3 7Q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6 Horspath Road Oxford Oxfordshire OX4 2Q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Sheepway Court Oxford Oxfordshire OX4 4JL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Second Floor Flat B 47-48 St John Street Oxford Oxfordshire OX1 2L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9B St Mary's Road Oxford Oxfordshire OX4 1Q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St Thomas Street Oxford Oxfordshire OX1 1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7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Cross Street Oxford Oxfordshire OX4 1B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Essex Street Oxford OX4 3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Hodges Court Oxford Oxfordshire OX1 4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Morrell Avenue Oxford Oxfordshire OX4 1N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B St Mary's Road Oxford Oxfordshire OX4 1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Cherwell Street Oxford Oxfordshire OX4 1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7 Walton Crescent Oxford Oxfordshire OX1 2J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8 Cowley Road Oxford Oxfordshire OX4 2B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9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Lamarsh Road Oxford Oxfordshire OX2 0L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St Barnabas Street Oxford Oxfordshire OX2 6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Albert Street Oxford Oxfordshire OX2 6AY</text:p>
          </table:table-cell>
          <table:table-cell office:value-type="string" table:style-name="ce5">
            <text:p><text:s text:c="2"/>Mr Daniel Tapping<text:s/></text:p>
          </table:table-cell>
          <table:table-cell office:value-type="string" table:style-name="ce1">
            <text:p><text:s text:c="2"/>19 Cavalier Road Thame OX9 3TP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8 Bartlemas Road Oxford OX4 1XX</text:p>
          </table:table-cell>
          <table:table-cell office:value-type="string" table:style-name="ce5">
            <text:p>Mr Nicholas Lloyd Wright<text:s/></text:p>
          </table:table-cell>
          <table:table-cell office:value-type="string" table:style-name="ce1">
            <text:p><text:s text:c="2"/>Flat 304 52 New Inn Hall Street Oxford OX1 2DE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74 Chilswell Road Oxford Oxfordshire OX1 4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1 Cricket Road Oxford Oxfordshire OX4 3D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Heath Close Oxford Oxfordshire OX3 7N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3 Howard Street Oxford Oxfordshire OX4 3A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2 Reliance Way Oxford Oxfordshire OX4 2F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5 St Clement's Street Oxford Oxfordshire OX4 1A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Venneit Close Oxford Oxfordshire OX1 1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Belvedere Road Oxford Oxfordshire OX4 2AZ</text:p>
          </table:table-cell>
          <table:table-cell office:value-type="string" table:style-name="ce5">
            <text:p><text:s text:c="2"/>Ms Sarah Gadsden</text:p>
          </table:table-cell>
          <table:table-cell office:value-type="string" table:style-name="ce1">
            <text:p><text:s text:c="2"/>1 Warneford Road Oxford OX4 1LT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5 Binsey Lane Oxford OX2 0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Edith Road Oxford Oxfordshire OX1 4Q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9 Ferry Road Oxford Oxfordshire OX3 0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Harbord Road Oxford Oxfordshire OX2 8L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1 Headley Way Oxford Oxfordshire OX3 7S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7 Magdalen Road Oxford Oxfordshire OX4 1R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Ashhurst Way Oxford OX4 4RE</text:p>
          </table:table-cell>
          <table:table-cell office:value-type="string" table:style-name="ce5">
            <text:p><text:s text:c="2"/>Mr Mohammad Jamil Faruq<text:s/></text:p>
          </table:table-cell>
          <table:table-cell office:value-type="string" table:style-name="ce1">
            <text:p><text:s text:c="2"/>10 Ridgefield Road Oxford OX4 3BT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2 Benson Road Oxford Oxfordshire OX3 7EH</text:p>
          </table:table-cell>
          <table:table-cell office:value-type="string" table:style-name="ce5">
            <text:p>Mr Ross Joyner<text:s/></text:p>
          </table:table-cell>
          <table:table-cell office:value-type="string" table:style-name="ce1">
            <text:p><text:s text:c="2"/>56 Barley Close Wallingford OX10 9BX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6 James Street Oxford Oxfordshire OX4 1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Asquith Road Oxford Oxfordshire OX4 4RH</text:p>
          </table:table-cell>
          <table:table-cell office:value-type="string" table:style-name="ce5">
            <text:p><text:s text:c="2"/>Mr Kesem Kuka<text:s/></text:p>
          </table:table-cell>
          <table:table-cell office:value-type="string" table:style-name="ce1">
            <text:p>42 Asquith Road Oxford OX4 4RH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26 Banbury Road Oxford Oxfordshire OX2 8EG</text:p>
          </table:table-cell>
          <table:table-cell office:value-type="string" table:style-name="ce5">
            <text:p>Mr Robert Zervos<text:s/></text:p>
          </table:table-cell>
          <table:table-cell office:value-type="string" table:style-name="ce1">
            <text:p><text:s text:c="2"/>35 Park Close Oxford OX2 8NP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9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2C Cowley Road Oxford Oxfordshire OX4 1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7A Cowley Road Oxford Oxfordshire OX4 1U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3 Mill Street Oxford Oxfordshire OX2 0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Boundary Brook Road Oxford Oxfordshire OX4 4A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Hart Street Oxford Oxfordshire OX2 6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6 Hurst Street Oxford Oxfordshire OX4 1H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1 Lake Street Oxford Oxfordshire OX1 4R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Marsh Road Oxford Oxfordshire OX4 2H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3 Abingdon Road Oxford Oxfordshire OX1 4PR</text:p>
          </table:table-cell>
          <table:table-cell office:value-type="string" table:style-name="ce5">
            <text:p>Mr Shakil Ahmed<text:s/></text:p>
          </table:table-cell>
          <table:table-cell office:value-type="string" table:style-name="ce1">
            <text:p><text:s text:c="2"/>22 Cowley Road Littlemore Oxford Oxfordshire OX4 4JY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1 Ashhurst Way Oxford OX4 4RE</text:p>
          </table:table-cell>
          <table:table-cell office:value-type="string" table:style-name="ce5">
            <text:p>Mr Javeed Iqbal Faruq<text:s/></text:p>
          </table:table-cell>
          <table:table-cell office:value-type="string" table:style-name="ce1">
            <text:p><text:s text:c="2"/>1 Whitson Place Oxford Oxfordshire OX4 3D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1 Aston Street Oxford Oxfordshire OX4 1EW</text:p>
          </table:table-cell>
          <table:table-cell office:value-type="string" table:style-name="ce5">
            <text:p><text:s text:c="2"/>Mrs Jose Strawson<text:s/></text:p>
          </table:table-cell>
          <table:table-cell office:value-type="string" table:style-name="ce1">
            <text:p>16 Polstead Road Oxford OX2 6TN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2A Cricket Road Oxford Oxfordshire OX4 3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9 Dene Road Headington Oxford OX3 7E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Gipsy Lane Oxford Oxfordshire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Headley Way Oxford Oxfordshire OX3 0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Holyoake Road Oxford Oxfordshire OX3 8AE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72 The Crescent Mandelbrote Drive Oxford Oxfordshire OX4 4X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Marlborough Road Oxford Oxfordshire OX1 4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Marshall Road Oxford Oxfordshire OX4 2N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2 Marston Road Oxford Oxfordshire OX3 0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7 Marston Road Oxford Oxfordshire OX3 0J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Calcot Close Oxford Oxfordshire OX3 8P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Hart Street Oxford Oxfordshire OX2 6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8 Headley Way Oxford Oxfordshire OX3 7T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James Street Oxford OX4 1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0 Magdalen Road Oxford Oxfordshire OX4 1R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Marlborough Road Oxford Oxfordshire OX1 4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Oxford Road Cowley Oxford Oxfordshire OX4 2E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Ridgefield Road Oxford Oxfordshire OX4 3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Titup Hall Drive Oxford Oxfordshire OX3 8Q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1 Iffley Road Oxford Oxfordshire OX4 1E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3 James Street Oxford Oxfordshire OX4 1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8 Magdalen Road Oxford Oxfordshire OX4 1R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Meadow Lane Oxford Oxfordshire OX4 1T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Meyseys Close Oxford Oxfordshire OX3 7S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0 Morrell Avenue Oxford Oxfordshire OX4 1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A St Clement's Street Oxford Oxfordshire OX4 1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5">
          <table:table-cell office:value-type="string" table:style-name="ce4">
            <text:p>71 Bailey Road Oxford Oxfordshire OX4 3HX/20 Bartlemas Road Oxford Oxfordshire OX4 1XX/ <text:s/>20 Bateman Street Oxford Headington Oxfordshire OX3 7BG</text:p>
          </table:table-cell>
          <table:table-cell office:value-type="string" table:style-name="ce5">
            <text:p><text:s text:c="2"/>Mr Vincent McMackin<text:s/></text:p>
          </table:table-cell>
          <table:table-cell office:value-type="string" table:style-name="ce1">
            <text:p>61 St Clements Oxford OX4 1AH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08 Cowley Road Oxford Oxfordshire OX4 2A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7 Hollow Way Oxford Oxfordshire OX4 2N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C New High Street Oxford Oxfordshire OX3 7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Newton Road Oxford Oxfordshire OX1 4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Cavendish Drive Oxford Marston Oxfordshire OX3 0S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White Road Oxford Oxfordshire OX4 2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Wilson Place Cave Street Oxford Oxfordshire OX4 1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Fern Hill Road Oxford OX4 2J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3 Iffley Road Oxford Oxfordshire OX4 4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Magdalen Road Oxford Oxfordshire OX4 1R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8 Marlborough Road Oxford Oxfordshire OX1 4L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2 Marston Road Oxford Oxfordshire OX3 0J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9 Marston Road Oxford Oxfordshire OX3 0E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Ridgefield Road Oxford Oxfordshire OX4 3B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Bracegirdle Road Oxford Oxfordshire OX3 8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9 Divinity Road Oxford Oxfordshire OX4 1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Horwood Close Oxford Headington Oxfordshire OX3 7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Riverside Road Oxford Oxfordshire OX2 0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Slade Close Oxford Oxfordshire OX3 7D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Wellington Street Oxford OX2 6B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Juniper Drive Oxford Oxfordshire OX4 6R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5A Bridge Street Oxford Oxfordshire OX2 0B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Hodges Court Oxford Oxfordshire OX1 4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6 Howard Street Oxford Oxfordshire OX4 3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Meyseys Close Oxford Oxfordshire OX3 7S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Ship Street Oxford Oxfordshire OX1 3D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Beechey Avenue Oxford Marston Oxfordshire OX3 0JU</text:p>
          </table:table-cell>
          <table:table-cell office:value-type="string" table:style-name="ce5">
            <text:p><text:s text:c="2"/>Mr Philip Rainbow</text:p>
          </table:table-cell>
          <table:table-cell office:value-type="string" table:style-name="ce1">
            <text:p><text:s text:c="2"/>Greytiles Burford Road Brize Norton Oxon OX18 3NN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3 Boswell Road Oxford Oxfordshire OX4 3H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3 Iffley Road Oxford Oxfordshire OX4 1S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1 Iffley Road Oxford Oxfordshire OX4 1S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Green Street Oxford Oxfordshire OX4 1Y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1 Reliance Way Oxford Oxfordshire OX4 2F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3 Campbell Road Oxford Oxfordshire OX4 3P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Cherwell Street Oxford Oxfordshire OX4 1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Mark Road Oxford Oxfordshire OX3 8P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Milton Road Oxford Oxfordshire OX4 3E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Outram Road Oxford Oxfordshire OX4 3P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Palmer Road Oxford Oxfordshire OX3 8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Pembroke Street Oxford Oxfordshire OX1 1B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- 8 Pembroke Street Oxford Oxfordshire OX1 1B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Ridgefield Road Oxford Oxfordshire OX4 3BU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Site Of 4 Pembroke Street And 94 St Aldate's Oxford Oxfordshire OX1 1B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Wilson Place Cave Street Oxford Oxfordshire OX4 1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4A Fern Hill Road Oxford Oxfordshire OX4 2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Holyoake Road Oxford Oxfordshire OX3 8A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3 Hurst Street Oxford Oxfordshire OX4 1H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Kenilworth Avenue Oxford OX4 2A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Littlehay Road Oxford Oxfordshire OX4 3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7 Reliance Way Oxford Oxfordshire OX4 2F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Richmond Road Oxford Oxfordshire OX1 2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2A Rose Hill Oxford Oxfordshire OX4 4H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Venneit Close Oxford Oxfordshire OX1 1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3 Bullingdon Road Oxford Oxfordshire OX4 1Q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 Kennett Road Oxford Headington Oxfordshire OX3 7B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4 Percy Street Oxford Oxfordshire OX4 3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Troy Close Oxford Oxfordshire OX3 7S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0 Banbury Road Oxford OX2 7BT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7 Oxford Military College Bennett Crescent Oxford Oxfordshire OX4 2UG</text:p>
          </table:table-cell>
          <table:table-cell office:value-type="string" table:style-name="ce5">
            <text:p><text:s text:c="2"/>Mr Fintan Dennis O'Brien<text:s/></text:p>
          </table:table-cell>
          <table:table-cell office:value-type="string" table:style-name="ce1">
            <text:p><text:s text:c="2"/>3 Abbotts Place Chesham HP5 3H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 Stile Road Oxford Oxfordshire OX3 8A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Sunderland Avenue Oxford Oxfordshire OX2 8D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5 Bulan Road Oxford Oxfordshire OX3 7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 Bullingdon Road Oxford Oxfordshire OX4 1Q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Wilson Place Cave Street Oxford Oxfordshire OX4 1A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Drove Acre Road Oxford Oxfordshire OX4 3D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9 Marston Road Oxford Oxfordshire OX3 0E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Barrett Street Oxford OX2 0AT</text:p>
          </table:table-cell>
          <table:table-cell office:value-type="string" table:style-name="ce5">
            <text:p><text:s text:c="2"/>Mr Mohammed Ayub<text:s/></text:p>
          </table:table-cell>
          <table:table-cell office:value-type="string" table:style-name="ce1">
            <text:p><text:s text:c="2"/>Harcourt Arms Farmhouse 17A Nuneham Courtenay Oxford OX44 9NX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0 Bullingdon Road Oxford Oxfordshire OX4 1Q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Fletcher Road Oxford Oxfordshire OX4 2U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0 Dene Road Oxford Oxfordshire OX3 7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8 Hurst Street Oxford OX4 1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Walton Lane Oxford Oxfordshire OX1 2J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0 Abingdon Road Oxford Oxfordshire OX1 4SP</text:p>
          </table:table-cell>
          <table:table-cell office:value-type="string" table:style-name="ce5">
            <text:p><text:s text:c="2"/>Mr John Reginald McBride<text:s/></text:p>
          </table:table-cell>
          <table:table-cell office:value-type="string" table:style-name="ce1">
            <text:p>22 The Field Dry Sandford Abingdon Oxfordshire OX13 6E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6 Ashhurst Way Oxford OX4 4RE</text:p>
          </table:table-cell>
          <table:table-cell office:value-type="string" table:style-name="ce5">
            <text:p>Mr Mazhar Kamal Dogar<text:s/></text:p>
          </table:table-cell>
          <table:table-cell office:value-type="string" table:style-name="ce1">
            <text:p>1 Hillsborough Road Oxford Oxfordshire OX4 3S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16 Campbell Road Oxford OX4 3N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7 Headley Way Oxford Oxfordshire OX3 7S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B 173 Iffley Road Oxford Oxfordshire OX4 1E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53 Marston Road Oxford Oxfordshire OX3 0J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7 St Leonard's Road Oxford Oxfordshire OX3 8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Gouldland Gardens Oxford Oxfordshire OX3 9D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4 Headley Way Oxford Oxfordshire OX3 7T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7 Howard Street Oxford Oxfordshire OX4 3A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489 Marston Road Oxford Oxfordshire OX3 0J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Oliver Road Oxford Oxfordshire OX4 2J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2 Warwick Street Oxford Oxfordshire OX4 1S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Cricket Road Oxford Oxfordshire OX4 3D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Gipsy Lane Oxford Oxfordshire OX3 7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8 Gladstone Road Oxford Oxfordshire OX3 8L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2 The Heyes Gloucester Green Oxford Oxfordshire OX1 2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Lime Walk Oxford Oxfordshire OX3 7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Peppercorn Avenue Oxford Oxfordshire OX3 8R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Warneford Road Oxford Oxfordshire OX4 1L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West Street Oxford Oxfordshire OX2 0B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6 Woodstock Road Oxford Oxfordshire OX2 7N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A Abingdon Road Oxford Oxfordshire OX1 4PE</text:p>
          </table:table-cell>
          <table:table-cell office:value-type="string" table:style-name="ce5">
            <text:p><text:s text:c="2"/>Mr Chuhar Singh<text:s/></text:p>
          </table:table-cell>
          <table:table-cell office:value-type="string" table:style-name="ce1">
            <text:p><text:s text:c="2"/>36 White Way Kidlington OX5 2XA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6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Top Floor Flat A 74 Lime Walk Oxford Oxfordshire OX3 7A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3 Botley Road Oxford Oxfordshire OX2 0H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Tyndale Road Oxford Oxfordshire OX4 1J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 Southfield Road Oxford Oxfordshire OX4 1N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8 Botley Road Oxford Oxfordshire OX2 0BU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The Family Centre Cross Street Oxford Oxfordshire OX4 1D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9 Hollow Way Oxford Oxfordshire OX4 2N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Leys Place Oxford Oxfordshire OX4 3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Leys Place Oxford Oxfordshire OX4 3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Leys Place Oxford Oxfordshire OX4 3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Pitts Road Oxford Headington Oxfordshire OX3 8B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1 St Mary's Road Oxford Oxfordshire OX4 1Q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Alexandra Road Oxford Oxfordshire OX2 0DB</text:p>
          </table:table-cell>
          <table:table-cell office:value-type="string" table:style-name="ce5">
            <text:p><text:s text:c="2"/>Mr William Albert Barnett<text:s/></text:p>
          </table:table-cell>
          <table:table-cell office:value-type="string" table:style-name="ce1">
            <text:p><text:s text:c="2"/>Tilbury Farm Botley Oxford OX2 9N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3 Fair View Oxford Oxfordshire OX3 7E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A 173 Iffley Road Oxford Oxfordshire OX4 1E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A Littlehay Road Oxford Oxfordshire OX4 3E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7 Marlborough Road Oxford Oxfordshire OX1 4L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1 Oxford Road Cowley Oxford Cowley Oxfordshire OX4 2E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9 Ridgefield Road Oxford Oxfordshire OX4 3B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6 St Mary's Road Oxford Oxfordshire OX4 1Q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Vicarage Road Oxford Oxfordshire OX1 4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Wharton Road Oxford Headington Oxfordshire OX3 8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York Place Oxford Oxfordshire OX4 1Y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A Dene Road Oxford Oxfordshire OX3 7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Parsons Place Oxford Oxfordshire OX4 1N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Ridgefield Road Oxford OX4 3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Cranham Terrace Oxford Oxfordshire OX2 6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Cranham Terrace Oxford Oxfordshire OX2 6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Earl Street Oxford Oxfordshire OX2 0J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7 Botley Road Oxford Oxfordshire OX2 0H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Green Place Oxford Oxfordshire OX1 4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E 11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Newton Road Oxford Oxfordshire OX1 4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7 Randolph Street Oxford Oxfordshire OX4 1X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3 Vicarage Road Oxford Oxfordshire OX1 4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Ablett Close Oxford Oxfordshire OX4 1XH</text:p>
          </table:table-cell>
          <table:table-cell office:value-type="string" table:style-name="ce5">
            <text:p><text:s text:c="2"/>Mr Richard Morgan<text:s/></text:p>
          </table:table-cell>
          <table:table-cell office:value-type="string" table:style-name="ce1">
            <text:p>Flat 1, 54 Davenant Road Oxford OX2 8BX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4 Hertford Street Oxford Oxfordshire OX4 3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James Street Oxford Oxfordshire OX4 1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Kenilworth Avenue Oxford Oxfordshire OX4 2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Stone Street Oxford Oxfordshire OX4 1N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Benson Road Oxford Oxfordshire OX3 7EJ</text:p>
          </table:table-cell>
          <table:table-cell office:value-type="string" table:style-name="ce5">
            <text:p><text:s text:c="2"/>Mr Gurmail Singh Ojla<text:s/></text:p>
          </table:table-cell>
          <table:table-cell office:value-type="string" table:style-name="ce1">
            <text:p><text:s text:c="2"/>4 Tanfield Lane Middleton Milton Keynes Buckinghamshire MK10 9HB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B Dene Road Oxford Oxfordshire OX3 7E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A Gerard Place Oxford Oxfordshire OX4 3H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Reliance Way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C St Mary's Road Oxford Oxfordshire OX4 1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4 Abingdon Road Oxford Oxfordshire OX1 4SP</text:p>
          </table:table-cell>
          <table:table-cell office:value-type="string" table:style-name="ce5">
            <text:p>Mr Arshad Hussain<text:s/></text:p>
          </table:table-cell>
          <table:table-cell office:value-type="string" table:style-name="ce1">
            <text:p>7 Abberbury Avenue Oxford OX4 4EU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4 John Buchan Road Oxford Oxfordshire OX3 9Q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9A Botley Road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6 Morrell Avenue Oxford Oxfordshire OX4 1L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Comfrey Road Oxford Oxfordshire OX4 6S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3 Gipsy Lane Oxford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Gipsy Lane Headington Oxford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Botley Road Oxford Oxfordshire OX2 0E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Wilson Place Cave Street Oxford Oxfordshire OX4 1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Church Cowley Road Oxford Oxfordshire OX4 3J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3 Cricket Road Oxford Oxfordshire OX4 3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1 Morrell Avenue Oxford Oxfordshire OX4 1N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Cardigan Street Oxford Oxfordshire OX2 6B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Wilson Place Cave Street Oxford Oxfordshire OX4 1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5 Collinwood Road Oxford Oxfordshire OX3 8H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4 Cowley Road Oxford Oxfordshire OX4 2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Kenilworth Avenue Oxford Oxfordshire OX4 2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Cavendish Road Oxford OX2 7T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7 Cowley Road Oxford Oxfordshire OX4 2B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7 Divinity Road Oxford Oxfordshire OX4 1L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Gwyneth Road Oxford Oxfordshire OX4 4Q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Headley Way Oxford Oxfordshire OX3 7S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Kelburne Road Oxford Oxfordshire OX4 3SJ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9 Razia Apartments 312 London Road Headington Oxford Oxfordshire OX3 8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Silver Road Oxford Oxfordshire OX4 3A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A Vicarage Road Oxford Oxfordshire OX1 4R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Walton Crescent Oxford Oxfordshire OX1 2J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East Avenue Oxford Oxfordshire OX4 1X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Horspath Road Oxford Oxfordshire OX4 2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Tawney Street Oxford Oxfordshire OX4 1N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Hurst Street Oxford Oxfordshire OX4 1H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7 Iffley Road Oxford Oxfordshire OX4 4D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8 Southfield Road Oxford Oxfordshire OX4 1PA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Above 58A St Clement's Street Oxford Oxfordshire OX4 1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Swinburne Road Oxford Oxfordshire OX4 4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Hurst Street Oxford Oxfordshire OX4 1H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5 Marlborough Road Oxford Oxfordshire OX1 4L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Milton Road Oxford Oxfordshire OX4 3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South Parade Oxford Oxfordshire OX2 7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South Parade Oxford Oxfordshire OX2 7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3 Gipsy Lane Oxford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A John Buchan Road Oxford Oxfordshire OX3 9Q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2 Woodstock Road Oxford Oxfordshire OX2 7NH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3 Lysander Court 184 Cowley Road Oxford Oxfordshire OX4 1U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0 Howard Street Oxford Oxfordshire OX4 3B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Lyndworth Mews Oxford Oxfordshire OX3 9H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Ridgefield Road Oxford Oxfordshire OX4 3B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9 Boundary Brook Road Oxford Oxfordshire OX4 4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4A Cowley Road Oxford Oxfordshire OX4 1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Grays Road Oxford Headington Oxfordshire OX3 7P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Raymund Road Oxford Oxfordshire OX3 0S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5 Reliance Way Oxford Oxfordshire OX4 2F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Wytham Street Oxford Oxfordshire OX1 4T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Clive Road Oxford Oxfordshire OX4 3EJ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Second Floor 142 - 144 Cowley Road Oxford Oxfordshire OX4 1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9 Cowley Road Oxford Oxfordshire OX4 2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8 East Avenue Oxford Oxfordshire OX4 1X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Hawkins Street Oxford Oxfordshire OX4 1Y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Lawrence Road Oxford Oxfordshire OX4 3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Cumberland Road Oxford Oxfordshire OX4 2B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Lyndworth Close Oxford Oxfordshire OX3 9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Oswestry Road Oxford Oxfordshire OX1 4T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2 16 Stapleton Road Oxford Oxfordshire OX3 7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Stockleys Road Oxford Oxfordshire OX3 9R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White House Road Oxford Oxfordshire OX1 4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5 92 Botley Road Oxford Oxfordshire OX2 0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Denmark Street Oxford Oxfordshire OX4 1Q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3B Iffley Road Oxford Oxfordshire OX4 4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Buckingham Street Oxford Oxfordshire OX1 4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Cardwell Crescent Oxford Oxfordshire OX3 7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Southfield Road Oxford Oxfordshire OX4 1N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Hodges Court Oxford Oxfordshire OX1 4N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Hollow Way Oxford Oxfordshire OX4 2N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6 Kingston Road Oxford OX2 6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Clive Road Oxford Oxfordshire OX4 3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Havelock Road Oxford Oxfordshire OX4 3E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Stewart Street Oxford Oxfordshire OX1 4R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4 Divinity Road Oxford Oxfordshire OX4 1L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4 Headington Road Oxford Oxfordshire OX3 7P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5 Hurst Street Oxford Oxfordshire OX4 1H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Pipkin Way Oxford Oxfordshire OX4 4A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Randolph Street Oxford Oxfordshire OX4 1X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Inott Furze Oxford Oxfordshire OX3 7E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Brock Grove Oxford Oxfordshire OX2 0F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Stanley Road Oxford OX4 1QZ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42 Arlington Drive Oxford Oxfordshire OX3 0SJ/33 Beechey Avenue Oxford Oxfordshire OX3 0JU<text:s/></text:p>
          </table:table-cell>
          <table:table-cell office:value-type="string" table:style-name="ce5">
            <text:p><text:s text:c="2"/>Mr Gary Michael Newsham<text:s/></text:p>
          </table:table-cell>
          <table:table-cell office:value-type="string" table:style-name="ce1">
            <text:p><text:s text:c="2"/>1 Audrey's Court Ock Street Abingdon Oxford OX14 5DQ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2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9A Kingston Road Oxford Oxfordshire OX2 6R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Comfrey Road Oxford Oxfordshire OX4 6S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5D Cowley Road Oxford Oxfordshire OX4 2D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9D Lake Street Oxford Oxfordshire OX1 4R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5 Oxford Road Cowley Oxford OX4 2E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Salegate Lane Oxford Oxfordshire OX4 2HQ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The Old Mission Hall 57B St Clement's Street Oxford Oxfordshire OX4 1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Stanley Road Oxford Oxfordshire OX4 1Q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Clive Road Oxford Oxfordshire OX4 3E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6 Cowley Road Oxford Oxfordshire OX4 2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Fern Hill Road Oxford Oxfordshire OX4 2J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A Lime Walk Oxford Oxfordshire OX3 7A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8A Oxford Road Cowley Oxford OX4 2D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Rectory Road Oxford Oxfordshire OX4 1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5 Reliance Way Oxford Oxfordshire OX4 2F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Reliance Way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Ridgefield Road Oxford OX4 3B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Shelford Place Oxford Oxfordshire OX3 7N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Belvedere Road Oxford Oxfordshire OX4 2AZ</text:p>
          </table:table-cell>
          <table:table-cell office:value-type="string" table:style-name="ce5">
            <text:p>Mr Milan Vukoman<text:s/></text:p>
          </table:table-cell>
          <table:table-cell office:value-type="string" table:style-name="ce1">
            <text:p><text:s text:c="2"/>3 Belvedere Road Oxford Oxfordshire OX4 2AZ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18 Charles Street Oxford Oxfordshire OX4 3AT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2 Razia Apartments 312 London Road Headington Oxford Oxfordshire OX3 8D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St Giles' Oxford Oxfordshire OX1 3L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4 Banbury Road Oxford Oxfordshire OX2 7ED</text:p>
          </table:table-cell>
          <table:table-cell office:value-type="string" table:style-name="ce5">
            <text:p><text:s text:c="2"/>Mr Deepak Gupta<text:s/></text:p>
          </table:table-cell>
          <table:table-cell office:value-type="string" table:style-name="ce1">
            <text:p><text:s text:c="2"/>55A Bladon Road Woodstock Oxford OX20 1Q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9A St Clements Street Oxford Oxfordshire OX4 1AH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33 Girdlestone Road Oxford Headington Oxfordshire OX3 7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0 St Clement's Street Oxford Oxfordshire OX4 1A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James Street Oxford Oxfordshire OX4 1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Caroline Street Oxford Oxfordshire OX4 1U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Stratford Street Oxford Oxfordshire OX4 1S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3 Bulan Road Oxford Oxfordshire OX3 7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6 Botley Road Oxford Oxfordshire OX2 0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Bulan Road Oxford Oxfordshire OX3 7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Derwent Avenue Oxford Oxfordshire OX3 0A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Lawrence Road Oxford Oxfordshire OX4 3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0A St Clement's Street Oxford Oxfordshire OX4 1A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2 Howard Street Oxford Oxfordshire OX4 3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Warwick Street Oxford Oxfordshire OX4 1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West Street Oxford Oxfordshire OX2 0B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Copse Lane Oxford Oxfordshire OX3 0A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0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Hodges Court Oxford Oxfordshire OX1 4N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8 Dene Road Oxford Oxfordshire OX3 7EG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216 Headington Road Oxford Headington Oxfordshire OX3 7P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Hillsborough Road Oxford Oxfordshire OX4 3S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Mill Street Oxford Oxfordshire OX2 0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A Grays Road Oxford Oxfordshire OX3 7Q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Harcourt Terrace Oxford Oxfordshire OX3 7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Iffley Road Oxford Oxfordshire OX4 1E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Oxford Road Cowley Oxford Oxfordshire OX4 2E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1 The Slade Oxford Oxfordshire OX3 7H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Barrington Close Oxford Oxfordshire OX3 7AX</text:p>
          </table:table-cell>
          <table:table-cell office:value-type="string" table:style-name="ce5">
            <text:p><text:s text:c="2"/>Dr Moktar Osman Guelleh<text:s/></text:p>
          </table:table-cell>
          <table:table-cell office:value-type="string" table:style-name="ce1">
            <text:p><text:s text:c="2"/>Bankside Soles Hill Chilham Canterbury CT4 8JZ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1 Oswestry Road Oxford Oxfordshire OX1 4T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8 Phipps Road Oxford Oxfordshire OX4 3H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Temple Street Oxford Oxfordshire OX4 1J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Cowley Road Oxford Oxfordshire OX4 1H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3 Iffley Road Oxford Oxfordshire OX4 1S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Lodge Close Oxford Oxfordshire OX3 0Q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2 Walton Street Oxford Oxfordshire OX2 6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Bullingdon Road Oxford OX4 1Q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5 Dene Road Oxford Oxfordshire OX3 7E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Harefields Oxford Oxfordshire OX2 8N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Cricket Road Oxford OX4 3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Eyot Place Oxford Oxfordshire OX4 1S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Leopold Street Oxford Oxfordshire OX4 1P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Pipkin Way Oxford Oxfordshire OX4 4AR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3 Alica House 2A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Clive Road Oxford Oxfordshire OX4 3E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0 Headley Way Oxford Oxfordshire OX3 7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9 Horspath Road Oxford Oxfordshire OX4 2Q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Nuffield Road Oxford Oxfordshire OX3 8R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Pauling Road Oxford Oxfordshire OX3 8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Whitson Place Oxford OX4 3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3 East Avenue Oxford Oxfordshire OX4 1X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1 58 Windmill Road Oxford Oxfordshire OX3 7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0 Lime Walk Oxford Oxfordshire OX3 7A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Abingdon Road Oxford Oxfordshire OX1 4PE</text:p>
          </table:table-cell>
          <table:table-cell office:value-type="string" table:style-name="ce5">
            <text:p><text:s text:c="2"/>Miss Susan Phillips<text:s/></text:p>
          </table:table-cell>
          <table:table-cell office:value-type="string" table:style-name="ce1">
            <text:p>16 Campden Close Witney Oxfordshire OX28 5YH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1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Westlands Drive Oxford Oxfordshire OX3 9Q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Purcell Road Oxford Oxfordshire OX3 0E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 Abingdon Road Oxford Oxfordshire OX1 4PE</text:p>
          </table:table-cell>
          <table:table-cell office:value-type="string" table:style-name="ce5">
            <text:p><text:s text:c="2"/>Mr Royston Burton<text:s/></text:p>
          </table:table-cell>
          <table:table-cell office:value-type="string" table:style-name="ce1">
            <text:p><text:s text:c="2"/>Lechlade Manor Lechlade-on-Thames Gloucestershire GL7 3BB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1 Bannister Close Oxford Oxfordshire OX4 1SH</text:p>
          </table:table-cell>
          <table:table-cell office:value-type="string" table:style-name="ce5">
            <text:p><text:s text:c="2"/>Mrs Kathleen Barbara Siddle</text:p>
          </table:table-cell>
          <table:table-cell office:value-type="string" table:style-name="ce1">
            <text:p><text:s text:c="2"/>12 Duchess Park Helensburgh Dunbartonshire G84 9PY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 Ridgefield Road Oxford Oxfordshire OX4 3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7A Cowley Road Oxford Oxfordshire OX4 1H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 Horspath Road Oxford Oxfordshire OX4 2Q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York Road Oxford Oxfordshire OX3 8N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Hertford Street Oxford Oxfordshire OX4 3A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8 Marlborough Road Oxford Oxfordshire OX1 4L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Waynflete Road Oxford Oxfordshire OX3 8B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3 Dene Road Oxford Oxfordshire OX3 7E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Glanville Road Oxford Oxfordshire OX4 2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Horwood Close Oxford Headington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Beech House 2B Jeune Street Oxford Oxfordshire OX4 1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Shelley Road Oxford Oxfordshire OX4 3E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3 Abingdon Road Oxford Oxfordshire OX1 4TH</text:p>
          </table:table-cell>
          <table:table-cell office:value-type="string" table:style-name="ce5">
            <text:p>Mr Asad Ullah Agha<text:s/></text:p>
          </table:table-cell>
          <table:table-cell office:value-type="string" table:style-name="ce1">
            <text:p><text:s text:c="2"/>29 Marshall Crescent Middle Barton OX7 7HA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93 Cowley Road Littlemore Oxford Oxfordshire OX4 3T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 Donnington Bridge Road Oxford Oxfordshire OX4 4B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3 Morrell Avenue Oxford OX4 1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1A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6 Hurst Street Oxford Oxfordshire OX4 1H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8 Ridgefield Road Oxford Oxfordshire OX4 3D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Warwick Street Oxford Oxfordshire OX4 1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F 217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E 217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5 Nowell Road Oxford Oxfordshire OX4 4T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Hurst Street Oxford Oxfordshire OX4 1E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Marsh Lane Oxford Headington Oxfordshire OX3 0N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5 Long Lane Oxford Oxfordshire OX4 3T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6 Wilkins Road Oxford Oxfordshire OX4 2J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Girdlestone Road Oxford Oxfordshire OX3 7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Hayfield Road Oxford Oxfordshire OX2 6T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Hendred Street Oxford Oxfordshire OX4 2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9 Iffley Road Oxford Oxfordshire OX4 4D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Mark Road Oxford Oxfordshire OX3 8P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5 Wood Farm Road Oxford Oxfordshire OX3 8P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Rostar 396 Woodstock Road Oxford Oxfordshire OX2 8J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Morrell Avenue Oxford Oxfordshire OX4 1N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7 Mayfair Road Oxford Oxfordshire OX4 3S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6 Morrell Avenue Oxford Oxfordshire OX4 1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Bankside Oxford Oxfordshire</text:p>
          </table:table-cell>
          <table:table-cell office:value-type="string" table:style-name="ce5">
            <text:p><text:s text:c="2"/>Mr Timothy King<text:s/></text:p>
          </table:table-cell>
          <table:table-cell office:value-type="string" table:style-name="ce1">
            <text:p>Bankside The Alley Bishopstone Salisbury SP5 4DB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32 Howard Street Oxford Oxfordshire OX4 3B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Middle Flat 247B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Alma Place Oxford Oxfordshire OX4 1JW</text:p>
          </table:table-cell>
          <table:table-cell office:value-type="string" table:style-name="ce5">
            <text:p><text:s text:c="2"/>Mr Christopher Maitland Budgett<text:s/></text:p>
          </table:table-cell>
          <table:table-cell office:value-type="string" table:style-name="ce1">
            <text:p><text:s text:c="2"/>Soulcombe Kirtlington Oxfordshire OX5 3EU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2 Lake Street Oxford Oxfordshire OX1 4R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Stratford Street Oxford Oxfordshire OX4 1S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82 Cowley Road Oxford Oxfordshire OX4 2B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Dodgson Road Oxford OX4 3Q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9 Hertford Street Oxford Oxfordshire OX4 3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Leopold Street Oxford OX4 1P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Southfield Road Oxford Oxfordshire OX4 1N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Burbush Road Oxford Oxfordshire OX4 2J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Northampton Road Oxford Oxfordshire OX1 4T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Southfield Road Oxford Oxfordshire OX4 1N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A Cricket Road Oxford Oxfordshire OX4 3D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6 Glebelands Oxford Oxfordshire OX3 7E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Oliver Road Oxford Oxfordshire OX4 2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Crown Street Oxford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Dodgson Road Oxford Oxfordshire OX4 3Q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Glanville Road Oxford Oxfordshire OX4 2D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Old Road Headington Oxford Oxfordshire OX3 7J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Hendred Street Oxford Oxfordshire OX4 2E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Stockmore Street Oxford Oxfordshire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Rectory Road Oxford Oxfordshire OX4 1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Tawney Street Oxford Oxfordshire OX4 1N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2 Magdalen Road Oxford Oxfordshire OX4 1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2 Dene Road Oxford Oxfordshire OX3 7J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Hurst Street Oxford Oxfordshire OX4 1H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0 Oatlands Road Oxford Oxfordshire OX2 0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Princes Street Oxford Oxfordshire OX4 1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Kenilworth Avenue Oxford Oxfordshire OX4 2A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6 Magdalen Road Oxford Oxfordshire OX4 1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Glebe Street Oxford Oxfordshire OX4 1D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Hurst Street Oxford Oxfordshire OX4 1H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Dynham Place Oxford Oxfordshire OX3 7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Wilberforce Street Oxford Oxfordshire OX3 7AN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1 Jean Marguerite Court 6 Brook Street Oxford Oxfordshire OX1 4J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1 Bullingdon Road Oxford Oxfordshire OX4 1Q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6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Bartlemas Road Oxford Oxfordshire OX4 1XX</text:p>
          </table:table-cell>
          <table:table-cell office:value-type="string" table:style-name="ce5">
            <text:p>Mr Howard William Clark<text:s/></text:p>
          </table:table-cell>
          <table:table-cell office:value-type="string" table:style-name="ce1">
            <text:p><text:s text:c="2"/>Broadoak Fletchwood Lane Ashurst Bridge New Forest Southampton SO40 7DZ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5 Cosin Close Oxford Oxfordshire OX4 1G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Donnington Bridge Road Oxford OX4 4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9 Hurst Street Oxford Oxfordshire OX4 1H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0 Abingdon Road Oxford Oxfordshire OX1 4SP</text:p>
          </table:table-cell>
          <table:table-cell office:value-type="string" table:style-name="ce5">
            <text:p><text:s text:c="2"/>Mr Yousuf Ali<text:s/></text:p>
          </table:table-cell>
          <table:table-cell office:value-type="string" table:style-name="ce1">
            <text:p><text:s text:c="2"/>63 Hollow Way Oxford OX4 2N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77A Cowley Road Oxford Oxfordshire OX4 1U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Derwent Avenue Oxford Oxfordshire OX3 0A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Crescent Close Oxford Oxfordshire OX4 2N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7 Magdalen Road Oxford OX4 1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3 Marston Road Marston Oxford OX3 0E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1 Windmill Road Oxford Oxfordshire OX3 7D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Regent Street Oxford Oxfordshire OX4 1Q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Chapel Street Oxford Oxfordshire OX4 1X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0 Headley Way Oxford Oxfordshire OX3 7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Howard Street Oxford Oxfordshire OX4 3A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Hurst Street Oxford Oxfordshire OX4 1H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9 Hurst Street Oxford Oxfordshire OX4 1H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Windsor Street Oxford Oxfordshire OX3 7A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Randolph Street Oxford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Clive Road Oxford Oxfordshire OX4 3E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0 Cowley Road Oxford Oxfordshire OX4 2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Henley Street Oxford Oxfordshire OX4 1E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A Warneford Road Oxford Oxfordshire OX4 1L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Dene Road Oxford Oxfordshire OX3 7E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 Bullingdon Road Oxford Oxfordshire OX4 1Q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Marsh Lane Oxford Headington Oxfordshire OX3 0N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7 Oatlands Road Oxford Oxfordshire OX2 0E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Warwick Street Oxford Oxfordshire OX4 1S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/11 Argyle Street Oxford Oxfordshire OX4 1ST</text:p>
          </table:table-cell>
          <table:table-cell office:value-type="string" table:style-name="ce5">
            <text:p>Mr Richard Charles Painton</text:p>
          </table:table-cell>
          <table:table-cell office:value-type="string" table:style-name="ce1">
            <text:p>Blakes Oak Lodge Hill Abingdon OX14 2J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8 Windmill Road Oxford Oxfordshire OX3 7BX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13 Marlborough Court Duke Street Oxford Oxfordshire OX2 0Q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Harcourt Terrace Oxford Headington Oxfordshire OX3 7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9 Magdalen Road Oxford Oxfordshire OX4 1R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1 Lime Walk Oxford Oxfordshire OX3 7A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 Percy Street Oxford Oxfordshire OX4 3A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Charles Street Oxford Oxfordshire OX4 3A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 Howard Street Oxford Oxfordshire OX4 3B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Coleridge Close Oxford Oxfordshire OX4 3J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Glanville Road Oxford Oxfordshire OX4 2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Catherine Street Oxford Oxfordshire OX4 3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Hawkins Street Oxford Oxfordshire OX4 1Y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7 Hollow Way Oxford Oxfordshire OX4 2N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Westbury Crescent Oxford Oxfordshire OX4 3R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Leopold Street Oxford Oxfordshire OX4 1P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7 Elms Drive Oxford Oxfordshire OX3 0N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B Argyle Street Oxford Oxfordshire OX4 1S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Havelock Road Oxford Oxfordshire OX4 3E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Bullingdon Road Oxford Oxfordshire OX4 1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Kennett Road Oxford Headington Oxfordshire OX3 7B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Outram Road Oxford Oxfordshire OX4 3P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Wolsey Road Oxford Oxfordshire OX2 7S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Divinity Road Oxford Oxfordshire OX4 1L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Percy Street Oxford Oxfordshire OX4 3A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Pipley Furlong Oxford Oxfordshire OX4 4J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6 East Avenue Oxford Oxfordshire OX4 1X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Glebe Street Oxford Oxfordshire OX4 1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Reliance Way Oxford Oxfordshire OX4 2F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St Luke's Road Oxford Oxfordshire OX4 3J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Rectory Road Oxford Oxfordshire OX4 1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Bullingdon Road Oxford Oxfordshire OX4 1Q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Stratford Street Oxford Oxfordshire OX4 1S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Girdlestone Road Headington Oxford OX3 7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Lyndworth Mews Oxford Oxfordshire OX3 9H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Lyndworth Mews Oxford Oxfordshire OX3 9H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8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A Gardiner Street Oxford Oxfordshire OX3 7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Gardiner Street Oxford Headington Oxfordshire OX3 7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Gardiner Street Oxford Oxfordshire OX3 7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Warwick Street Oxford Oxfordshire OX4 1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Henley Street Oxford Oxfordshire OX4 1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Venneit Close Oxford Oxfordshire OX1 1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Garsington Road Oxford Oxfordshire OX4 2L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Minster Road Oxford Oxfordshire OX4 1L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Lyndworth Mews Oxford Oxfordshire OX3 9H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2 Dene Road Oxford Oxfordshire OX3 7E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9 Valentia Road Headington Oxford OX3 7P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 Sunningwell Road Oxford Oxfordshire OX1 4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Harefields Oxford Oxfordshire OX2 8N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Alma Place Oxford Oxfordshire OX4 1JW</text:p>
          </table:table-cell>
          <table:table-cell office:value-type="string" table:style-name="ce5">
            <text:p><text:s text:c="2"/>Mrs Dee Townsend<text:s/></text:p>
          </table:table-cell>
          <table:table-cell office:value-type="string" table:style-name="ce1">
            <text:p>Wildwood 8 Bird In Hand Lane BROMLEY BR1 2NB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9 Harefields Oxford Oxfordshire OX2 8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Crescent Road Oxford Oxfordshire OX4 2N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3 Gardiner Street Oxford Oxfordshire OX3 7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A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Parsons Place Oxford Oxfordshire OX4 1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8 Sandy Lane Oxford Oxfordshire OX4 6L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Bullingdon Road Oxford Oxfordshire OX4 1Q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Upper Flat A 61 Wilkins Road Oxford Oxfordshire OX4 2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1 Hollow Way Oxford Oxfordshire OX3 7J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2 The Slade Oxford Oxfordshire OX3 7D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0 Windmill Road Oxford Oxfordshire OX3 7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Dene Road Oxford Oxfordshire OX3 7E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Alma Place Oxford Oxfordshire OX4 1JW</text:p>
          </table:table-cell>
          <table:table-cell office:value-type="string" table:style-name="ce5">
            <text:p><text:s text:c="2"/>Mr Elimelech Dovber Brackman<text:s/></text:p>
          </table:table-cell>
          <table:table-cell office:value-type="string" table:style-name="ce1">
            <text:p><text:s text:c="2"/>75 Cowley Road Oxford Oxfordshire OX4 1HR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2 Kennett Road Oxford Headington Oxfordshire OX3 7B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Marlborough Road Oxford Oxfordshire OX1 4L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Waynflete Road Oxford Oxfordshire OX3 8B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Helen Road Oxford Oxfordshire OX2 0D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9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Top Flat 247B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Leopold Street Oxford Oxfordshire OX4 1P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0 Old Road Headington Oxford Oxfordshire OX3 8S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Sunningwell Road Oxford Oxfordshire OX1 4S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 Valentia Road Headington Oxford OX3 7P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Chatham Road Oxford Oxfordshire OX1 4U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2B Cowley Road Oxford Oxfordshire OX4 1JB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1 Lysander Court 184 Cowley Road Oxford Oxfordshire OX4 1U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Heather Place Marston Oxford OX3 0L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8 Derwent Avenue Oxford Oxfordshire OX3 0A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Lyndworth Mews Oxford Oxfordshire OX3 9H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Regent Street Oxford Oxfordshire OX4 1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3 Cowley Road Oxford Oxfordshire OX4 2AQ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4 Alica House 2A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St Clement's Street Oxford Oxfordshire OX4 1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Broad Oak Oxford Oxfordshire OX3 8T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Copse Lane Oxford Oxfordshire OX3 0A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6 Littlehay Road Oxford Oxfordshire OX4 3E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2B Cowley Road Oxford Oxfordshire OX4 1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4 Divinity Road Oxford Oxfordshire OX4 1L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Jackson Road Oxford Oxfordshire OX2 7T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1A Magdalen Road Oxford Oxfordshire OX4 1R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5 Princes Street Oxford Oxfordshire OX4 1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Addison Crescent Oxford OX4 4BD</text:p>
          </table:table-cell>
          <table:table-cell office:value-type="string" table:style-name="ce5">
            <text:p><text:s text:c="2"/>Mr Mazhar Dogar<text:s/></text:p>
          </table:table-cell>
          <table:table-cell office:value-type="string" table:style-name="ce1">
            <text:p><text:s text:c="2"/>1 Hillsborough Road Oxford Oxfordshire OX4 3S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7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West Street Oxford Oxfordshire OX2 0B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Bullingdon Road Oxford Oxfordshire OX4 1Q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Dene Road Oxford Oxfordshire OX3 7E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Ablett Close Oxford Oxfordshire OX4 1XH</text:p>
          </table:table-cell>
          <table:table-cell office:value-type="string" table:style-name="ce5">
            <text:p><text:s text:c="2"/>Mr Edmund Aldworth<text:s/></text:p>
          </table:table-cell>
          <table:table-cell office:value-type="string" table:style-name="ce1">
            <text:p><text:s text:c="2"/>Trinity House Wheatley Rd Forest Hill Oxford OX33 1EW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33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Stapleton Road Oxford Oxfordshire OX3 7L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4 Iffley Road Oxford Oxfordshire OX4 1S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William Street Oxford Oxfordshire OX3 0E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Annesley Road Oxford Oxfordshire OX4 4JH</text:p>
          </table:table-cell>
          <table:table-cell office:value-type="string" table:style-name="ce5">
            <text:p>Ms Rosemary Anne Harlow<text:s/></text:p>
          </table:table-cell>
          <table:table-cell office:value-type="string" table:style-name="ce1">
            <text:p><text:s text:c="2"/>12 Wytham Street Oxford OX1 4SU<text:s/>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36 Girdlestone Road Oxford Headington Oxfordshire OX3 7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6 Grays Road Oxford Oxfordshire OX3 7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2B Old Road Headington Oxford Oxfordshire OX3 8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2C Old Road Headington Oxford Oxfordshire OX3 8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Rewley Road Oxford Oxfordshire OX1 2R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9 Gipsy Lane Oxford Oxfordshire OX3 7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Bartlemas Road Oxford Oxfordshire OX4 1XU</text:p>
          </table:table-cell>
          <table:table-cell office:value-type="string" table:style-name="ce5">
            <text:p><text:s text:c="2"/>Mrs Marguerita Malthouse<text:s/></text:p>
          </table:table-cell>
          <table:table-cell office:value-type="string" table:style-name="ce1">
            <text:p><text:s text:c="2"/>250 Kingston Road Teddington Middlesex TW11 9JF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1 Earl Street Oxford Oxfordshire OX2 0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9 Hurst Street Oxford Oxfordshire OX4 1H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 Nelson Street Oxford Oxfordshire OX2 6B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5 Marlborough Road Oxford Oxfordshire OX1 4L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Chilswell Road Oxford Oxfordshire OX1 4P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1 Windmill Road Oxford Oxfordshire OX3 7B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Chestnut Avenue Oxford Oxfordshire OX3 9J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5B Cowley Road Oxford Oxfordshire OX4 1X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Green Ridges Oxford Oxfordshire OX3 8P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Cosin Close Oxford Oxfordshire OX4 1G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Harcourt Terrace Oxford Oxfordshire OX3 7Q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Stockmore Street Oxford Oxfordshire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Lamarsh Road Oxford Oxfordshire OX2 0L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St Peter's Road Oxford Oxfordshire OX2 8A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Donnington Bridge Road Oxford Oxfordshire OX4 4A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7 Gipsy Lane Oxford Headington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Kennedy Close Oxford Oxfordshire OX4 2U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Glebelands Oxford Oxfordshire OX3 7E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6 Percy Street Oxford Oxfordshire OX4 3A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5 Fern Hill Road Oxford Oxfordshire OX4 2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Phipps Road Oxford Oxfordshire OX4 3H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Stockmore Street Oxford Oxfordshire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A Hart Street Oxford Oxfordshire OX2 6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4A Walton Street Oxford Oxfordshire OX2 6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Warren Crescent Oxford Oxfordshire OX3 7N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3 White Road Oxford Oxfordshire OX4 2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Donnington Bridge Road Oxford Oxfordshire OX4 4A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9 Edgeway Road Oxford Oxfordshire OX3 0H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A Hurst Street Oxford Oxfordshire OX4 1E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Pipkin Way Oxford Oxfordshire OX4 4A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Hawkins Street Oxford Oxfordshire OX4 1Y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4 Rymers Lane Oxford Oxfordshire OX4 3L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2A Walton Street Oxford Oxfordshire OX2 6E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2 Cowley Road Oxford Oxfordshire OX4 1U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8 Lytton Road Oxford Oxfordshire OX4 3N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St Clement's Street Oxford Oxfordshire OX4 1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John Snow Place Oxford Oxfordshire OX3 8B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8 London Road Headington Oxford Oxfordshire OX3 9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Glebe Street Oxford Oxfordshire OX4 1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Palmer Road Oxford Oxfordshire OX3 8Q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A Botley Road Oxford Oxfordshire OX2 0B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8 Divinity Road Oxford Oxfordshire OX4 1L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7 Bullingdon Road Oxford Oxfordshire OX4 1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East Avenue Oxford Oxfordshire OX4 1X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Edith Road Oxford OX1 4Q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Hertford Street Oxford Oxfordshire OX4 3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A King's Cross Road Oxford Oxfordshire OX2 7E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1 Cowley Road Oxford Oxfordshire OX4 1X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9 Divinity Road Oxford Oxfordshire OX4 1L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Freelands Road Oxford OX4 4B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A 118 Cowley Road Oxford Oxfordshire OX4 1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Henley Street Oxford Oxfordshire OX4 1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Masons Road Oxford Oxfordshire OX3 8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Meaden Hill Oxford Oxfordshire OX3 9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Rewley Road Oxford Oxfordshire OX1 2R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6 Reliance Way Oxford Oxfordshire OX4 2F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Harefields Oxford Oxfordshire OX2 8H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3 Harefields Oxford Oxfordshire OX2 8N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Pauling Road Oxford Oxfordshire OX3 8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Bartlemas Road Oxford Oxfordshire OX4 1XU</text:p>
          </table:table-cell>
          <table:table-cell office:value-type="string" table:style-name="ce5">
            <text:p><text:s text:c="2"/>Mr Alexander Stuart Marshall Brook<text:s/></text:p>
          </table:table-cell>
          <table:table-cell office:value-type="string" table:style-name="ce1">
            <text:p><text:s text:c="2"/>2 Manor Road Great Bowden Leicestershire LE16 7H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8 Botley Road Oxford Oxfordshire OX2 0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C 217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0A Cowley Road Oxford Oxfordshire OX4 1J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5A Cowley Road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6 Hurst Street Oxford Oxfordshire OX4 1H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2 Hurst Street Oxford Oxfordshire OX4 1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Iffley Road Oxford Oxfordshire OX4 1E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Junction Road Oxford Oxfordshire OX4 2N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2 Percy Street Oxford Oxfordshire OX4 3A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A St Clement's Street Oxford Oxfordshire OX4 1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8 Stapleton Road Oxford Oxfordshire OX3 7L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5 Valentia Road Oxford Oxfordshire OX3 7P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9 Walton Street Oxford Oxfordshire OX1 2H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3 Grays Road Oxford Headington Oxfordshire OX3 7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2 Headington Road Oxford Oxfordshire OX3 0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4 James Street Oxford OX4 1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Parsons Place Oxford Oxfordshire OX4 1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3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James Street Oxford Oxfordshire OX4 1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 Regent Street Oxford Oxfordshire OX4 1Q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St Mary's Road Oxford Oxfordshire OX4 1P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0 Cowley Road Oxford Oxfordshire OX4 1J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6 Magdalen Road Oxford Oxfordshire OX4 1R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7 Reliance Way Oxford Oxfordshire OX4 2F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Paget Road Oxford Oxfordshire OX4 2T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7 Banbury Road Oxford Oxfordshire OX2 6JX</text:p>
          </table:table-cell>
          <table:table-cell office:value-type="string" table:style-name="ce5">
            <text:p>Mr Timothy Eric Rous<text:s/></text:p>
          </table:table-cell>
          <table:table-cell office:value-type="string" table:style-name="ce1">
            <text:p><text:s text:c="2"/>353 Banbury Road Oxford OX2 7P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1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Littlemore Road Oxford Oxfordshire OX4 3S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9 Sunningwell Road Oxford Oxfordshire OX1 4S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3 Magdalen Road Oxford Oxfordshire OX4 1R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Reliance Way Oxford Oxfordshire OX4 2F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Southfield Road Oxford Oxfordshire OX4 1N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Temple Street Oxford Oxfordshire OX4 1J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Bulan Road Oxford Oxfordshire OX3 7H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2 Reliance Way Oxford Oxfordshire OX4 2F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Belvedere Road Oxford Oxfordshire OX4 2AZ</text:p>
          </table:table-cell>
          <table:table-cell office:value-type="string" table:style-name="ce5">
            <text:p>Mr Hong Wei Yao</text:p>
          </table:table-cell>
          <table:table-cell office:value-type="string" table:style-name="ce1">
            <text:p><text:s text:c="2"/>128 Dene Road Headington Oxford OX3 7E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 Tyler Row Glanville Road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Jackson Road Oxford Oxfordshire OX2 7T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31 Marston Road Oxford Oxfordshire OX3 0E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4 Rymers Lane Oxford Oxfordshire OX4 3L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Buckingham Street Oxford Oxfordshire OX1 4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Havelock Road Oxford Oxfordshire OX4 3E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Binsey Lane Oxford Oxfordshire OX2 0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Glanville Road Oxford Oxfordshire OX4 2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Havelock Road Oxford Oxfordshire OX4 3E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Perrin Street Oxford Headington Oxfordshire OX3 7A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York Place Oxford Oxfordshire OX4 1Y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3 Headley Way Oxford Oxfordshire OX3 7S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4 Lake Street Oxford Oxfordshire OX1 4R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7 Rectory Road Oxford Oxfordshire OX4 1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Regent Street Oxford Oxfordshire OX4 1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 Southfield Road Oxford Oxfordshire OX4 1N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/47 Aston Street Oxford Oxfordshire OX4 1EP</text:p>
          </table:table-cell>
          <table:table-cell office:value-type="string" table:style-name="ce5">
            <text:p><text:s text:c="2"/>Mr Richard Francis<text:s/></text:p>
          </table:table-cell>
          <table:table-cell office:value-type="string" table:style-name="ce1">
            <text:p><text:s text:c="3"/>25A High Street Cumnor OXFORD OX2 9Q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4 Gladstone Road Oxford Oxfordshire OX3 8L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Mill Street Oxford Oxfordshire OX2 0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3 Ridgefield Road Oxford Oxfordshire OX4 3B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Tilehouse Close Oxford Oxfordshire OX3 8A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5A Old Road Headington Oxford Oxfordshire OX3 8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6 Salisbury Crescent Oxford Oxfordshire OX2 7T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 Dene Road Oxford Oxfordshire OX3 7E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7 Hollow Way Oxford Oxfordshire OX4 2N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8 London Road Headington Oxford Oxfordshire OX3 9E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Stockmore Street Oxford Oxfordshire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Kineton Road Oxford Oxfordshire OX1 4P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Langley Close Oxford Oxfordshire OX3 7D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B 217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Divinity Road Oxford Oxfordshire OX4 1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Union Street Oxford Oxfordshire OX4 1J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4 Hurst Street Oxford Oxfordshire OX4 1H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Masons Road Oxford Oxfordshire OX3 8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Richmond Road Oxford Oxfordshire OX1 2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Ridgefield Road Oxford Oxfordshire OX4 3B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1 Rose Hill Oxford OX4 4H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Northampton Road Oxford Oxfordshire OX1 4T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Vicarage Road Oxford Oxfordshire OX1 4R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John Snow Place Oxford Oxfordshire OX3 8B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5 Old Road Headington Oxford Oxfordshire OX3 8SY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46A Ambleside Drive Oxford Headington Oxfordshire OX3 0AQ</text:p>
          </table:table-cell>
          <table:table-cell office:value-type="string" table:style-name="ce5">
            <text:p><text:s text:c="2"/>Mr Gregory Nicholas Brown<text:s/></text:p>
          </table:table-cell>
          <table:table-cell office:value-type="string" table:style-name="ce1">
            <text:p><text:s text:c="2"/>100 Philbeach Gardens Flat 4 London SW5 9ET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9 Gipsy Lane Oxford Oxfordshire OX3 7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7 Howard Street Oxford Oxfordshire OX4 3B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8 St Mary's Road Oxford Oxfordshire OX4 1Q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Temple Street Oxford Oxfordshire OX4 1J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Iffley Road Oxford OX4 1E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Cardwell Crescent Oxford Oxfordshire OX3 7Q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8 Cherwell Drive Oxford Oxfordshire OX3 0L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Cranham Street Oxford Oxfordshire OX2 6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Belvedere Road Oxford Oxfordshire OX4 2AZ</text:p>
          </table:table-cell>
          <table:table-cell office:value-type="string" table:style-name="ce5">
            <text:p><text:s text:c="2"/>Ms Naheed Akhter Hussain<text:s/></text:p>
          </table:table-cell>
          <table:table-cell office:value-type="string" table:style-name="ce1">
            <text:p><text:s text:c="2"/>5 Albert Road Stoke On Trent ST4 8HE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7 Milton Road Oxford Oxfordshire OX4 3E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4 Princes Street Oxford Oxfordshire OX4 1D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Rickyard Close Oxford Oxfordshire OX1 2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Wolsey Road Oxford Oxfordshire OX2 7S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5 Leiden Road Oxford Oxfordshire OX3 8Q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Massey Close Oxford Oxfordshire OX3 7N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Halliday Hill Oxford Oxfordshire OX3 9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49 Marston Road Oxford Oxfordshire OX3 0J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Valentia Road Oxford Oxfordshire OX3 7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A Albert Street Oxford Oxfordshire OX2 6AZ</text:p>
          </table:table-cell>
          <table:table-cell office:value-type="string" table:style-name="ce5">
            <text:p><text:s text:c="2"/>Ms Jenny Lewis<text:s/></text:p>
          </table:table-cell>
          <table:table-cell office:value-type="string" table:style-name="ce1">
            <text:p><text:s text:c="2"/>23 Albert Street Oxford OX2 6AZ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7 Appletree Close Oxford Oxfordshire OX4 7GP</text:p>
          </table:table-cell>
          <table:table-cell office:value-type="string" table:style-name="ce5">
            <text:p>Mr Paul Machin<text:s/></text:p>
          </table:table-cell>
          <table:table-cell office:value-type="string" table:style-name="ce1">
            <text:p><text:s text:c="2"/>James House 47A James Street Oxford OX4 1EU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 Great Mead Oxford Oxfordshire OX1 2R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London Place Oxford Oxfordshire OX4 1B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Horwood Close Oxford Headington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 Hollow Way Oxford Oxfordshire OX4 2N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Shelley Road Oxford Oxfordshire OX4 3E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Alesworth Grove Oxford Oxfordshire OX3 9RD</text:p>
          </table:table-cell>
          <table:table-cell office:value-type="string" table:style-name="ce5">
            <text:p>Mr Laury Conn<text:s/></text:p>
          </table:table-cell>
          <table:table-cell office:value-type="string" table:style-name="ce1">
            <text:p><text:s text:c="2"/>32 Thames View ABINGDON OX14 3ZB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9 Cardigan Street Oxford Oxfordshire OX2 6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East Avenue Oxford Oxfordshire OX4 1X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4 Magdalen Road Oxford Oxfordshire OX4 1R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Oatlands Road Oxford Oxfordshire OX2 0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9 Morrell Avenue Oxford Oxfordshire OX4 1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Ablett Close Oxford Oxfordshire OX4 1XH</text:p>
          </table:table-cell>
          <table:table-cell office:value-type="string" table:style-name="ce5">
            <text:p><text:s text:c="2"/>Mr Jeff Bethray<text:s/></text:p>
          </table:table-cell>
          <table:table-cell office:value-type="string" table:style-name="ce1">
            <text:p><text:s text:c="2"/>6 Northampton Road Oxford OX1 4T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 Havelock Road Oxford OX4 3E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9 Hurst Street Oxford Oxfordshire OX4 1H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2 Cricket Road Oxford Oxfordshire OX4 3D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8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1 Preachers Lane Oxford Oxfordshire OX1 1R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Reliance Way Oxford Oxfordshire OX4 2F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York Avenue Oxford Oxfordshire OX3 8N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D Langley Court Langley Close Headington Oxfor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5 London Road Headington Oxford Oxfordshire OX3 9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Fairacres Road Oxford Oxfordshire OX4 1T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Green Street Oxford Oxfordshire OX4 1Y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8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7 Bulan Road Oxford Oxfordshire OX3 7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Fern Hill Road Oxford Oxfordshire OX4 2J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Holley Crescent Oxford Oxfordshire OX3 8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9 Marston Road Oxford Oxfordshire OX3 0EN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3 Woodman Villas New High Street Oxford Oxfordshire OX3 7A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5 Southfield Road Oxford Oxfordshire OX4 1N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St Clements Street Oxford Oxfordshire OX4 1AG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Ground Floor Flat 195A Cowley Road Oxford Oxfordshire OX4 1X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Hart Street Oxford Oxfordshire OX2 6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Rose Hill Oxford Oxfordshire OX4 4H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Gordon Street Oxford Oxfordshire OX1 4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Meyseys Close Oxford Oxfordshire OX3 7S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Hurst Street Oxford Oxfordshire OX4 1H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Masons Road Oxford Headington Oxfordshire OX3 8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7 Windmill Road Oxford Oxfordshire OX3 7D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Newton Road Oxford Oxfordshire OX1 4P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8 Stratford Street Oxford Oxfordshire OX4 1S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6A Abingdon Road Oxford Oxfordshire OX1 4SP</text:p>
          </table:table-cell>
          <table:table-cell office:value-type="string" table:style-name="ce5">
            <text:p><text:s text:c="2"/>Mr Jonathan Leslie<text:s/></text:p>
          </table:table-cell>
          <table:table-cell office:value-type="string" table:style-name="ce1">
            <text:p><text:s text:c="2"/>14 Bloomfield Road Highgate London N6 4ET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2 Grays Road Oxford Headington Oxfordshire OX3 7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0 James Street Oxford Oxfordshire OX4 1E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3 Botley Road Oxford Oxfordshire OX2 0B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Cricket Road Oxford Oxfordshire OX4 3D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Glebe Street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Botley Road Oxford Oxfordshire OX2 0B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9 Bullingdon Road Oxford Oxfordshire OX4 1Q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5 Botley Road Oxford Oxfordshire OX2 0H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East Avenue Oxford Oxfordshire OX4 1X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7 Oliver Road Oxford Oxfordshire OX4 2J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 Oxford Road Old Marston Oxford Oxfordshire OX3 0R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4 East Avenue Oxford Oxfordshire OX4 1X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East Avenue Oxford Oxfordshire OX4 1X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8 Howard Street Oxford OX4 3B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3A London Road Headington Oxford Oxfordshire OX3 9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8 Marlborough Road Oxford Oxfordshire OX1 4L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5 Reliance Way Oxford Oxfordshire OX4 2F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Weldon Road Oxford Oxfordshire OX3 0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2 Hurst Street Oxford Oxfordshire OX4 1H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Union Street Oxford Oxfordshire OX4 1J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1 Cowley Road Oxford Oxfordshire OX4 1H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Horwood Close Headington Oxford OX3 7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Weldon Road Oxford Oxfordshire OX3 0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Don Bosco Close Oxford Oxfordshire OX4 2L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A Great Clarendon Street Oxford Oxfordshire OX2 6AU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2 Alica House 2A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6 Temple Road Oxford Oxfordshire OX4 2E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Whitehouse Road Oxford Oxfordshire OX1 4P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7 Magdalen Road Oxford Oxfordshire OX4 1R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Minchery Road Oxford Oxfordshire OX4 4L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Northfield Road Oxford Oxfordshire OX3 9E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John Snow Place Oxford Headington Oxfordshire OX3 8B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Rickyard Close Oxford Oxfordshire OX1 2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Bartlemas Road Oxford Oxfordshire OX4 1XU</text:p>
          </table:table-cell>
          <table:table-cell office:value-type="string" table:style-name="ce5">
            <text:p><text:s text:c="2"/>Mr Mohammed Saeed</text:p>
          </table:table-cell>
          <table:table-cell office:value-type="string" table:style-name="ce1">
            <text:p><text:s text:c="2"/>50 East Field Close Headington Oxford Ox3 7SH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90 Rewley Road Oxford Oxfordshire OX1 2R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7 Magdalen Road Oxford Oxfordshire OX4 1R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Stockmore Street Oxford Oxfordshire OX4 1J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York Road Oxford Headington Oxfordshire OX3 8N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Cricket Road Oxford Oxfordshire OX4 3DG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44 Girdlestone Road Oxford Headington Oxfordshire OX3 7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5 Hurst Street Oxford Oxfordshire OX4 1H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Oxford Road Old Marston Oxford Oxfordshire OX3 0R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Bailey Road Oxford Oxfordshire OX4 3HY</text:p>
          </table:table-cell>
          <table:table-cell office:value-type="string" table:style-name="ce5">
            <text:p>Mr John Darshan<text:s/></text:p>
          </table:table-cell>
          <table:table-cell office:value-type="string" table:style-name="ce1">
            <text:p><text:s text:c="2"/>71 Boswell Road Oxford OX4 3HP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47 Cowley Road Oxford Oxfordshire OX4 2D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5 Norreys Avenue Oxford Oxfordshire OX1 4S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0 Cowley Road Oxford Oxford OX4 1U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Mortimer Road Oxford Oxfordshire OX4 4U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Northampton Road Oxford Oxfordshire OX1 4T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9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5 Cowley Road Oxford Oxfordshire OX4 2A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Girdlestone Road Oxford Headington Oxfordshire OX3 7L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Marston Road Oxford Oxfordshire OX4 1F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Oxford Road Cowley Oxford Oxfordshire OX4 2E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8 James Street Oxford Oxfordshire OX4 1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3 Meadow Lane Oxford Oxfordshire OX4 4B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Norham Road Oxford Oxfordshire OX2 6S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Belvedere Road Oxford Oxfordshire OX4 2AZ</text:p>
          </table:table-cell>
          <table:table-cell office:value-type="string" table:style-name="ce5">
            <text:p><text:s text:c="2"/>Mr Mohammed Khan<text:s/></text:p>
          </table:table-cell>
          <table:table-cell office:value-type="string" table:style-name="ce1">
            <text:p>17 Belvedere Road Cowley OX4 2AZ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7 Edgeway Road Oxford Oxfordshire OX3 0H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8 Kingston Road Oxford Oxfordshire OX2 6R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Morris Crescent Oxford Oxfordshire OX4 3E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4 Cardigan Street Oxford OX2 6B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Lake Street Oxford Oxfordshire OX1 4R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Fairlie Road Oxford OX4 3S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B 65 Ashhurst Way Oxford Oxfordshire OX4 4RF</text:p>
          </table:table-cell>
          <table:table-cell office:value-type="string" table:style-name="ce5">
            <text:p><text:s text:c="2"/>Mr Satnam Singh<text:s/></text:p>
          </table:table-cell>
          <table:table-cell office:value-type="string" table:style-name="ce1">
            <text:p><text:s text:c="2"/>16 Mandhill Close Grove Wantage Oxon OX12 7HY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7 The Grates Oxford Oxfordshire OX4 3L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6 Fern Hill Road Oxford Oxfordshire OX4 2J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Jack Straw's Lane Oxford Oxfordshire OX3 0D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3 The Slade Oxford Oxfordshire OX3 7H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5A Cowley Road Oxford Oxfordshire OX4 1H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Weldon Road Oxford Oxfordshire OX3 0H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Charles Street Oxford Oxfordshire OX4 3A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Outram Road Oxford Oxfordshire OX4 3P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1 Hurst Street Oxford Oxfordshire OX4 1H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Randolph Street Oxford Oxfordshire OX4 1X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3 Dene Road Oxford Oxfordshire OX3 7E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Reliance Way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Shelley Road Oxford Oxfordshire OX4 3E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Wynton 9 Addison Crescent Oxford Oxfordshire OX4 4BD</text:p>
          </table:table-cell>
          <table:table-cell office:value-type="string" table:style-name="ce5">
            <text:p>Mrs Pauline Carol Stevens<text:s/></text:p>
          </table:table-cell>
          <table:table-cell office:value-type="string" table:style-name="ce1">
            <text:p><text:s text:c="2"/>Sunnybanks Petworth Road Haslemere Surrey GU27 3AX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 Divinity Road Oxford Oxfordshire OX4 1L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0 Reliance Way Oxford Oxfordshire OX4 2F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Arlington Drive Marston Oxford OX3 0SJ</text:p>
          </table:table-cell>
          <table:table-cell office:value-type="string" table:style-name="ce5">
            <text:p><text:s text:c="2"/>Mr Shinder Singh<text:s/></text:p>
          </table:table-cell>
          <table:table-cell office:value-type="string" table:style-name="ce1">
            <text:p><text:s text:c="2"/>3 Cotswold Crescent Marston Oxford OX3 0S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 Botley Road Oxford Oxfordshire OX2 0A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5 Cleveland Drive Oxford Oxfordshire OX4 3H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2 Canal Street Oxford Oxfordshire OX2 6B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0 Abingdon Road Oxford Oxfordshire OX1 4SP</text:p>
          </table:table-cell>
          <table:table-cell office:value-type="string" table:style-name="ce5">
            <text:p><text:s text:c="2"/>Ms Diane Doreen Murphy<text:s/></text:p>
          </table:table-cell>
          <table:table-cell office:value-type="string" table:style-name="ce1">
            <text:p><text:s text:c="2"/>2 Vicarage Lane Oxford OX1 4RQ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6 Bartlemas Close Oxford Oxfordshire OX4 2AE</text:p>
          </table:table-cell>
          <table:table-cell office:value-type="string" table:style-name="ce5">
            <text:p>Mrs Mirjana Misina Kneafsey<text:s/></text:p>
          </table:table-cell>
          <table:table-cell office:value-type="string" table:style-name="ce1">
            <text:p><text:s text:c="2"/>91 Divinity Road Oxford Oxfordshire OX4 1LN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9 Botley Road Oxford Oxfordshire OX2 0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Gaisford Road Oxford Oxfordshire OX4 3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Gipsy Lane Oxford Headington Oxfordshire OX3 7PT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12 Furnace House Eagle Works Walton Well Road Oxford Oxfordshire OX2 6G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Hendred Street Oxford Oxfordshire OX4 2E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Leander Way Oxford Oxfordshire OX1 4X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Cranham Street Oxford Oxfordshire OX2 6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Jeune Street Oxford Oxfordshire OX4 1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Napier Road Oxford OX4 3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/33 Argyle Street Oxford Oxfordshire OX4 1ST</text:p>
          </table:table-cell>
          <table:table-cell office:value-type="string" table:style-name="ce5">
            <text:p>Mr Nadeem Manzoor<text:s/></text:p>
          </table:table-cell>
          <table:table-cell office:value-type="string" table:style-name="ce1">
            <text:p><text:s text:c="2"/>Grove House Badger Lane OXFORD OX1 5B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04 Cricket Road Oxford Oxfordshire OX4 3D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Valentia Road Oxford Oxfordshire OX3 7P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Bulan Road Oxford Oxfordshire OX3 7H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Grays Road Oxford Oxfordshire OX3 7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Valentia Road Oxford Oxfordshire OX3 7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9 Grays Road Oxford Oxfordshire OX3 7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Kenilworth Avenue Oxford Oxfordshire OX4 2A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9 Mark Road Oxford Oxfordshire OX3 8P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New High Street Oxford Oxfordshire OX3 7A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9A Cowley Road Oxford Oxfordshire OX4 1H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8 St Clement's Street Oxford Oxfordshire OX4 1A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Sunningwell Road Oxford Oxfordshire OX1 4S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Pipley Furlong Oxford Oxfordshire OX4 4J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Randolph Street Oxford Oxfordshire OX4 1X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Elton Close Oxford Oxfordshire OX3 8F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Elton Close Oxford Oxfordshire OX3 8F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New Cross Road Oxford Oxfordshire OX3 8L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Troy Close Oxford Oxfordshire OX3 7S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Troy Close Oxford Oxfordshire OX3 7S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 Minster Road Oxford Oxfordshire OX4 1L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0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8 Abbey Road Oxford Oxfordshire OX2 0AG</text:p>
          </table:table-cell>
          <table:table-cell office:value-type="string" table:style-name="ce5">
            <text:p>Mr Gary Monaghan<text:s/></text:p>
          </table:table-cell>
          <table:table-cell office:value-type="string" table:style-name="ce1">
            <text:p><text:s text:c="2"/>24 Winterborne Road ABINGDON OX14 1AJ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02 Hurst Street Oxford Oxfordshire OX4 1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Charles Street Oxford Oxfordshire OX4 3A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3 Cardigan Street Oxford Oxfordshire OX2 6BW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Above 137 - 139 Cowley Road Oxford Oxfordshire OX4 1H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6 East Avenue Oxford Oxfordshire OX4 1X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6 Observatory Street Oxford Oxfordshire OX2 6E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Divinity Road Oxford Oxfordshire OX4 1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Bramwell Place Oxford Oxfordshire OX4 1Q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Glanville Road Oxford Oxfordshire OX4 2D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0 Old Road Headington Oxford Oxfordshire OX3 8S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Sandfield Road Oxford Oxfordshire OX3 7R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1 Gipsy Lane Oxford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2 Swinburne Road Oxford Oxfordshire OX4 4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Bulan Road Oxford Oxfordshire OX3 7H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Divinity Road Oxford Oxfordshire OX4 1LH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Ground Floor Flat 103 Iffley Road Oxford Oxfordshire OX4 1E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Boswell Road Oxford Oxfordshire OX4 3H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5 Morrell Avenue Oxford Oxfordshire OX4 1N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9 Napier Road Oxford Oxfordshire OX4 3H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Gwyneth Road Oxford Oxfordshire OX4 4Q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1 Langley Close Oxford Oxfordshire OX3 7D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7 Ridgefield Road Oxford Oxfordshire OX4 3B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Eleanor Close Oxford Oxfordshire OX4 3N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Randolph Street Oxford Oxfordshire OX4 1X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Valentia Road Oxford Oxfordshire OX3 7P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8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0 Bartlemas Road Oxford Oxfordshire OX4 1XX</text:p>
          </table:table-cell>
          <table:table-cell office:value-type="string" table:style-name="ce5">
            <text:p><text:s text:c="2"/>Mr James Audit<text:s/></text:p>
          </table:table-cell>
          <table:table-cell office:value-type="string" table:style-name="ce1">
            <text:p><text:s text:c="2"/>8 Woodcroft Kennington Oxford OX1 5NZ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61 Grays Road Oxford Headington Oxfordshire OX3 7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34 Bulan Road Oxford Oxfordshire OX3 7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Hill View Road Oxford Oxfordshire OX2 0B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Marston Street Oxford Oxfordshire OX4 1J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1 Osler Road Oxford Oxfordshire OX3 9B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8 Cowley Road Oxford Oxfordshire OX4 2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Temple Street Oxford Oxfordshire OX4 1JS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3 Jean Marguerite Court 6 Brook Street Oxford Oxfordshire OX1 4J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1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Ferry Hinksey Road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Green Street Oxford Oxfordshire OX4 1Y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Princes Street Oxford Oxfordshire OX4 1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Southfield Road Oxford OX4 1N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Botley Road Oxford OX2 0A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1 Faulkner Street Oxford Oxfordshire OX1 1U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Stable Close Oxford Oxfordshire OX1 2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Venneit Close Oxford Oxfordshire OX1 1HZ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11 Addison Crescent Oxford Oxfordshire OX4 4BD / 60 Bailey Road Oxford Oxfordshire OX4 3HY</text:p>
          </table:table-cell>
          <table:table-cell office:value-type="string" table:style-name="ce5">
            <text:p><text:s text:c="2"/>Mr Mazhar Kamal Dogar<text:s/></text:p>
          </table:table-cell>
          <table:table-cell office:value-type="string" table:style-name="ce1">
            <text:p><text:s text:c="2"/>1 Hillsborough Road Oxford OX4 3SL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52 Headley Way Oxford Oxfordshire OX3 7S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Leopold Street Oxford Oxfordshire OX4 1P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5 Bullingdon Road Oxford Oxfordshire OX4 1Q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4 Henley Street Oxford Oxfordshire OX4 1E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2 Botley Road Oxford Oxfordshire OX2 0H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Brookfield Crescent Oxford Oxfordshire OX3 0A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2 Reliance Way Oxford Oxfordshire OX4 2F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4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A Broad Street Oxford Oxfordshire OX1 3A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8 Hugh Allen Crescent Oxford Oxfordshire OX3 0H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Bears Hedge Oxford Oxfordshire OX4 4JJ</text:p>
          </table:table-cell>
          <table:table-cell office:value-type="string" table:style-name="ce5">
            <text:p><text:s text:c="2"/>Mr Chetankumar Patel<text:s/></text:p>
          </table:table-cell>
          <table:table-cell office:value-type="string" table:style-name="ce1">
            <text:p><text:s text:c="2"/>13 Cornwallis Close Oxford Oxfordshire OX4 3NJ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5 East Street Oxford Oxfordshire OX2 0A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1 Kennedy Close Oxford Oxfordshire OX4 2U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Meyseys Close Oxford Oxfordshire OX3 7S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Ridgefield Road Oxford Oxfordshire OX4 3B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Sparsey Place Oxford Oxfordshire OX2 8N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3 Divinity Road Oxford Oxfordshire OX4 1L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2 Hurst Street Oxford Oxfordshire OX4 1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Divinity Road Oxford Oxfordshire OX4 1LH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37 Girdlestone Road Oxford Headington Oxfordshire OX3 7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6 Kelburne Road Oxford Oxfordshire OX4 3S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7 Venneit Close Oxford Oxfordshire OX1 1H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9 Dene Road Headington Oxford OX3 7J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8 Bailey Road Oxford Oxfordshire OX4 3HY</text:p>
          </table:table-cell>
          <table:table-cell office:value-type="string" table:style-name="ce5">
            <text:p><text:s text:c="2"/>Mr John Darshan<text:s/></text:p>
          </table:table-cell>
          <table:table-cell office:value-type="string" table:style-name="ce1">
            <text:p><text:s text:c="2"/>71 Boswell Road Cowley Oxford OX4 3HP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14A Walton Street Oxford Oxfordshire OX2 6A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York Road Oxford Oxfordshire OX3 8N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Boswell Road Oxford Oxfordshire OX4 3H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6 James Street Oxford Oxfordshire OX4 1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Morrell Avenue Oxford Oxfordshire OX4 1N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20 Cowley Road Oxford Oxfordshire OX4 2B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6 Mill Street Oxford Oxfordshire OX2 0AJ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aulkner And Son Lamar House 165 - 167 Botley Road Oxford Oxfordshire OX2 0P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4 Headley Way Oxford Oxfordshire OX3 7TA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4">
            <text:p>Flat 2 Lysander Court 184 Cowley Road Oxford Oxfordshire OX4 1U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7 Grays Road Oxford Oxfordshire OX3 7P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 Ridgefield Road Oxford Oxfordshire OX4 3B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Ridgefield Road Oxford Oxfordshire OX4 3B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9 Cowley Road Oxford Oxfordshire OX4 1X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Fairlie Road Oxford OX4 3S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1 34 Garsington Road Oxford Oxfordshire OX4 2L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Kenilworth Avenue Oxford Oxfordshire OX4 2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65A Kingston Road Oxford Oxfordshire OX2 6E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Pauling Road Oxford Oxfordshire OX3 8P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irst Floor Flat 103 Iffley Road Oxford Oxfordshire OX4 1E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Wharton Road Oxford Oxfordshire OX3 8A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2 Morrell Avenue Oxford Oxfordshire OX4 1N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Adelaide Street Oxford Oxfordshire OX2 6EN</text:p>
          </table:table-cell>
          <table:table-cell office:value-type="string" table:style-name="ce5">
            <text:p><text:s text:c="2"/>Mr Gordon Scott<text:s/></text:p>
          </table:table-cell>
          <table:table-cell office:value-type="string" table:style-name="ce1">
            <text:p><text:s text:c="2"/>51 Hanbury Road Dorridge Solihull West Midlands B93 8DW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5 Edgeway Road Oxford Oxfordshire OX3 0H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Southfield Road Oxford Oxfordshire OX4 1N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9 Bullingdon Road Oxford Oxfordshire OX4 1Q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9 Charles Street Oxford Oxfordshire OX4 3A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8 Crown Street Oxford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A Littlemore Road Oxford Oxfordshire OX4 3S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 Morrell Avenue Oxford Oxfordshire OX4 1N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A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1 Iffley Road Oxford OX4 1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Percy Street Oxford Oxfordshire OX4 3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8 Islip Road Oxford Oxfordshire OX2 7S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7 Cowley Road Oxford Oxfordshire OX4 2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Gipsy Lane Oxford Headington Oxfordshire OX3 7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Gordon Street Oxford Oxfordshire OX1 4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Harefields Oxford Oxfordshire OX2 8H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Howard Street Oxford Oxfordshire OX4 3A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1B Iffley Road Oxford Oxfordshire OX4 4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The Flat 40 Cowley Road Oxford Oxfordshire OX4 1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Bracegirdle Road Oxford Oxfordshire OX3 8R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3 St Mary's Road Oxford Oxfordshire OX4 1Q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Downside End Oxford Oxfordshire OX3 8J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Morris Crescent Oxford Oxfordshire OX4 3E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2 Valentia Road Oxford Oxfordshire OX3 7P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9 Harefields Oxford Oxfordshire OX2 8N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3 - 64 St Bernard's Road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9 Percy Street Oxford Oxfordshire OX4 3A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Bartlemas Road Oxford Oxfordshire OX4 1XU</text:p>
          </table:table-cell>
          <table:table-cell office:value-type="string" table:style-name="ce5">
            <text:p><text:s text:c="2"/>Dr Alvin Ross<text:s/></text:p>
          </table:table-cell>
          <table:table-cell office:value-type="string" table:style-name="ce1">
            <text:p>The Willows Water End Road Studley Green Buckinghamshire HP14 3XN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25 Fern Hill Road Oxford Oxfordshire OX4 2J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Headley Way Oxford Oxfordshire OX3 0L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Princes Street Oxford Oxfordshire OX4 1D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 Glebe Street Oxford OX4 1DQ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C New High Street Oxford Oxfordshire OX3 7A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1 Rivermead Road Oxford Oxfordshire OX4 4U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5 Milton Road Oxford Oxfordshire OX4 3E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7 Howard Street Oxford Oxfordshire OX4 3AZ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5 Ridgefield Road Oxford Oxfordshire OX4 3B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9 Stanley Road Oxford Oxfordshire OX4 1Q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Cranston Court Rose Hill Oxford Oxfordshire OX4 4H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6 Abbey Road Oxford Oxfordshire OX2 0AG</text:p>
          </table:table-cell>
          <table:table-cell office:value-type="string" table:style-name="ce5">
            <text:p>Prof Ahuvia Kahane</text:p>
          </table:table-cell>
          <table:table-cell office:value-type="string" table:style-name="ce1">
            <text:p>3 Copthall Gradens Twickenham London TW1 4HH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0 Abbey Road Oxford Oxfordshire OX2 0AE</text:p>
          </table:table-cell>
          <table:table-cell office:value-type="string" table:style-name="ce5">
            <text:p><text:s text:c="2"/>Mr Ben Wood<text:s/></text:p>
          </table:table-cell>
          <table:table-cell office:value-type="string" table:style-name="ce1">
            <text:p>14 Southmoor Road Oxford OX2 6RD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0 Ablett Close Oxford Oxfordshire OX4 1XH</text:p>
          </table:table-cell>
          <table:table-cell office:value-type="string" table:style-name="ce5">
            <text:p><text:s text:c="2"/>Miss Laily Jane Richards<text:s/></text:p>
          </table:table-cell>
          <table:table-cell office:value-type="string" table:style-name="ce1">
            <text:p><text:s text:c="2"/>143A Gloucester Road Bristol BS7 8BA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 Ablett Close Oxford Oxfordshire OX4 1XH</text:p>
          </table:table-cell>
          <table:table-cell office:value-type="string" table:style-name="ce5">
            <text:p><text:s text:c="2"/>Mrs Vivienne Angela Moaven<text:s/></text:p>
          </table:table-cell>
          <table:table-cell office:value-type="string" table:style-name="ce1">
            <text:p><text:s text:c="2"/>22 Staunton Road Headington Oxford OX3 7TW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5 Ablett Close Oxford Oxfordshire OX4 1XH</text:p>
          </table:table-cell>
          <table:table-cell office:value-type="string" table:style-name="ce5">
            <text:p><text:s text:c="2"/>Mr Peter Hudson</text:p>
          </table:table-cell>
          <table:table-cell office:value-type="string" table:style-name="ce1">
            <text:p><text:s text:c="2"/>Castlefield Stapleton Presteigne Powys LD8 2LP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7 Acland Close Oxford Oxfordshire OX3 7XE</text:p>
          </table:table-cell>
          <table:table-cell office:value-type="string" table:style-name="ce5">
            <text:p><text:s text:c="2"/>Mrs Alison Saunders<text:s/></text:p>
          </table:table-cell>
          <table:table-cell office:value-type="string" table:style-name="ce1">
            <text:p><text:s text:c="2"/>The Vicarage Parsonage Lane Hungerford RG170JB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 Acland Close Oxford Oxfordshire OX3 7XE</text:p>
          </table:table-cell>
          <table:table-cell office:value-type="string" table:style-name="ce5">
            <text:p><text:s text:c="2"/>Mrs Celia Hale<text:s/></text:p>
          </table:table-cell>
          <table:table-cell office:value-type="string" table:style-name="ce1">
            <text:p><text:s text:c="2"/>The Lodge Malborough Road Hampton Middlesex TW12 3RX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3 Alexandra Road Oxford Oxfordshire OX2 0DD</text:p>
          </table:table-cell>
          <table:table-cell office:value-type="string" table:style-name="ce5">
            <text:p><text:s text:c="2"/>Mr John Frederick Bettle<text:s/></text:p>
          </table:table-cell>
          <table:table-cell office:value-type="string" table:style-name="ce1">
            <text:p><text:s text:c="2"/>Woodend Park Road Banstead Surrey SM7 3EF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9 Argyle Street Oxford Oxfordshire OX4 1ST</text:p>
          </table:table-cell>
          <table:table-cell office:value-type="string" table:style-name="ce5">
            <text:p>Mr Geoffrey Baldwin<text:s/></text:p>
          </table:table-cell>
          <table:table-cell office:value-type="string" table:style-name="ce1">
            <text:p><text:s text:c="2"/>Purbeck Shiplake Oxon RG9 3N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2 Argyle Street Oxford OX4 1SS</text:p>
          </table:table-cell>
          <table:table-cell office:value-type="string" table:style-name="ce5">
            <text:p><text:s text:c="2"/>Mrs Gillian Muriel Lane<text:s/></text:p>
          </table:table-cell>
          <table:table-cell office:value-type="string" table:style-name="ce1">
            <text:p>Clamerkin Church Hill Calstock Cornwall PL18 9QG<text:s/>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Flat 4 Oakthorpe Mansions 205 Banbury Road Oxford Oxfordshire OX2 7HG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 Bankside Oxford Oxfordshire OX3 8LT</text:p>
          </table:table-cell>
          <table:table-cell office:value-type="string" table:style-name="ce5">
            <text:p>Dr Jane Lucia Mary Bolland<text:s/></text:p>
          </table:table-cell>
          <table:table-cell office:value-type="string" table:style-name="ce1">
            <text:p>10A Church Street Great Shelford Cambridge CB22 5EL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9 Barnet Street Oxford Oxfordshire OX4 3AN</text:p>
          </table:table-cell>
          <table:table-cell office:value-type="string" table:style-name="ce5">
            <text:p><text:s text:c="2"/>Ms Sara Hall<text:s/></text:p>
          </table:table-cell>
          <table:table-cell office:value-type="string" table:style-name="ce1">
            <text:p><text:s text:c="2"/>Plum Tree Cottage 143 The Hill Burford Oxfordshire OX18 4RE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4 Bartlemas Road Oxford Oxfordshire OX4 1XX</text:p>
          </table:table-cell>
          <table:table-cell office:value-type="string" table:style-name="ce5">
            <text:p>Mrs Alison Wilson<text:s/></text:p>
          </table:table-cell>
          <table:table-cell office:value-type="string" table:style-name="ce1">
            <text:p><text:s text:c="2"/>Conchiglia Thrupp Lane Radley Abingdon OX14 3NG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5 Bath Street Oxford Oxfordshire OX4 1AY</text:p>
          </table:table-cell>
          <table:table-cell office:value-type="string" table:style-name="ce5">
            <text:p>Dr Anika Singanyagam<text:s/></text:p>
          </table:table-cell>
          <table:table-cell office:value-type="string" table:style-name="ce1">
            <text:p><text:s text:c="2"/>14 Chester Avenue Rochdale Lancs OL11 5LY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1 Bedford Street Oxford Oxfordshire OX4 1SU</text:p>
          </table:table-cell>
          <table:table-cell office:value-type="string" table:style-name="ce5">
            <text:p>Mrs Philippa Evans<text:s/></text:p>
          </table:table-cell>
          <table:table-cell office:value-type="string" table:style-name="ce1">
            <text:p>Court Vale Church Lane Hambledon Surrey GU8 4DS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2 Beechey Avenue Oxford Marston Oxfordshire OX3 0JU</text:p>
          </table:table-cell>
          <table:table-cell office:value-type="string" table:style-name="ce5">
            <text:p><text:s text:c="2"/>Dr Davinder Dosanjh<text:s/></text:p>
          </table:table-cell>
          <table:table-cell office:value-type="string" table:style-name="ce1">
            <text:p><text:s text:c="2"/>40 Ryland Road Edgbaston Birmingham B15 2BN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12 Beechey Avenue Oxford Marston Oxfordshire OX3 0JU/18 Benson Road Oxford Oxfordshire OX3 7EH</text:p>
          </table:table-cell>
          <table:table-cell office:value-type="string" table:style-name="ce5">
            <text:p><text:s text:c="2"/>Mrs Nasreen Rich<text:s/></text:p>
          </table:table-cell>
          <table:table-cell office:value-type="string" table:style-name="ce1">
            <text:p><text:s text:c="2"/>Richmond 8C Ox Drove Picket Piece Andover Hampshire SP11 6N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6 Binsey Lane Oxford Oxfordshire OX2 0E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4 92 Botley Road Oxford Oxfordshire OX2 0B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Boulter Street Oxford Oxfordshire OX4 1A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Bridge Street Oxford Oxfordshire OX2 0BA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 Broadhead Place Oxford Oxfordshire OX3 9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Buckingham Street Oxford Oxfordshire OX1 4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7 Buckingham Street Oxford Oxfordshire OX1 4L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5 Bullingdon Road Oxford Oxfordshire OX4 1Q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4 Bullingdon Road Oxford Oxfordshire OX4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8 Bullingdon Road Oxford Oxfordshire OX4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Campbell Road Oxford Oxfordshire OX4 3P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Canal Street Oxford Oxfordshire OX2 6B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Catherine Street Oxford Oxfordshire OX4 3A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Wilson Place Cave Street Oxford Oxfordshire OX4 1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Charles Street Oxford Oxfordshire OX4 3A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Cherwell Drive Oxford Oxfordshire OX3 0N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Cherwell Street Oxford Oxfordshire OX4 1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2 Cherwell Street Oxford Oxfordshire OX4 1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A Chillingworth Crescent Oxford Oxfordshire OX3 8R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Church Cowley Road Oxford Oxfordshire OX4 3J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Coolidge Close Oxford Oxfordshire OX3 7N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7A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1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H 217 Cowley Road Oxford Oxfordshire OX4 1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2 Cowley Road Oxford Oxfor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4 Cowley Road Oxford Oxfordshire OX4 2A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1 Cowley Road Oxford Oxfordshire OX4 1H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Cranham Terrace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Cranham Terrace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Cranham Terrace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Cranham Terrace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Cranham Terrace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2 Cricket Road Oxford OX4 3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Cross Street Oxford Oxfordshire OX4 1B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Crotch Crescent Oxford Oxfordshire OX3 0J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Crotch Crescent Oxford Oxfordshire OX3 0J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Crowell Road Oxford Oxfordshire OX4 3L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Crown Street Oxford Oxfordshire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Crown Street Oxford Oxfordshire OX4 1Q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Cummings Close Oxford Oxfordshire OX3 8N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Demesne Furze Oxford Oxfordshire OX3 7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7 Demesne Furze Oxford Oxfordshire OX3 7X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Dene Road Oxford Oxfordshire OX3 7EE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7 Monard Terrace Denmark Street Oxford Oxfordshire OX4 1QR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6 Monard Terrace Denmark Street Oxford Oxfordshire OX4 1QR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2 Monard Terrace Denmark Street Oxford Oxfordshire OX4 1QR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1 Monard Terrace Denmark Street Oxford Oxfordshire OX4 1QR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4 Monard Terrace Denmark Street Oxford Oxfordshire OX4 1QR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3 Monard Terrace Denmark Street Oxford Oxfordshire OX4 1Q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6 Divinity Road Oxford Oxfordshire OX4 1L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0 Divinity Road Oxford Oxfordshire OX4 1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8 Divinity Road Oxford Oxfordshire OX4 1L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1 Divinity Road Oxford Oxfordshire OX4 1L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Divinity Road Oxford Oxfordshire OX4 1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6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6 Divinity Road Oxford Oxfordshire OX4 1L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Drove Acre Road Oxford Oxfordshire OX4 3D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Dudgeon Drive Oxford Oxfordshire OX4 4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9 East Avenue Oxford Oxfordshire OX4 1X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6 East Avenue Oxford Oxfordshire OX4 1X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2 East Avenue Oxford Oxfordshire OX4 1X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East Avenue Oxford Oxfordshire OX4 1X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Edgeway Road Oxford Oxfordshire OX3 0H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0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2 Essex Street Oxford Oxfordshire OX4 3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3 Fairacres Road Oxford Oxfordshire OX4 1T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 Fairacres Road Oxford Oxfordshire OX4 1T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Ferry Hinksey Road Oxford Oxfordshire OX2 0B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Ferry Road Oxford Oxfordshire OX3 0E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A Fletcher Road Oxford Oxfordshire OX4 2U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Fletcher Road Oxford Oxfordshire OX4 2U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Franklin Road Oxford Oxfordshire OX3 7S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B Gardiner Street Oxford Oxfordshire OX3 7A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Gipsy Lane Oxford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9 Gipsy Lane Oxford Headington Oxfordshire OX3 7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Girdlestone Close Oxford Oxfordshire OX3 7N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Girdlestone Close Oxford Oxfordshire OX3 7N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Girdlestone Close Oxford Oxfordshire OX3 7N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Girdlestone Close Oxford Oxfordshire OX3 7N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Girdlestone Close Oxford Oxfordshire OX3 7N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Girdlestone Close Oxford Oxfordshire OX3 7NS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54 Girdlestone Road Oxford Headington Oxfordshire OX3 7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6 Gladstone Road Headington Oxford OX3 8L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Mansion Mews Glanville Road Oxford Oxfordshire OX4 2S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Glebe Street Oxford Oxfordshire OX4 1D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Gordon Street Oxford Oxfordshire OX1 4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Grays Road Oxford Oxfordshire OX3 7Q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4 Great Clarendon Street Oxford Oxfordshire OX2 6A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Great Clarendon Street Oxford Oxfordshire OX2 6A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Green Place Oxford Oxfordshire OX1 4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Green Road Oxford Oxfordshire OX3 8J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A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B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Harpes Road Oxford Oxfordshire OX2 7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Harpsichord Place Oxford Oxfordshire OX4 1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Harpsichord Place Oxford OX4 1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0 Headley Way Oxford Oxfordshire OX3 7T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2 Headley Way Oxford Oxfordshire OX3 7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Headley Way Oxford Oxfordshire OX3 0L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Headley Way Oxford Oxfordshire OX3 0L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4 Headley Way Oxford Oxfordshire OX3 7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6 Hendred Street Oxford Oxfordshire OX4 2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Hendred Street Oxford Oxfordshire OX4 2E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 Hill View Road Oxford Oxfordshire OX2 0B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4 Hill View Road Oxford Oxfordshire OX2 0B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Hobson Road Oxford Oxfordshire OX2 7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Hobson Road Oxford Oxfordshire OX2 7J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9 Hollow Way Oxford Oxfordshire OX4 2N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8 Howard Street Oxford Oxfordshire OX4 3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3 Howard Street Oxford Oxfordshire OX4 3A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1 Howard Street Oxford Oxfordshire OX4 3A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Howard Street Oxford Oxfordshire OX4 3A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3 Howard Street Oxford Oxfordshire OX4 3A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3 Howard Street Oxford Oxfordshire OX4 3A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8 Howard Street Oxford OX4 3B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Howard Street Oxford Oxfordshire OX4 3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Hugh Allen Crescent Oxford Oxfordshire OX3 0H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7 Hurst Street Oxford Oxfordshire OX4 1H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Hurst Street Oxford Oxfordshire OX4 1H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Hurst Street Oxford Oxfordshire OX4 1H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Hurst Street Oxford Oxfordshire OX4 1E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3 Iffley Road Oxford Oxfordshire OX4 1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2 Iffley Road Oxford Oxfordshire OX4 1S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1 Iffley Road Oxford Oxfordshire OX4 1E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James Street Oxford Oxfordshire OX4 1E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E 7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E 9 Jeune Street Oxford Oxfordshire OX4 1B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John Snow Place Oxford Oxfordshire OX3 8B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3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7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6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0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9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0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4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1 Juxon House Juxon Street Oxford Oxfordshire OX2 6D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 Juxon Street Oxford Oxfordshire OX2 6DJ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18 Juxon House Juxon Street Oxford Oxfordshire OX2 6D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5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6 Juxon House Juxon Street Oxford Oxfordshire OX2 6D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12 Juxon House Juxon Street Oxford Oxfordshire OX2 6D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Wharf House Juxon Street Oxford Oxfordshire OX2 6D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4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Juxon Street Oxford Oxfordshire OX2 6D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Kenilworth Avenue Oxford Oxfordshire OX4 2A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Kenilworth Avenue Oxford Oxfordshire OX4 2A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Kennett Road Oxford Headington Oxfordshire OX3 7B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0 Kennett Road Oxford Headington Oxfordshire OX3 7B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Kennett Road Oxford Headington Oxfordshire OX3 7B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Kingston Road Oxford Oxfordshire OX2 6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Kingston Road Oxford Oxfordshire OX2 6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9A Kingston Road Oxford OX2 6R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8 Kingston Road Oxford Oxfordshire OX2 6R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A Kingston Road Oxford Oxfordshire OX2 6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9B Kingston Road Oxford Oxfordshire OX2 6R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Kirby Place Oxford Oxfordshire OX4 2R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Kirby Place Oxford Cowley Oxfordshire OX4 2R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Kirby Place Oxford Cowley Oxfordshire OX4 2R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Kirby Place Oxford Cowley Oxfordshire OX4 2R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Kirby Place Oxford Oxfordshire OX4 2R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Kirby Place Oxford Oxfordshire OX4 2R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Lamarsh Road Oxford Oxfordshire OX2 0L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Langley Close Headington Oxford OX3 7D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Leander Way Oxford Oxfordshire OX1 4X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Leopold Street Oxford Oxfordshire OX4 1P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Leopold Street Oxford Oxfordshire OX4 1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5 Lime Walk Oxford Oxfordshire OX3 7A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4 Lime Walk Oxford Oxfordshire OX3 7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Lime Walk Oxford Oxfordshire OX3 7A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Lime Walk Oxford Oxfordshire OX3 7A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Littlehay Road Oxford Oxfordshire OX4 3E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London Place Oxford Oxfordshire OX4 1B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Dorset House 44 - 60 London Road Headington Oxford Oxfordshire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Beech House 36 - 40 London Road Headington Oxford Oxfordshire OX3 7P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4 London Road Headington Oxford Oxfordshire OX3 9E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Lyndworth Mews Oxford Oxfordshire OX3 9H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Lyndworth Mews Oxford Oxfordshire OX3 9H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1 Magdalen Road Oxford Oxfordshire OX4 1R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6 Marlborough Road Oxford Oxfordshire OX1 4L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Marsh Lane Oxford Oxfordshire OX3 0N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Marsh Lane Oxford Headington Oxfordshire OX3 0N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8 Marston Road Oxford Oxfordshire OX3 0J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Massey Close Oxford Oxfordshire OX3 7N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Meadow Lane Oxford Oxfordshire OX4 1T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Mileway Gardens Oxford Oxfordshire OX3 7X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2 Mill Street Oxford Oxfordshire OX2 0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Milne Place Oxford Oxfordshire OX3 9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Monmouth Road Oxford Oxfordshire OX1 4T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Monmouth Road Oxford Oxfordshire OX1 4T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0 Morrell Avenue Oxford Oxfordshire OX4 1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4 Morrell Avenue Oxford Oxfordshire OX4 1L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4 Morrell Avenue Oxford Oxfordshire OX4 1L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9 Morrell Avenue Oxford Oxfordshire OX4 1N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7 Morrell Avenue Oxford Oxfordshire OX4 1N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4 Morrell Avenue Oxford Oxfordshire OX4 1N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Morrell Avenue Oxford Oxfordshire OX4 1N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1 Morrell Avenue Oxford Oxfordshire OX4 1N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7 Morrell Avenue Oxford Oxfordshire OX4 1N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New Cross Road Oxford Oxfordshire OX3 8L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New High Street Oxford Oxfordshire OX3 7AJ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2 Woodman Villas New High Street Oxford Oxfordshire OX3 7A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B New High Street Oxford Oxfordshire OX3 7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3 New High Street Oxford Oxfordshire OX3 7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Newton Road Oxford Oxfordshire OX1 4P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Nicholson Road Oxford Oxfordshire OX3 0H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A Northfield Road Oxford Oxfordshire OX3 9E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8 Nuffield Road Oxford Oxfordshire OX3 8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The Flat 15-17 Old Marston Road Oxford Oxfordshire OX3 0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Old Marston Road Oxford Oxfordshire OX3 0J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7 Old Road Headington Oxford Oxfordshire OX3 8S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9 Old Road Headington Oxford Oxfordshire OX3 8S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Old Road Headington Oxford Oxfordshire OX3 7J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5 Old Road Headington Oxford Oxfordshire OX3 8S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1 91 Old Road Headington Oxford Oxfordshire OX3 8S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1 Oxford Road Cowley Oxford Oxfordshire OX4 2E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 Peat Moors Oxford Oxfordshire OX3 7H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9 Percy Street Oxford Oxfordshire OX4 3A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Percy Street Oxford Oxfordshire OX4 3A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6 Percy Street Oxford Oxfordshire OX4 3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9 Percy Street Oxford Oxfordshire OX4 3A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0A Percy Street Oxford Oxfordshire OX4 3A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Perrin Street Oxford Oxfordshire OX3 7A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Pickett Avenue Oxford Oxfordshire OX3 8R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Piper Street Oxford Headington Oxfordshire OX3 7A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Quarry High Street Oxford Oxfordshire OX3 8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Quarry Road Oxford Oxfordshire OX3 8N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 Randolph Street Oxford Oxfordshire OX4 1X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Randolph Street Oxford Oxfordshire OX4 1X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Rectory Road Oxford Oxfordshire OX4 1B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Rede Close Oxford Oxfordshire OX3 8P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Regent Street Oxford Oxfordshire OX4 1Q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3 Reliance Way Oxford Oxfordshire OX4 2F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9 Reliance Way Oxford Oxfordshire OX4 2F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Reliance Way Oxford Oxfordshire OX4 2F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6 Reliance Way Oxford Oxfordshire OX4 2F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Reliance Way Oxford Oxfordshire OX4 2F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Rewley Road Oxford Oxfordshire OX1 2R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0 Rewley Road Oxford Oxfordshire OX1 2R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Rickyard Close Oxford Oxfordshire OX1 2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Ridgefield Road Oxford Oxfordshire OX4 3B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Rippington Drive Oxford Oxfordshire OX3 0R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Cranston Court Rose Hill Oxford Oxfordshire OX4 4H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 Rowland Close Oxford Oxfordshire OX2 8P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Balliol Court Rutherway Oxford Oxfordshire OX2 6Q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 Shelford Place Oxford Oxfordshire OX3 7N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Skene Close Oxford Oxfordshire OX3 7X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Southfield Road Oxford Oxfordshire OX4 1N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6 Southfield Road Oxford Oxfordshire OX4 1P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1 Southmoor Road Oxford Oxfordshire OX2 6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7 Southmoor Road Oxford Oxfordshire OX2 6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St Leonard's Road Oxford Oxfordshire OX3 8A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8 St Leonard's Road Oxford Oxfordshire OX3 8A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07 St Mary's Road Oxford Oxfordshire OX4 1Q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Stable Close Oxford Oxfordshire OX1 2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Stable Close Oxford Oxfordshire OX1 2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Stockleys Road Oxford Oxfordshire OX3 9R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8 Stockmore Street Oxford OX4 1J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Temple Street Oxford Oxfordshire OX4 1J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Thames Street Oxford Oxfordshire OX1 1TS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Titup Hall Drive Oxford Oxfordshire OX3 8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Valentia Road Oxford Oxfordshire OX3 7P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Valentia Road Oxford Oxfordshire OX3 7P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2A Valentia Road Oxford Oxfordshire OX3 7P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8 Valentia Road Oxford Oxfordshire OX3 7P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6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Venneit Close Oxford Oxfordshire OX1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5 Venneit Close Oxford Oxfordshire OX1 1H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Walton Crescent Oxford Oxfordshire OX1 2J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5B Walton Street Oxford Oxfordshire OX2 6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5A Walton Street Oxford Oxfordshire OX2 6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7 Walton Street Oxford Oxfordshire OX2 6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3B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B Walton Well Road Oxford Oxfordshire OX2 6E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24 Furnace House Eagle Works Walton Well Road Oxford Oxfordshire OX2 6GF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30 Furnace House Eagle Works Walton Well Road Oxford Oxfordshire OX2 6G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0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A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A 37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Walton Well Road Oxford Oxfordshire OX2 6E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36 Furnace House Eagle Works Walton Well Road Oxford Oxfordshire OX2 6G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B Walton Well Road Oxford Oxfordshire OX2 6E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9 Fettler's House Eagle Works Walton Well Road Oxford Oxfordshire OX2 6GE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Basement And Ground Floor Maisonette 20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9A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6B Walton Well Road Oxford Oxfordshire OX2 6E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3 Fettler's House Eagle Works Walton Well Road Oxford Oxfordshire OX2 6G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Walton Well Road Oxford Oxfordshire OX2 6E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14 Fettler's House Eagle Works Walton Well Road Oxford Oxfordshire OX2 6G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A Walton Well Road Oxford Oxfordshire OX2 6ED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Flat 5 Fettler's House Eagle Works Walton Well Road Oxford Oxfordshire OX2 6G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Flat B 37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1B Walton Well Road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Warneford Road Oxford Oxfordshire OX4 1L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Warneford Road Oxford Oxfordshire OX4 1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Warneford Road Oxford Oxfordshire OX4 1L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Weirs Lane Oxford Oxfordshire OX1 4U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4 Weldon Road Oxford Oxfordshire OX3 0HP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Western Road Oxford Oxfordshire OX1 4L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B Western Road Oxford Oxfordshire OX1 4L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3 Wharton Road Oxford Oxfordshire OX3 8A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2 Wharton Road Oxford Oxfordshire OX3 8A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 White Road Oxford Oxfordshire OX4 2J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1 Wilkins Road Oxford Oxfordshire OX4 2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William Kimber Crescent Oxford Oxfordshire OX3 8L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5 Windmill Road Oxford Oxfordshire OX3 7DW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0 Windmill Road Oxford Oxfordshire OX3 7B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9 Wood Farm Road Oxford Oxfordshire OX3 8P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Wytham Street Oxford Oxfordshire OX1 4S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York Place Oxford Oxfordshire OX4 1Y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York Road Oxford Oxfordshire OX3 8N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York Road Oxford Oxfordshire OX3 8N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54 Wharton Road Oxford Headington Oxfordshire OX3 8A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10-212 Iffley Road Oxford OX4 1E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Parker Street Oxford Oxfordshire OX4 1T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Horwood Close Oxford Headington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3 Walton Well Road Oxford Oxfordshire OX2 6E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00/102 Abingdon Road Oxford Oxfordshire OX1 4PX</text:p>
          </table:table-cell>
          <table:table-cell office:value-type="string" table:style-name="ce5">
            <text:p><text:s text:c="2"/>Mr Richard Hunt<text:s/></text:p>
          </table:table-cell>
          <table:table-cell office:value-type="string" table:style-name="ce1">
            <text:p>3 Church Farm Barns Holton Oxford OX33 1PR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3 Regent Street Oxford Oxfordshire OX4 1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 Bartlemas Road Oxford Oxfordshire OX4 1X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9 Fairacres Road Oxford Oxfordshire OX4 1TH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 Botley Road Oxford OX2 0A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St Mary's Road Oxford Oxfordshire OX4 1PY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2 Bartlemas Road Oxford Oxfordshire OX4 1XX</text:p>
          </table:table-cell>
          <table:table-cell office:value-type="string" table:style-name="ce5">
            <text:p>Mr Anthony Charles Joseph Barnby<text:s/></text:p>
          </table:table-cell>
          <table:table-cell office:value-type="string" table:style-name="ce1">
            <text:p><text:s text:c="2"/>Markstone Woodland Avenue Cranleigh Surrey GU6 7HU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9 Ferry Road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Headley Way Oxford Oxfordshire OX3 0L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7B St Clements Street Oxford Oxfordshire OX4 1A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Second Floor 158 Cowley Road Oxford Oxfordshire OX4 1U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0 Regent Street Oxford Oxfordshire OX4 1Q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5 Westlands Drive Oxford Oxfordshire OX3 9Q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0 Tyndale Road Oxford Oxfordshire OX4 1JL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 Regent Street Oxford OX4 1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Warneford Road Oxford OX4 1L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 Cranston Court Rose Hill Oxford Oxfordshire OX4 4H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2 London Place Oxford Oxfordshire OX4 1B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 James Street Oxford Oxfordshire OX4 1ET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Flat 3 92 Botley Road Oxford Oxfordshire OX2 0BW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40 Kingston Road Oxford Oxfordshire OX2 6RP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60A Lime Walk Oxford Oxfordshire OX3 7A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 Western Road Oxford Oxfordshire OX1 4L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4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5 Southfield Road Oxford Oxfordshire OX4 1N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Valentia Road Oxford Oxfordshire OX3 7PN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Juxon Street Oxford Oxfordshire OX2 6D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 Walton Well Road Oxford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 Nuffield Road Oxford Oxfordshire OX3 8R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Horwood Close Oxford Oxfordshire OX3 7R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Kingston Road Oxford Oxfordshire OX2 6E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1 Harcourt Terrace Oxford Oxfordshire OX3 7QF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3 Howard Street Oxford Oxfordshire OX4 3A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9 James Street Oxford Oxfordshire OX4 1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02 Cowley Road Oxford Oxfordshire OX4 1U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 Cowley Road Oxford Oxfordshire OX4 1H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2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 Quarry Hollow Oxford Oxfordshire OX3 8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Top Flat 116 Southmoor Road Oxford Oxfordshire OX2 6RB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7 Iffley Road Oxford OX4 1E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84 Iffley Road Oxford Oxfordshire OX4 1S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A William Street Oxford Oxfordshire OX3 0E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1 Iffley Road Oxford OX4 1E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4 Trafford Road Oxford Headington Oxfordshire OX3 8B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3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 Stanley Road Oxford Oxfordshire OX4 1Q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Bullingdon Road Oxford Oxfordshire OX4 1QL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78 Headley Way Oxford Oxfordshire OX3 7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92 Headley Way Oxford Oxfordshire OX3 7T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57 Iffley Road Oxford Oxfordshire OX4 1S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0 Bullingdon Road Oxford Oxfordshire OX4 1Q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6 Divinity Road Oxford Oxfordshire OX4 1LJ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46 Marston Street Oxford Oxfordshire OX4 1J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 Tyler Row Glanville Road Oxford Oxfordshire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 Burchester Avenue Oxford Oxfordshire OX3 9NA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3 Henry Road Oxford Oxfordshire OX2 0DG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80 Chilswell Road Oxford Oxfordshire OX1 4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7 Old Road Headington Oxford Oxfordshire OX3 7JY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2 James Street Oxford Oxfordshire OX4 1ET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78 Chilswell Road Oxford Oxfordshire OX1 4PU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1 Warwick Street Oxford Oxfordshire OX4 1SZ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5 Fairacres Road Oxford Oxfordshire OX4 1TQ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22 Old Road Headington Oxford Oxfordshire OX3 8S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51 Rectory Road Oxford Oxfordshire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Juxon Street Oxford Oxfordshire OX2 6DJ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80 St Mary's Road Oxford Oxfordshire OX4 1QD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15 Lake Street Oxford Oxfordshire OX1 4R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7 Regent Street Oxford Oxfordshire OX4 1Q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 Green Street Oxford Oxfordshire OX4 1Y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Kenilworth Avenue Oxford Oxfordshire OX4 2A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6 Reliance Way Oxford Oxfordshire OX4 2FU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3 Walton Street Oxford Oxfordshire OX2 6EB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2 Abingdon Road Oxford Oxfordshire OX1 4SP</text:p>
          </table:table-cell>
          <table:table-cell office:value-type="string" table:style-name="ce5">
            <text:p><text:s text:c="2"/>Ms Katharine Mary Harborne<text:s/></text:p>
          </table:table-cell>
          <table:table-cell office:value-type="string" table:style-name="ce1">
            <text:p><text:s text:c="2"/>25 Ferrymoor Ham Richmond Surrey TW10 7SD<text:s/>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40 Bartlemas Road Oxford Oxfordshire OX4 1XX</text:p>
          </table:table-cell>
          <table:table-cell office:value-type="string" table:style-name="ce5">
            <text:p><text:s text:c="2"/>Mrs Katherine Diana Howorth<text:s/></text:p>
          </table:table-cell>
          <table:table-cell office:value-type="string" table:style-name="ce1">
            <text:p>Cherwell Farm Chipping Norton Road Little Tew CHIPPING NORTON OX7 4JL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18 Horwood Close Oxford Headington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37 Regent Street Oxford Oxfordshire OX4 1QX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96 St Clements Street Oxford Oxfordshire OX4 1AR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43 Jeune Street Oxford Oxfordshire OX4 1BN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7 Horwood Close Oxford Oxfordshire OX3 7RF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4">
            <text:p>24 Regent Street Oxford Oxfordshire OX4 1QX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Walton Well Road Oxford Oxfordshire OX2 6ED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1 Divinity Road Oxford Oxfordshire OX4 1L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3 Circus Street Oxford Oxfordshire OX4 1JR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65 Oliver Road Oxford Oxfordshire OX4 2JH</text:p>
          </table:table-cell>
          <table:table-cell table:style-name="ce5"/>
          <table:table-cell table:number-columns-repeated="16382"/>
        </table:table-row>
        <table:table-row table:style-name="ro3">
          <table:table-cell office:value-type="string" table:style-name="ce4">
            <text:p>154 Headley Way Oxford Oxfordshire OX3 7SZ</text:p>
          </table:table-cell>
          <table:table-cell table:style-name="ce5"/>
          <table:table-cell table:number-columns-repeated="16382"/>
        </table:table-row>
        <table:table-row table:number-rows-repeated="1045338" table:style-name="ro3">
          <table:table-cell/>
          <table:table-cell table:style-name="ce5"/>
          <table:table-cell table:number-columns-repeated="16382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UnaIsabel</meta:initial-creator>
    <dc:creator>UnaIsabel</dc:creator>
    <meta:creation-date>2018-07-18T07:35:58Z</meta:creation-date>
    <dc:date>2018-07-18T15:51:24Z</dc:date>
  </office:meta>
</office:document-meta>
</file>